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tistr</text:h>
      <text:h text:outline-level="2" text:style-name="Heading_2" text:is-list-header="true">Table structure for table master</text:h>
      <table:table table:name="master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emp_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p_name</text:p>
          </table:table-cell>
          <table:table-cell office:value-type="string">
            <text:p>varchar(25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_job</text:p>
          </table:table-cell>
          <table:table-cell office:value-type="string">
            <text:p>varchar(5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_agency</text:p>
          </table:table-cell>
          <table:table-cell office:value-type="string">
            <text:p>varchar(1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_contact</text:p>
          </table:table-cell>
          <table:table-cell office:value-type="string">
            <text:p>varchar(3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emp_email</text:p>
          </table:table-cell>
          <table:table-cell office:value-type="string">
            <text:p>varchar(100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master</text:h>
      <table:table table:name="master_structure">
        <table:table-column table:number-columns-repeated="14"/>
        <table:table-row>
          <table:table-cell office:value-type="string">
            <text:p>emp_id</text:p>
          </table:table-cell>
          <table:table-cell office:value-type="string">
            <text:p>emp_name</text:p>
          </table:table-cell>
          <table:table-cell office:value-type="string">
            <text:p>emp_job</text:p>
          </table:table-cell>
          <table:table-cell office:value-type="string">
            <text:p>emp_agency</text:p>
          </table:table-cell>
          <table:table-cell office:value-type="string">
            <text:p>emp_contact</text:p>
          </table:table-cell>
          <table:table-cell office:value-type="string">
            <text:p>emp_email</text:p>
          </table:table-cell>
          <table:table-cell office:value-type="string">
            <text:p>ep_number</text:p>
          </table:table-cell>
          <table:table-cell office:value-type="string">
            <text:p>emp_id</text:p>
          </table:table-cell>
          <table:table-cell office:value-type="string">
            <text:p>ep_name</text:p>
          </table:table-cell>
          <table:table-cell office:value-type="string">
            <text:p>pbc_number</text:p>
          </table:table-cell>
          <table:table-cell office:value-type="string">
            <text:p>emp_id</text:p>
          </table:table-cell>
          <table:table-cell office:value-type="string">
            <text:p>pbc_title</text:p>
          </table:table-cell>
          <table:table-cell office:value-type="string">
            <text:p>pbc_institute</text:p>
          </table:table-cell>
          <table:table-cell office:value-type="string">
            <text:p>pbc_position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66">
            <text:p>366</text:p>
          </table:table-cell>
          <table:table-cell office:value-type="string">
            <text:p>250018</text:p>
          </table:table-cell>
          <table:table-cell office:value-type="string">
            <text:p>นโยบายและแนวคิดการบริหาร HR เชิงกลยุทธ์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67">
            <text:p>367</text:p>
          </table:table-cell>
          <table:table-cell office:value-type="string">
            <text:p>250018</text:p>
          </table:table-cell>
          <table:table-cell office:value-type="string">
            <text:p>การวัดและประเมินผลงานประจำปีแบบ KPI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68">
            <text:p>368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เป็นมาตรฐา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69">
            <text:p>369</text:p>
          </table:table-cell>
          <table:table-cell office:value-type="string">
            <text:p>250018</text:p>
          </table:table-cell>
          <table:table-cell office:value-type="string">
            <text:p>เทคนิคการกำหนดตัวชี้วัดการทำงาน/เป้าหมาย/น้ำหนัก/คะแน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0">
            <text:p>37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1">
            <text:p>371</text:p>
          </table:table-cell>
          <table:table-cell office:value-type="string">
            <text:p>250018</text:p>
          </table:table-cell>
          <table:table-cell office:value-type="string">
            <text:p>เครื่องมือเทคนิคการประเมินสมรรถนะ (Competency Assessment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2">
            <text:p>372</text:p>
          </table:table-cell>
          <table:table-cell office:value-type="string">
            <text:p>250018</text:p>
          </table:table-cell>
          <table:table-cell office:value-type="string">
            <text:p>Career Development &amp; Succession plan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3">
            <text:p>373</text:p>
          </table:table-cell>
          <table:table-cell office:value-type="string">
            <text:p>250018</text:p>
          </table:table-cell>
          <table:table-cell office:value-type="string">
            <text:p>ค่านิยมและวัฒนธรรมองค์กร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4">
            <text:p>374</text:p>
          </table:table-cell>
          <table:table-cell office:value-type="string">
            <text:p>250018</text:p>
          </table:table-cell>
          <table:table-cell office:value-type="string">
            <text:p>ระบบการพัฒนาบุคคลากร วว. บนฐาน Competency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5">
            <text:p>375</text:p>
          </table:table-cell>
          <table:table-cell office:value-type="string">
            <text:p>250018</text:p>
          </table:table-cell>
          <table:table-cell office:value-type="string">
            <text:p>ปฐมนิเทศพนักงานใหม่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6">
            <text:p>376</text:p>
          </table:table-cell>
          <table:table-cell office:value-type="string">
            <text:p>250018</text:p>
          </table:table-cell>
          <table:table-cell office:value-type="string">
            <text:p>เทคนิคการจัดทำแผนพัฒนาบุคคล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7">
            <text:p>377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PMS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8">
            <text:p>378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Online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79">
            <text:p>379</text:p>
          </table:table-cell>
          <table:table-cell office:value-type="string">
            <text:p>250018</text:p>
          </table:table-cell>
          <table:table-cell office:value-type="string">
            <text:p>การทำแผน HR เชิงกลยุทธ์</text:p>
          </table:table-cell>
          <table:table-cell office:value-type="string">
            <text:p>สมาคมการบริหารจัดการทรัพยากรบุคคลรัฐวิสาหกิจ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0">
            <text:p>38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1">
            <text:p>381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2">
            <text:p>382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3">
            <text:p>383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(Competency Assessment)</text:p>
          </table:table-cell>
          <table:table-cell office:value-type="string">
            <text:p>โรงพยาบาลธรรมศาสตร์เฉลิมพระเกียรติ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4">
            <text:p>384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  อบรมบุคคลภายนอก ณ KU HOME มีผู้เข้ารับการอบรมจากภาครัฐ/เอกชน จำนวนกว่า 30 องค์กร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5">
            <text:p>385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)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6">
            <text:p>386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) อบรมบุคคลภายนอก ณ KU HOME มีผู้เข้ารับการอบรมจากภาครัฐ/เอกชน จำนวนกว่า 30 องค์กร 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7">
            <text:p>387</text:p>
          </table:table-cell>
          <table:table-cell office:value-type="string">
            <text:p>250018</text:p>
          </table:table-cell>
          <table:table-cell office:value-type="string">
            <text:p>การจัดทำแผนพัฒนารายบุคคล (IDP) อบรมบุคคลภายนอก ณ KU HOME มีผู้เข้ารับการอบรมจากภาครัฐ/เอกชน จำนวนกว่า 30 องค์กร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8">
            <text:p>388</text:p>
          </table:table-cell>
          <table:table-cell office:value-type="string">
            <text:p>250018</text:p>
          </table:table-cell>
          <table:table-cell office:value-type="string">
            <text:p>BSC / KPI เชิงสัมฤทธิ์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89">
            <text:p>389</text:p>
          </table:table-cell>
          <table:table-cell office:value-type="string">
            <text:p>250018</text:p>
          </table:table-cell>
          <table:table-cell office:value-type="string">
            <text:p>การเตรียมความพร้อมสำหรับฝึกงาน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0">
            <text:p>390</text:p>
          </table:table-cell>
          <table:table-cell office:value-type="string">
            <text:p>250018</text:p>
          </table:table-cell>
          <table:table-cell office:value-type="string">
            <text:p>ระบบการสรรหาคัดเลือก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1">
            <text:p>391</text:p>
          </table:table-cell>
          <table:table-cell office:value-type="string">
            <text:p>250018</text:p>
          </table:table-cell>
          <table:table-cell office:value-type="string">
            <text:p>ความรู้เรื่ององค์กร/ สถานประกอบการ (Corporate Grooming)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2">
            <text:p>392</text:p>
          </table:table-cell>
          <table:table-cell office:value-type="string">
            <text:p>250018</text:p>
          </table:table-cell>
          <table:table-cell office:value-type="string">
            <text:p>เทคนิคการเขียน Resume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3">
            <text:p>393</text:p>
          </table:table-cell>
          <table:table-cell office:value-type="string">
            <text:p>250018</text:p>
          </table:table-cell>
          <table:table-cell office:value-type="string">
            <text:p>เทคนิคการให้สัมภาษณ์งานให้โดนใจ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4">
            <text:p>394</text:p>
          </table:table-cell>
          <table:table-cell office:value-type="string">
            <text:p>250018</text:p>
          </table:table-cell>
          <table:table-cell office:value-type="string">
            <text:p>1. ความรู้เรื่ององค์กร/สถานประกอบการ (Corporate Grooming)</text:p>
          </table:table-cell>
          <table:table-cell office:value-type="string">
            <text:p>2. เทคนิคการเขียน Resume 3. เทคนิคการให้สัมภาษณ์งานให้โดนใจ 4. ระบบการสรรหาคัดเลือก</text:p>
          </table:table-cell>
          <table:table-cell office:value-type="string">
            <text:p>มหาวิทยาลัยราชภัฏสวนดุสิต (วิทยาการจัดการ)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5">
            <text:p>395</text:p>
          </table:table-cell>
          <table:table-cell office:value-type="string">
            <text:p>250018</text:p>
          </table:table-cell>
          <table:table-cell office:value-type="string">
            <text:p>เทคนิคการสรรหาคนเก่งให้องค์กร</text:p>
          </table:table-cell>
          <table:table-cell office:value-type="string">
            <text:p>มหาวิทยาลัยอีสเทิร์นเอเซีย (EAU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6">
            <text:p>396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</text:p>
          </table:table-cell>
          <table:table-cell office:value-type="string">
            <text:p>มหาวิทยาลัยรามคำแหง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7">
            <text:p>397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มุ่งผลสัมฤทธิ์ (KPI)</text:p>
          </table:table-cell>
          <table:table-cell office:value-type="string">
            <text:p>มหาวิทยาลัยเกษตรศาสตร์ บางเขน (สัตวแพทย์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8">
            <text:p>398</text:p>
          </table:table-cell>
          <table:table-cell office:value-type="string">
            <text:p>250018</text:p>
          </table:table-cell>
          <table:table-cell office:value-type="string">
            <text:p>การบริหารจัดการคนเก่ง</text:p>
          </table:table-cell>
          <table:table-cell office:value-type="string">
            <text:p>มหาวิทยาลัยเทคโนโลยีราชมงคล (จักรพงษ์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399">
            <text:p>399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เทคโนโลยีราชมงคล (เทคนิคกรุงเทพ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0">
            <text:p>400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ระบบแรงจูงใจ 3. สหกิจศึกษา</text:p>
          </table:table-cell>
          <table:table-cell office:value-type="string">
            <text:p>มหาวิทยาลัยเทคโนโลยีราชมงคลธัญบุรี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1">
            <text:p>401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2">
            <text:p>402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การจัดการสมรรถนะ</text:p>
          </table:table-cell>
          <table:table-cell office:value-type="string">
            <text:p>มหาวิทยาลัยเทคโนโลยีพระจอมเกล้าเจ้าคุณทหารลาดกระบั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3">
            <text:p>403</text:p>
          </table:table-cell>
          <table:table-cell office:value-type="string">
            <text:p>250018</text:p>
          </table:table-cell>
          <table:table-cell office:value-type="string">
            <text:p>1. การบริหารความขัดแย้ง 2. การบริหารทรัพยากรมนุษย์ในองค์การภาครัฐ</text:p>
          </table:table-cell>
          <table:table-cell office:value-type="string">
            <text:p>มหาวิทยาลัยราชภัฏพระนครศรีอยุธยา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4">
            <text:p>404</text:p>
          </table:table-cell>
          <table:table-cell office:value-type="string">
            <text:p>250018</text:p>
          </table:table-cell>
          <table:table-cell office:value-type="string">
            <text:p>การบริหารทรัพยากรมนุษย์ในองค์กรภาครัฐ</text:p>
          </table:table-cell>
          <table:table-cell office:value-type="string">
            <text:p>สถาบันเทคโนโลยีแห่งอโยธยา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5">
            <text:p>405</text:p>
          </table:table-cell>
          <table:table-cell office:value-type="string">
            <text:p>250018</text:p>
          </table:table-cell>
          <table:table-cell office:value-type="string">
            <text:p>Outsourcing the New Solution Staffing</text:p>
          </table:table-cell>
          <table:table-cell office:value-type="string">
            <text:p>สมาคมโรงแรมไท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6">
            <text:p>406</text:p>
          </table:table-cell>
          <table:table-cell office:value-type="string">
            <text:p>250018</text:p>
          </table:table-cell>
          <table:table-cell office:value-type="string">
            <text:p>การประเมินผลด้าน HR ตามหลักเกณฑ์ PA</text:p>
          </table:table-cell>
          <table:table-cell office:value-type="string">
            <text:p>สำนักงานสถานานุเคราะห์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7">
            <text:p>407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 (กวท. ที่ 1/2537) ศ.ดร. สง่า สรรพศรี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8">
            <text:p>408</text:p>
          </table:table-cell>
          <table:table-cell office:value-type="string">
            <text:p>250018</text:p>
          </table:table-cell>
          <table:table-cell office:value-type="string">
            <text:p>กรรมการและผู้ช่วยเลขานุการกองทุนสำรองเลี้ยงชีพชั่วคราว (กวท. ที่ 2/2538) ดร.อาชว์ เตาลานนท์</text:p>
          </table:table-cell>
          <table:table-cell office:value-type="string">
            <text:p> </text:p>
          </table:table-cell>
          <table:table-cell office:value-type="string">
            <text:p>กรรมการ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09">
            <text:p>409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(กวท. ที่ 3/2538) ดร.อาชว์ เตาลานนท์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0">
            <text:p>410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ดำเนินการตามระบบประเมินผลการดำเนินงานรัฐวิสาหกิจ ปี 2541 (PA) (กวท. ที่ 1/2541) ดร.อาชว์ เตาลานนท์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1">
            <text:p>411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29/5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2">
            <text:p>412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30/1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3">
            <text:p>413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 จัดสัมมนาเชิงปฏิบัติการ จ.เชียงใหม่ (คบ.36/103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4">
            <text:p>414</text:p>
          </table:table-cell>
          <table:table-cell office:value-type="string">
            <text:p>250018</text:p>
          </table:table-cell>
          <table:table-cell office:value-type="string">
            <text:p>ผู้ทำงานและเลขานุการ โครงการฝึกอบรมพนักงานระดับ 4-6 (คบ.37/59)</text:p>
          </table:table-cell>
          <table:table-cell office:value-type="string">
            <text:p/>
          </table:table-cell>
          <table:table-cell office:value-type="string">
            <text:p>ผู้ทำงาน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5">
            <text:p>415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 โครงการปลูกป่าถาวรเฉลิมพระเกียรติในวโรกาสพระบาทสมเด็จพระเจ้าอยู่หัวครองราชย์ครบ 50 ปี (ปี 2537-2539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6">
            <text:p>416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ออกแบบหมวกนิรภัยป้องกันฝุ่นและสิ่งมีพิษในอากาศ (ศคบ. 38/70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7">
            <text:p>417</text:p>
          </table:table-cell>
          <table:table-cell office:value-type="string">
            <text:p>250018</text:p>
          </table:table-cell>
          <table:table-cell office:value-type="string">
            <text:p>คณะทำงานจัดอบรมภาษาอังกฤษ (คบ. 38/6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8">
            <text:p>418</text:p>
          </table:table-cell>
          <table:table-cell office:value-type="string">
            <text:p>250018</text:p>
          </table:table-cell>
          <table:table-cell office:value-type="string">
            <text:p>คณะทำงานโครงการ Science Cercus (คบ. 38/10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19">
            <text:p>419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ปรับปรุงแก้ไขข้อบังคับว่าด้วยการให้พนักงานไปศึกษาต่อ ฝึกอบรม ดูงาน หรือปฏิบัติงานวิจัย ณ ต่างประเทศ พ.ศ. 2526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20">
            <text:p>420</text:p>
          </table:table-cell>
          <table:table-cell office:value-type="string">
            <text:p>250018</text:p>
          </table:table-cell>
          <table:table-cell office:value-type="string">
            <text:p>คณะทำงานจัดงานฉลองชัย ISO/IEC Guide 25 โรงแรมเอราวัณ (คบ. 39/1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21">
            <text:p>421</text:p>
          </table:table-cell>
          <table:table-cell office:value-type="string">
            <text:p>250018</text:p>
          </table:table-cell>
          <table:table-cell office:value-type="string">
            <text:p>คณะทำงานจัดการสัมมนาทางวิชาการและนิทรรศการในวันคล้ายวันสถาปนา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22">
            <text:p>422</text:p>
          </table:table-cell>
          <table:table-cell office:value-type="string">
            <text:p>250018</text:p>
          </table:table-cell>
          <table:table-cell office:value-type="string">
            <text:p>คณะทำงานและเลขานุการจัดอบรมภาษาอังกฤษ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2">
            <text:p>212</text:p>
          </table:table-cell>
          <table:table-cell office:value-type="string">
            <text:p>250018</text:p>
          </table:table-cell>
          <table:table-cell office:value-type="string">
            <text:p>ภาษาอังกฤษ</text:p>
          </table:table-cell>
          <table:table-cell office:value-type="float" office:value="423">
            <text:p>423</text:p>
          </table:table-cell>
          <table:table-cell office:value-type="string">
            <text:p>250018</text:p>
          </table:table-cell>
          <table:table-cell office:value-type="string">
            <text:p>คณะกรรมการตรวจการจ้าง  (คบ. 39/99)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66">
            <text:p>366</text:p>
          </table:table-cell>
          <table:table-cell office:value-type="string">
            <text:p>250018</text:p>
          </table:table-cell>
          <table:table-cell office:value-type="string">
            <text:p>นโยบายและแนวคิดการบริหาร HR เชิงกลยุทธ์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67">
            <text:p>367</text:p>
          </table:table-cell>
          <table:table-cell office:value-type="string">
            <text:p>250018</text:p>
          </table:table-cell>
          <table:table-cell office:value-type="string">
            <text:p>การวัดและประเมินผลงานประจำปีแบบ KPI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68">
            <text:p>368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เป็นมาตรฐา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69">
            <text:p>369</text:p>
          </table:table-cell>
          <table:table-cell office:value-type="string">
            <text:p>250018</text:p>
          </table:table-cell>
          <table:table-cell office:value-type="string">
            <text:p>เทคนิคการกำหนดตัวชี้วัดการทำงาน/เป้าหมาย/น้ำหนัก/คะแน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0">
            <text:p>37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1">
            <text:p>371</text:p>
          </table:table-cell>
          <table:table-cell office:value-type="string">
            <text:p>250018</text:p>
          </table:table-cell>
          <table:table-cell office:value-type="string">
            <text:p>เครื่องมือเทคนิคการประเมินสมรรถนะ (Competency Assessment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2">
            <text:p>372</text:p>
          </table:table-cell>
          <table:table-cell office:value-type="string">
            <text:p>250018</text:p>
          </table:table-cell>
          <table:table-cell office:value-type="string">
            <text:p>Career Development &amp; Succession plan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3">
            <text:p>373</text:p>
          </table:table-cell>
          <table:table-cell office:value-type="string">
            <text:p>250018</text:p>
          </table:table-cell>
          <table:table-cell office:value-type="string">
            <text:p>ค่านิยมและวัฒนธรรมองค์กร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4">
            <text:p>374</text:p>
          </table:table-cell>
          <table:table-cell office:value-type="string">
            <text:p>250018</text:p>
          </table:table-cell>
          <table:table-cell office:value-type="string">
            <text:p>ระบบการพัฒนาบุคคลากร วว. บนฐาน Competency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5">
            <text:p>375</text:p>
          </table:table-cell>
          <table:table-cell office:value-type="string">
            <text:p>250018</text:p>
          </table:table-cell>
          <table:table-cell office:value-type="string">
            <text:p>ปฐมนิเทศพนักงานใหม่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6">
            <text:p>376</text:p>
          </table:table-cell>
          <table:table-cell office:value-type="string">
            <text:p>250018</text:p>
          </table:table-cell>
          <table:table-cell office:value-type="string">
            <text:p>เทคนิคการจัดทำแผนพัฒนาบุคคล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7">
            <text:p>377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PMS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8">
            <text:p>378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Online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79">
            <text:p>379</text:p>
          </table:table-cell>
          <table:table-cell office:value-type="string">
            <text:p>250018</text:p>
          </table:table-cell>
          <table:table-cell office:value-type="string">
            <text:p>การทำแผน HR เชิงกลยุทธ์</text:p>
          </table:table-cell>
          <table:table-cell office:value-type="string">
            <text:p>สมาคมการบริหารจัดการทรัพยากรบุคคลรัฐวิสาหกิจ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0">
            <text:p>38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1">
            <text:p>381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2">
            <text:p>382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3">
            <text:p>383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(Competency Assessment)</text:p>
          </table:table-cell>
          <table:table-cell office:value-type="string">
            <text:p>โรงพยาบาลธรรมศาสตร์เฉลิมพระเกียรติ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4">
            <text:p>384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  อบรมบุคคลภายนอก ณ KU HOME มีผู้เข้ารับการอบรมจากภาครัฐ/เอกชน จำนวนกว่า 30 องค์กร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5">
            <text:p>385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)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6">
            <text:p>386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) อบรมบุคคลภายนอก ณ KU HOME มีผู้เข้ารับการอบรมจากภาครัฐ/เอกชน จำนวนกว่า 30 องค์กร 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7">
            <text:p>387</text:p>
          </table:table-cell>
          <table:table-cell office:value-type="string">
            <text:p>250018</text:p>
          </table:table-cell>
          <table:table-cell office:value-type="string">
            <text:p>การจัดทำแผนพัฒนารายบุคคล (IDP) อบรมบุคคลภายนอก ณ KU HOME มีผู้เข้ารับการอบรมจากภาครัฐ/เอกชน จำนวนกว่า 30 องค์กร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8">
            <text:p>388</text:p>
          </table:table-cell>
          <table:table-cell office:value-type="string">
            <text:p>250018</text:p>
          </table:table-cell>
          <table:table-cell office:value-type="string">
            <text:p>BSC / KPI เชิงสัมฤทธิ์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89">
            <text:p>389</text:p>
          </table:table-cell>
          <table:table-cell office:value-type="string">
            <text:p>250018</text:p>
          </table:table-cell>
          <table:table-cell office:value-type="string">
            <text:p>การเตรียมความพร้อมสำหรับฝึกงาน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0">
            <text:p>390</text:p>
          </table:table-cell>
          <table:table-cell office:value-type="string">
            <text:p>250018</text:p>
          </table:table-cell>
          <table:table-cell office:value-type="string">
            <text:p>ระบบการสรรหาคัดเลือก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1">
            <text:p>391</text:p>
          </table:table-cell>
          <table:table-cell office:value-type="string">
            <text:p>250018</text:p>
          </table:table-cell>
          <table:table-cell office:value-type="string">
            <text:p>ความรู้เรื่ององค์กร/ สถานประกอบการ (Corporate Grooming)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2">
            <text:p>392</text:p>
          </table:table-cell>
          <table:table-cell office:value-type="string">
            <text:p>250018</text:p>
          </table:table-cell>
          <table:table-cell office:value-type="string">
            <text:p>เทคนิคการเขียน Resume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3">
            <text:p>393</text:p>
          </table:table-cell>
          <table:table-cell office:value-type="string">
            <text:p>250018</text:p>
          </table:table-cell>
          <table:table-cell office:value-type="string">
            <text:p>เทคนิคการให้สัมภาษณ์งานให้โดนใจ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4">
            <text:p>394</text:p>
          </table:table-cell>
          <table:table-cell office:value-type="string">
            <text:p>250018</text:p>
          </table:table-cell>
          <table:table-cell office:value-type="string">
            <text:p>1. ความรู้เรื่ององค์กร/สถานประกอบการ (Corporate Grooming)</text:p>
          </table:table-cell>
          <table:table-cell office:value-type="string">
            <text:p>2. เทคนิคการเขียน Resume 3. เทคนิคการให้สัมภาษณ์งานให้โดนใจ 4. ระบบการสรรหาคัดเลือก</text:p>
          </table:table-cell>
          <table:table-cell office:value-type="string">
            <text:p>มหาวิทยาลัยราชภัฏสวนดุสิต (วิทยาการจัดการ)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5">
            <text:p>395</text:p>
          </table:table-cell>
          <table:table-cell office:value-type="string">
            <text:p>250018</text:p>
          </table:table-cell>
          <table:table-cell office:value-type="string">
            <text:p>เทคนิคการสรรหาคนเก่งให้องค์กร</text:p>
          </table:table-cell>
          <table:table-cell office:value-type="string">
            <text:p>มหาวิทยาลัยอีสเทิร์นเอเซีย (EAU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6">
            <text:p>396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</text:p>
          </table:table-cell>
          <table:table-cell office:value-type="string">
            <text:p>มหาวิทยาลัยรามคำแหง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7">
            <text:p>397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มุ่งผลสัมฤทธิ์ (KPI)</text:p>
          </table:table-cell>
          <table:table-cell office:value-type="string">
            <text:p>มหาวิทยาลัยเกษตรศาสตร์ บางเขน (สัตวแพทย์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8">
            <text:p>398</text:p>
          </table:table-cell>
          <table:table-cell office:value-type="string">
            <text:p>250018</text:p>
          </table:table-cell>
          <table:table-cell office:value-type="string">
            <text:p>การบริหารจัดการคนเก่ง</text:p>
          </table:table-cell>
          <table:table-cell office:value-type="string">
            <text:p>มหาวิทยาลัยเทคโนโลยีราชมงคล (จักรพงษ์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399">
            <text:p>399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เทคโนโลยีราชมงคล (เทคนิคกรุงเทพ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0">
            <text:p>400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ระบบแรงจูงใจ 3. สหกิจศึกษา</text:p>
          </table:table-cell>
          <table:table-cell office:value-type="string">
            <text:p>มหาวิทยาลัยเทคโนโลยีราชมงคลธัญบุรี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1">
            <text:p>401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2">
            <text:p>402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การจัดการสมรรถนะ</text:p>
          </table:table-cell>
          <table:table-cell office:value-type="string">
            <text:p>มหาวิทยาลัยเทคโนโลยีพระจอมเกล้าเจ้าคุณทหารลาดกระบั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3">
            <text:p>403</text:p>
          </table:table-cell>
          <table:table-cell office:value-type="string">
            <text:p>250018</text:p>
          </table:table-cell>
          <table:table-cell office:value-type="string">
            <text:p>1. การบริหารความขัดแย้ง 2. การบริหารทรัพยากรมนุษย์ในองค์การภาครัฐ</text:p>
          </table:table-cell>
          <table:table-cell office:value-type="string">
            <text:p>มหาวิทยาลัยราชภัฏพระนครศรีอยุธยา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4">
            <text:p>404</text:p>
          </table:table-cell>
          <table:table-cell office:value-type="string">
            <text:p>250018</text:p>
          </table:table-cell>
          <table:table-cell office:value-type="string">
            <text:p>การบริหารทรัพยากรมนุษย์ในองค์กรภาครัฐ</text:p>
          </table:table-cell>
          <table:table-cell office:value-type="string">
            <text:p>สถาบันเทคโนโลยีแห่งอโยธยา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5">
            <text:p>405</text:p>
          </table:table-cell>
          <table:table-cell office:value-type="string">
            <text:p>250018</text:p>
          </table:table-cell>
          <table:table-cell office:value-type="string">
            <text:p>Outsourcing the New Solution Staffing</text:p>
          </table:table-cell>
          <table:table-cell office:value-type="string">
            <text:p>สมาคมโรงแรมไท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6">
            <text:p>406</text:p>
          </table:table-cell>
          <table:table-cell office:value-type="string">
            <text:p>250018</text:p>
          </table:table-cell>
          <table:table-cell office:value-type="string">
            <text:p>การประเมินผลด้าน HR ตามหลักเกณฑ์ PA</text:p>
          </table:table-cell>
          <table:table-cell office:value-type="string">
            <text:p>สำนักงานสถานานุเคราะห์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7">
            <text:p>407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 (กวท. ที่ 1/2537) ศ.ดร. สง่า สรรพศรี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8">
            <text:p>408</text:p>
          </table:table-cell>
          <table:table-cell office:value-type="string">
            <text:p>250018</text:p>
          </table:table-cell>
          <table:table-cell office:value-type="string">
            <text:p>กรรมการและผู้ช่วยเลขานุการกองทุนสำรองเลี้ยงชีพชั่วคราว (กวท. ที่ 2/2538) ดร.อาชว์ เตาลานนท์</text:p>
          </table:table-cell>
          <table:table-cell office:value-type="string">
            <text:p> </text:p>
          </table:table-cell>
          <table:table-cell office:value-type="string">
            <text:p>กรรมการ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09">
            <text:p>409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(กวท. ที่ 3/2538) ดร.อาชว์ เตาลานนท์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0">
            <text:p>410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ดำเนินการตามระบบประเมินผลการดำเนินงานรัฐวิสาหกิจ ปี 2541 (PA) (กวท. ที่ 1/2541) ดร.อาชว์ เตาลานนท์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1">
            <text:p>411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29/5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2">
            <text:p>412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30/1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3">
            <text:p>413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 จัดสัมมนาเชิงปฏิบัติการ จ.เชียงใหม่ (คบ.36/103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4">
            <text:p>414</text:p>
          </table:table-cell>
          <table:table-cell office:value-type="string">
            <text:p>250018</text:p>
          </table:table-cell>
          <table:table-cell office:value-type="string">
            <text:p>ผู้ทำงานและเลขานุการ โครงการฝึกอบรมพนักงานระดับ 4-6 (คบ.37/59)</text:p>
          </table:table-cell>
          <table:table-cell office:value-type="string">
            <text:p/>
          </table:table-cell>
          <table:table-cell office:value-type="string">
            <text:p>ผู้ทำงาน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5">
            <text:p>415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 โครงการปลูกป่าถาวรเฉลิมพระเกียรติในวโรกาสพระบาทสมเด็จพระเจ้าอยู่หัวครองราชย์ครบ 50 ปี (ปี 2537-2539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6">
            <text:p>416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ออกแบบหมวกนิรภัยป้องกันฝุ่นและสิ่งมีพิษในอากาศ (ศคบ. 38/70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7">
            <text:p>417</text:p>
          </table:table-cell>
          <table:table-cell office:value-type="string">
            <text:p>250018</text:p>
          </table:table-cell>
          <table:table-cell office:value-type="string">
            <text:p>คณะทำงานจัดอบรมภาษาอังกฤษ (คบ. 38/6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8">
            <text:p>418</text:p>
          </table:table-cell>
          <table:table-cell office:value-type="string">
            <text:p>250018</text:p>
          </table:table-cell>
          <table:table-cell office:value-type="string">
            <text:p>คณะทำงานโครงการ Science Cercus (คบ. 38/10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19">
            <text:p>419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ปรับปรุงแก้ไขข้อบังคับว่าด้วยการให้พนักงานไปศึกษาต่อ ฝึกอบรม ดูงาน หรือปฏิบัติงานวิจัย ณ ต่างประเทศ พ.ศ. 2526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20">
            <text:p>420</text:p>
          </table:table-cell>
          <table:table-cell office:value-type="string">
            <text:p>250018</text:p>
          </table:table-cell>
          <table:table-cell office:value-type="string">
            <text:p>คณะทำงานจัดงานฉลองชัย ISO/IEC Guide 25 โรงแรมเอราวัณ (คบ. 39/1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21">
            <text:p>421</text:p>
          </table:table-cell>
          <table:table-cell office:value-type="string">
            <text:p>250018</text:p>
          </table:table-cell>
          <table:table-cell office:value-type="string">
            <text:p>คณะทำงานจัดการสัมมนาทางวิชาการและนิทรรศการในวันคล้ายวันสถาปนา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22">
            <text:p>422</text:p>
          </table:table-cell>
          <table:table-cell office:value-type="string">
            <text:p>250018</text:p>
          </table:table-cell>
          <table:table-cell office:value-type="string">
            <text:p>คณะทำงานและเลขานุการจัดอบรมภาษาอังกฤษ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3">
            <text:p>213</text:p>
          </table:table-cell>
          <table:table-cell office:value-type="string">
            <text:p>250018</text:p>
          </table:table-cell>
          <table:table-cell office:value-type="string">
            <text:p>การพัฒนาทรัพยากรมนุษย์และองค์การ</text:p>
          </table:table-cell>
          <table:table-cell office:value-type="float" office:value="423">
            <text:p>423</text:p>
          </table:table-cell>
          <table:table-cell office:value-type="string">
            <text:p>250018</text:p>
          </table:table-cell>
          <table:table-cell office:value-type="string">
            <text:p>คณะกรรมการตรวจการจ้าง  (คบ. 39/99)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70093</text:p>
          </table:table-cell>
          <table:table-cell office:value-type="string">
            <text:p>น.ส.วิลาวัลย์ พงษ์พิทักษ์</text:p>
          </table:table-cell>
          <table:table-cell office:value-type="string">
            <text:p>ผอ.หป.ชจ.</text:p>
          </table:table-cell>
          <table:table-cell office:value-type="string">
            <text:p>หป.ชจ.</text:p>
          </table:table-cell>
          <table:table-cell office:value-type="string">
            <text:p>73-224</text:p>
          </table:table-cell>
          <table:table-cell office:value-type="string">
            <text:p>vilaval@tistr.or.th</text:p>
          </table:table-cell>
          <table:table-cell office:value-type="float" office:value="253">
            <text:p>253</text:p>
          </table:table-cell>
          <table:table-cell office:value-type="string">
            <text:p>270093</text:p>
          </table:table-cell>
          <table:table-cell office:value-type="string">
            <text:p>เคมี</text:p>
          </table:table-cell>
          <table:table-cell office:value-type="float" office:value="99">
            <text:p>99</text:p>
          </table:table-cell>
          <table:table-cell office:value-type="string">
            <text:p>270093</text:p>
          </table:table-cell>
          <table:table-cell office:value-type="string">
            <text:p>ดังเอกสารแนบ</text:p>
          </table:table-cell>
          <table:table-cell office:value-type="string">
            <text:p>ดังเอกสารแนบ</text:p>
          </table:table-cell>
          <table:table-cell office:value-type="string">
            <text:p/>
          </table:table-cell>
        </table:table-row>
        <table:table-row>
          <table:table-cell office:value-type="string">
            <text:p>270093</text:p>
          </table:table-cell>
          <table:table-cell office:value-type="string">
            <text:p>น.ส.วิลาวัลย์ พงษ์พิทักษ์</text:p>
          </table:table-cell>
          <table:table-cell office:value-type="string">
            <text:p>ผอ.หป.ชจ.</text:p>
          </table:table-cell>
          <table:table-cell office:value-type="string">
            <text:p>หป.ชจ.</text:p>
          </table:table-cell>
          <table:table-cell office:value-type="string">
            <text:p>73-224</text:p>
          </table:table-cell>
          <table:table-cell office:value-type="string">
            <text:p>vilaval@tistr.or.th</text:p>
          </table:table-cell>
          <table:table-cell office:value-type="float" office:value="254">
            <text:p>254</text:p>
          </table:table-cell>
          <table:table-cell office:value-type="string">
            <text:p>270093</text:p>
          </table:table-cell>
          <table:table-cell office:value-type="string">
            <text:p>เคมีประยุกต์</text:p>
          </table:table-cell>
          <table:table-cell office:value-type="float" office:value="99">
            <text:p>99</text:p>
          </table:table-cell>
          <table:table-cell office:value-type="string">
            <text:p>270093</text:p>
          </table:table-cell>
          <table:table-cell office:value-type="string">
            <text:p>ดังเอกสารแนบ</text:p>
          </table:table-cell>
          <table:table-cell office:value-type="string">
            <text:p>ดังเอกสารแนบ</text:p>
          </table:table-cell>
          <table:table-cell office:value-type="string">
            <text:p/>
          </table:table-cell>
        </table:table-row>
        <table:table-row>
          <table:table-cell office:value-type="string">
            <text:p>270294</text:p>
          </table:table-cell>
          <table:table-cell office:value-type="string">
            <text:p>นางภัทรา อะหมะดี พีรซะหีด</text:p>
          </table:table-cell>
          <table:table-cell office:value-type="string">
            <text:p>ผอ. ศนอ.</text:p>
          </table:table-cell>
          <table:table-cell office:value-type="string">
            <text:p>ศนอ.</text:p>
          </table:table-cell>
          <table:table-cell office:value-type="string">
            <text:p>71-9138</text:p>
          </table:table-cell>
          <table:table-cell office:value-type="string">
            <text:p>pattra_a@tistr.or.th</text:p>
          </table:table-cell>
          <table:table-cell office:value-type="float" office:value="275">
            <text:p>275</text:p>
          </table:table-cell>
          <table:table-cell office:value-type="string">
            <text:p>270294</text:p>
          </table:table-cell>
          <table:table-cell office:value-type="string">
            <text:p>เคมี</text:p>
          </table:table-cell>
          <table:table-cell office:value-type="float" office:value="26">
            <text:p>26</text:p>
          </table:table-cell>
          <table:table-cell office:value-type="string">
            <text:p>270294</text:p>
          </table:table-cell>
          <table:table-cell office:value-type="string">
            <text:p>บรรยายเรื่อง เวชสำอางจากเห็ด</text:p>
          </table:table-cell>
          <table:table-cell office:value-type="string">
            <text:p>สมาคมนักวิจัยและเพาะเห็ดแห่งประเทศไทย</text:p>
          </table:table-cell>
          <table:table-cell office:value-type="string">
            <text:p>วืทยากรบรรยาย</text:p>
          </table:table-cell>
        </table:table-row>
        <table:table-row>
          <table:table-cell office:value-type="string">
            <text:p>270294</text:p>
          </table:table-cell>
          <table:table-cell office:value-type="string">
            <text:p>นางภัทรา อะหมะดี พีรซะหีด</text:p>
          </table:table-cell>
          <table:table-cell office:value-type="string">
            <text:p>ผอ. ศนอ.</text:p>
          </table:table-cell>
          <table:table-cell office:value-type="string">
            <text:p>ศนอ.</text:p>
          </table:table-cell>
          <table:table-cell office:value-type="string">
            <text:p>71-9138</text:p>
          </table:table-cell>
          <table:table-cell office:value-type="string">
            <text:p>pattra_a@tistr.or.th</text:p>
          </table:table-cell>
          <table:table-cell office:value-type="float" office:value="276">
            <text:p>276</text:p>
          </table:table-cell>
          <table:table-cell office:value-type="string">
            <text:p>270294</text:p>
          </table:table-cell>
          <table:table-cell office:value-type="string">
            <text:p>เคมี</text:p>
          </table:table-cell>
          <table:table-cell office:value-type="float" office:value="26">
            <text:p>26</text:p>
          </table:table-cell>
          <table:table-cell office:value-type="string">
            <text:p>270294</text:p>
          </table:table-cell>
          <table:table-cell office:value-type="string">
            <text:p>บรรยายเรื่อง เวชสำอางจากเห็ด</text:p>
          </table:table-cell>
          <table:table-cell office:value-type="string">
            <text:p>สมาคมนักวิจัยและเพาะเห็ดแห่งประเทศไทย</text:p>
          </table:table-cell>
          <table:table-cell office:value-type="string">
            <text:p>วืทยากรบรรยาย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1">
            <text:p>231</text:p>
          </table:table-cell>
          <table:table-cell office:value-type="string">
            <text:p>300483</text:p>
          </table:table-cell>
          <table:table-cell office:value-type="string">
            <text:p>การใช้เอนไซม์เซลลูเลสช่วยในการแยกซิลิกาจากแกลบ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2">
            <text:p>232</text:p>
          </table:table-cell>
          <table:table-cell office:value-type="string">
            <text:p>300483</text:p>
          </table:table-cell>
          <table:table-cell office:value-type="string">
            <text:p>Molecular Cloning of Rice Peroxidase Gene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3">
            <text:p>233</text:p>
          </table:table-cell>
          <table:table-cell office:value-type="string">
            <text:p>300483</text:p>
          </table:table-cell>
          <table:table-cell office:value-type="string">
            <text:p>การศึกษาความหลากหลายทางชีวภาพของยีสต์ที่สร้างบาลิสโตสปอร์ (Ballisto sporforming yeast) ในเขตป่าสถานีวิจัยสิ่งแวดล้อมสะแกราช จ.นครราชสีมา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4">
            <text:p>234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โปรตีนสำหรับอุตสาหกรรมการเลี้ยงสัตว์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5">
            <text:p>235</text:p>
          </table:table-cell>
          <table:table-cell office:value-type="string">
            <text:p>300483</text:p>
          </table:table-cell>
          <table:table-cell office:value-type="string">
            <text:p>การทดลองใช้จุลินทรีย์โพรไบโอติกในการเลี้ยงไก่ในระดับเชิงพาณิชย์ (ร่วมกับ บ.สหฟาร์ม จำกัด)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6">
            <text:p>236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โพรไบโอติกและพรีไบโอติกสำหรับโคนม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7">
            <text:p>237</text:p>
          </table:table-cell>
          <table:table-cell office:value-type="string">
            <text:p>300483</text:p>
          </table:table-cell>
          <table:table-cell office:value-type="string">
            <text:p>เภสัชโภชนาภัณฑ์เพื่อสุขภาพจากไวตามินธรรมชาติที่ผลิตจากจุลินทรีย์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8">
            <text:p>238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ไพรไบโอติกในอุตสาหกรรมการเลี้ยงสุกร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39">
            <text:p>239</text:p>
          </table:table-cell>
          <table:table-cell office:value-type="string">
            <text:p>300483</text:p>
          </table:table-cell>
          <table:table-cell office:value-type="string">
            <text:p>การพัฒนากระบวนการผลิตสารแสดงฤทธิ์ทางชีวภาพที่มาจากมวลเส้นใยเห็ดพื้่นเมืองภาคอีสานที่มีศักยภาพ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0">
            <text:p>240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กระบวนการผลิตสารแสดงฤทธิ์เพื่อลดความเสี่ยงโรคมะเร็งลำไส้ใหญ่ในเชิงอุตสาหกรรม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1">
            <text:p>241</text:p>
          </table:table-cell>
          <table:table-cell office:value-type="string">
            <text:p>300483</text:p>
          </table:table-cell>
          <table:table-cell office:value-type="string">
            <text:p>การพัฒนาเดกซ์โทรสสำหรับใช้เป็นยาฉีด (2530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2">
            <text:p>242</text:p>
          </table:table-cell>
          <table:table-cell office:value-type="string">
            <text:p>300483</text:p>
          </table:table-cell>
          <table:table-cell office:value-type="string">
            <text:p>การผลิตเดกซ์โทรสแอนไอดรัสขั้นกึ่งโรงงานนำทาง (การถ่ายทอดเทคโนโลยีการผลิตเดกซ์โทรสแอนไฮ-ดรัส) 2531 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3">
            <text:p>243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จากน้ำอ้อยในระดับห้องปฏิบัติการ (253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4">
            <text:p>244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ชนิดผงจากน้ำอ้อยในระดับโรงงานต้นแบบ (253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5">
            <text:p>245</text:p>
          </table:table-cell>
          <table:table-cell office:value-type="string">
            <text:p>300483</text:p>
          </table:table-cell>
          <table:table-cell office:value-type="string">
            <text:p>การกำจัดเชื้อราในกระถางเพาะชำดินดิบเสริมใยหญ้าแฝกซึ่งเป็นส่วนหนึ่งของโครงการเฉลิมพระเกียรติพระบาทสมเด็จพระเจ้าอยู่หัวฯ ฉลองสิริราชสมบัติครบรอบ 50 ปี (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6">
            <text:p>246</text:p>
          </table:table-cell>
          <table:table-cell office:value-type="string">
            <text:p>300483</text:p>
          </table:table-cell>
          <table:table-cell office:value-type="string">
            <text:p>การควบคุมการเน่าเสียของผลไม้เมืองร้อนหลังการเก็บเกี่ยวโดยชีววิธี (2541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7">
            <text:p>247</text:p>
          </table:table-cell>
          <table:table-cell office:value-type="string">
            <text:p>300483</text:p>
          </table:table-cell>
          <table:table-cell office:value-type="string">
            <text:p>การผลิตและทดลองตลาดเชื้อเพลิงเอทานอลไร้น้ำ (95.5% v/v) จากวัสดการเกษตรเพื่อใช้เป็นพลังงานทดแทน (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8">
            <text:p>248</text:p>
          </table:table-cell>
          <table:table-cell office:value-type="string">
            <text:p>300483</text:p>
          </table:table-cell>
          <table:table-cell office:value-type="string">
            <text:p>การศึกษาความเป็นไปได้ในการจัดตั้งโรงงานผลิตแอลกอฮอล์ จากมันสำปะหลังเพื่อใช้เป็นเครื่องดื่มในภาคอีสาน และจากมันสำปะหลังเพื่อใช้เป็นเชื้อเพลิงในภาคตะวัน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49">
            <text:p>249</text:p>
          </table:table-cell>
          <table:table-cell office:value-type="string">
            <text:p>300483</text:p>
          </table:table-cell>
          <table:table-cell office:value-type="string">
            <text:p>การรวบรวมสารพันธุกรรมจากจุลินทรีย์เพื่อใช้ประโยชน์ทางอุตสาหกรรม (ปี 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0">
            <text:p>250</text:p>
          </table:table-cell>
          <table:table-cell office:value-type="string">
            <text:p>300483</text:p>
          </table:table-cell>
          <table:table-cell office:value-type="string">
            <text:p>โครงการวิจัยพัฒนาผลิตภัณฑ์ยา ผลิตภัณฑ์เสริมอาหารและเครื่องสำอางจากอวัยวะสัตว์โดยเทคโนโลยีรัสเซีย (ปี 2547-2549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1">
            <text:p>251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ผลิตภัณฑ์ Competitive exclusion เพื่อป้องกันการติดเชื้อในอุตสาหกรรมการเลี้ยงไก่ (ปี 2549-2553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2">
            <text:p>252</text:p>
          </table:table-cell>
          <table:table-cell office:value-type="string">
            <text:p>300483</text:p>
          </table:table-cell>
          <table:table-cell office:value-type="string">
            <text:p>การจำแนกและรวบรวมเชื้อจุลินทรีย์เพื่อใช้ในการผลิตเครื่องดื่มแอลกอฮอล์จากข้าว (2549-2550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3">
            <text:p>253</text:p>
          </table:table-cell>
          <table:table-cell office:value-type="string">
            <text:p>300483</text:p>
          </table:table-cell>
          <table:table-cell office:value-type="string">
            <text:p>การผลิตเอทานอลจากของเสียการเกษตรและอุตสาหกรรมการเกษตร (ปี 2553-255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4">
            <text:p>254</text:p>
          </table:table-cell>
          <table:table-cell office:value-type="string">
            <text:p>300483</text:p>
          </table:table-cell>
          <table:table-cell office:value-type="string">
            <text:p>วิจัยพัฒนาผลิตภัณฑ์เวชสำอาง (cosmeceuticals) รักษาสิวจากสมุนไพร (ปี 2551-2552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5">
            <text:p>255</text:p>
          </table:table-cell>
          <table:table-cell office:value-type="string">
            <text:p>300483</text:p>
          </table:table-cell>
          <table:table-cell office:value-type="string">
            <text:p>โครงการเถ้าแก่น้อย การถ่ายทอดเทคโนโลยีสู่ผู้ประกอบการรายใหม่ (ปี 2555-255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6">
            <text:p>256</text:p>
          </table:table-cell>
          <table:table-cell office:value-type="string">
            <text:p>300483</text:p>
          </table:table-cell>
          <table:table-cell office:value-type="string">
            <text:p>โครงการวิจัยและพัฒนาเทคโนโลยีการผลิตเซลลูโลสิกเอทานอลจากเหลือทิ้งใบและยอดอ้อย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7">
            <text:p>257</text:p>
          </table:table-cell>
          <table:table-cell office:value-type="string">
            <text:p>300483</text:p>
          </table:table-cell>
          <table:table-cell office:value-type="string">
            <text:p>โครงการเอทานอลชุมชน (ปี 2555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29">
            <text:p>329</text:p>
          </table:table-cell>
          <table:table-cell office:value-type="string">
            <text:p>300483</text:p>
          </table:table-cell>
          <table:table-cell office:value-type="string">
            <text:p>จุลชีววิทยา</text:p>
          </table:table-cell>
          <table:table-cell office:value-type="float" office:value="258">
            <text:p>258</text:p>
          </table:table-cell>
          <table:table-cell office:value-type="string">
            <text:p>300483</text:p>
          </table:table-cell>
          <table:table-cell office:value-type="string">
            <text:p>โครงการการพัฒนาศักยภาพศูนย์จุลินทรีย์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1">
            <text:p>231</text:p>
          </table:table-cell>
          <table:table-cell office:value-type="string">
            <text:p>300483</text:p>
          </table:table-cell>
          <table:table-cell office:value-type="string">
            <text:p>การใช้เอนไซม์เซลลูเลสช่วยในการแยกซิลิกาจากแกลบ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2">
            <text:p>232</text:p>
          </table:table-cell>
          <table:table-cell office:value-type="string">
            <text:p>300483</text:p>
          </table:table-cell>
          <table:table-cell office:value-type="string">
            <text:p>Molecular Cloning of Rice Peroxidase Gene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3">
            <text:p>233</text:p>
          </table:table-cell>
          <table:table-cell office:value-type="string">
            <text:p>300483</text:p>
          </table:table-cell>
          <table:table-cell office:value-type="string">
            <text:p>การศึกษาความหลากหลายทางชีวภาพของยีสต์ที่สร้างบาลิสโตสปอร์ (Ballisto sporforming yeast) ในเขตป่าสถานีวิจัยสิ่งแวดล้อมสะแกราช จ.นครราชสีมา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4">
            <text:p>234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โปรตีนสำหรับอุตสาหกรรมการเลี้ยงสัตว์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5">
            <text:p>235</text:p>
          </table:table-cell>
          <table:table-cell office:value-type="string">
            <text:p>300483</text:p>
          </table:table-cell>
          <table:table-cell office:value-type="string">
            <text:p>การทดลองใช้จุลินทรีย์โพรไบโอติกในการเลี้ยงไก่ในระดับเชิงพาณิชย์ (ร่วมกับ บ.สหฟาร์ม จำกัด)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6">
            <text:p>236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โพรไบโอติกและพรีไบโอติกสำหรับโคนม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7">
            <text:p>237</text:p>
          </table:table-cell>
          <table:table-cell office:value-type="string">
            <text:p>300483</text:p>
          </table:table-cell>
          <table:table-cell office:value-type="string">
            <text:p>เภสัชโภชนาภัณฑ์เพื่อสุขภาพจากไวตามินธรรมชาติที่ผลิตจากจุลินทรีย์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8">
            <text:p>238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ไพรไบโอติกในอุตสาหกรรมการเลี้ยงสุกร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39">
            <text:p>239</text:p>
          </table:table-cell>
          <table:table-cell office:value-type="string">
            <text:p>300483</text:p>
          </table:table-cell>
          <table:table-cell office:value-type="string">
            <text:p>การพัฒนากระบวนการผลิตสารแสดงฤทธิ์ทางชีวภาพที่มาจากมวลเส้นใยเห็ดพื้่นเมืองภาคอีสานที่มีศักยภาพ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0">
            <text:p>240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กระบวนการผลิตสารแสดงฤทธิ์เพื่อลดความเสี่ยงโรคมะเร็งลำไส้ใหญ่ในเชิงอุตสาหกรรม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1">
            <text:p>241</text:p>
          </table:table-cell>
          <table:table-cell office:value-type="string">
            <text:p>300483</text:p>
          </table:table-cell>
          <table:table-cell office:value-type="string">
            <text:p>การพัฒนาเดกซ์โทรสสำหรับใช้เป็นยาฉีด (2530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2">
            <text:p>242</text:p>
          </table:table-cell>
          <table:table-cell office:value-type="string">
            <text:p>300483</text:p>
          </table:table-cell>
          <table:table-cell office:value-type="string">
            <text:p>การผลิตเดกซ์โทรสแอนไอดรัสขั้นกึ่งโรงงานนำทาง (การถ่ายทอดเทคโนโลยีการผลิตเดกซ์โทรสแอนไฮ-ดรัส) 2531 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3">
            <text:p>243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จากน้ำอ้อยในระดับห้องปฏิบัติการ (253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4">
            <text:p>244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ชนิดผงจากน้ำอ้อยในระดับโรงงานต้นแบบ (253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5">
            <text:p>245</text:p>
          </table:table-cell>
          <table:table-cell office:value-type="string">
            <text:p>300483</text:p>
          </table:table-cell>
          <table:table-cell office:value-type="string">
            <text:p>การกำจัดเชื้อราในกระถางเพาะชำดินดิบเสริมใยหญ้าแฝกซึ่งเป็นส่วนหนึ่งของโครงการเฉลิมพระเกียรติพระบาทสมเด็จพระเจ้าอยู่หัวฯ ฉลองสิริราชสมบัติครบรอบ 50 ปี (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6">
            <text:p>246</text:p>
          </table:table-cell>
          <table:table-cell office:value-type="string">
            <text:p>300483</text:p>
          </table:table-cell>
          <table:table-cell office:value-type="string">
            <text:p>การควบคุมการเน่าเสียของผลไม้เมืองร้อนหลังการเก็บเกี่ยวโดยชีววิธี (2541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7">
            <text:p>247</text:p>
          </table:table-cell>
          <table:table-cell office:value-type="string">
            <text:p>300483</text:p>
          </table:table-cell>
          <table:table-cell office:value-type="string">
            <text:p>การผลิตและทดลองตลาดเชื้อเพลิงเอทานอลไร้น้ำ (95.5% v/v) จากวัสดการเกษตรเพื่อใช้เป็นพลังงานทดแทน (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8">
            <text:p>248</text:p>
          </table:table-cell>
          <table:table-cell office:value-type="string">
            <text:p>300483</text:p>
          </table:table-cell>
          <table:table-cell office:value-type="string">
            <text:p>การศึกษาความเป็นไปได้ในการจัดตั้งโรงงานผลิตแอลกอฮอล์ จากมันสำปะหลังเพื่อใช้เป็นเครื่องดื่มในภาคอีสาน และจากมันสำปะหลังเพื่อใช้เป็นเชื้อเพลิงในภาคตะวัน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49">
            <text:p>249</text:p>
          </table:table-cell>
          <table:table-cell office:value-type="string">
            <text:p>300483</text:p>
          </table:table-cell>
          <table:table-cell office:value-type="string">
            <text:p>การรวบรวมสารพันธุกรรมจากจุลินทรีย์เพื่อใช้ประโยชน์ทางอุตสาหกรรม (ปี 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0">
            <text:p>250</text:p>
          </table:table-cell>
          <table:table-cell office:value-type="string">
            <text:p>300483</text:p>
          </table:table-cell>
          <table:table-cell office:value-type="string">
            <text:p>โครงการวิจัยพัฒนาผลิตภัณฑ์ยา ผลิตภัณฑ์เสริมอาหารและเครื่องสำอางจากอวัยวะสัตว์โดยเทคโนโลยีรัสเซีย (ปี 2547-2549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1">
            <text:p>251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ผลิตภัณฑ์ Competitive exclusion เพื่อป้องกันการติดเชื้อในอุตสาหกรรมการเลี้ยงไก่ (ปี 2549-2553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2">
            <text:p>252</text:p>
          </table:table-cell>
          <table:table-cell office:value-type="string">
            <text:p>300483</text:p>
          </table:table-cell>
          <table:table-cell office:value-type="string">
            <text:p>การจำแนกและรวบรวมเชื้อจุลินทรีย์เพื่อใช้ในการผลิตเครื่องดื่มแอลกอฮอล์จากข้าว (2549-2550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3">
            <text:p>253</text:p>
          </table:table-cell>
          <table:table-cell office:value-type="string">
            <text:p>300483</text:p>
          </table:table-cell>
          <table:table-cell office:value-type="string">
            <text:p>การผลิตเอทานอลจากของเสียการเกษตรและอุตสาหกรรมการเกษตร (ปี 2553-255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4">
            <text:p>254</text:p>
          </table:table-cell>
          <table:table-cell office:value-type="string">
            <text:p>300483</text:p>
          </table:table-cell>
          <table:table-cell office:value-type="string">
            <text:p>วิจัยพัฒนาผลิตภัณฑ์เวชสำอาง (cosmeceuticals) รักษาสิวจากสมุนไพร (ปี 2551-2552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5">
            <text:p>255</text:p>
          </table:table-cell>
          <table:table-cell office:value-type="string">
            <text:p>300483</text:p>
          </table:table-cell>
          <table:table-cell office:value-type="string">
            <text:p>โครงการเถ้าแก่น้อย การถ่ายทอดเทคโนโลยีสู่ผู้ประกอบการรายใหม่ (ปี 2555-255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6">
            <text:p>256</text:p>
          </table:table-cell>
          <table:table-cell office:value-type="string">
            <text:p>300483</text:p>
          </table:table-cell>
          <table:table-cell office:value-type="string">
            <text:p>โครงการวิจัยและพัฒนาเทคโนโลยีการผลิตเซลลูโลสิกเอทานอลจากเหลือทิ้งใบและยอดอ้อย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7">
            <text:p>257</text:p>
          </table:table-cell>
          <table:table-cell office:value-type="string">
            <text:p>300483</text:p>
          </table:table-cell>
          <table:table-cell office:value-type="string">
            <text:p>โครงการเอทานอลชุมชน (ปี 2555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0">
            <text:p>330</text:p>
          </table:table-cell>
          <table:table-cell office:value-type="string">
            <text:p>300483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258">
            <text:p>258</text:p>
          </table:table-cell>
          <table:table-cell office:value-type="string">
            <text:p>300483</text:p>
          </table:table-cell>
          <table:table-cell office:value-type="string">
            <text:p>โครงการการพัฒนาศักยภาพศูนย์จุลินทรีย์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1">
            <text:p>231</text:p>
          </table:table-cell>
          <table:table-cell office:value-type="string">
            <text:p>300483</text:p>
          </table:table-cell>
          <table:table-cell office:value-type="string">
            <text:p>การใช้เอนไซม์เซลลูเลสช่วยในการแยกซิลิกาจากแกลบ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2">
            <text:p>232</text:p>
          </table:table-cell>
          <table:table-cell office:value-type="string">
            <text:p>300483</text:p>
          </table:table-cell>
          <table:table-cell office:value-type="string">
            <text:p>Molecular Cloning of Rice Peroxidase Gene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3">
            <text:p>233</text:p>
          </table:table-cell>
          <table:table-cell office:value-type="string">
            <text:p>300483</text:p>
          </table:table-cell>
          <table:table-cell office:value-type="string">
            <text:p>การศึกษาความหลากหลายทางชีวภาพของยีสต์ที่สร้างบาลิสโตสปอร์ (Ballisto sporforming yeast) ในเขตป่าสถานีวิจัยสิ่งแวดล้อมสะแกราช จ.นครราชสีมา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4">
            <text:p>234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โปรตีนสำหรับอุตสาหกรรมการเลี้ยงสัตว์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5">
            <text:p>235</text:p>
          </table:table-cell>
          <table:table-cell office:value-type="string">
            <text:p>300483</text:p>
          </table:table-cell>
          <table:table-cell office:value-type="string">
            <text:p>การทดลองใช้จุลินทรีย์โพรไบโอติกในการเลี้ยงไก่ในระดับเชิงพาณิชย์ (ร่วมกับ บ.สหฟาร์ม จำกัด)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6">
            <text:p>236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โพรไบโอติกและพรีไบโอติกสำหรับโคนม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7">
            <text:p>237</text:p>
          </table:table-cell>
          <table:table-cell office:value-type="string">
            <text:p>300483</text:p>
          </table:table-cell>
          <table:table-cell office:value-type="string">
            <text:p>เภสัชโภชนาภัณฑ์เพื่อสุขภาพจากไวตามินธรรมชาติที่ผลิตจากจุลินทรีย์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8">
            <text:p>238</text:p>
          </table:table-cell>
          <table:table-cell office:value-type="string">
            <text:p>300483</text:p>
          </table:table-cell>
          <table:table-cell office:value-type="string">
            <text:p>การใช้จุลินทรีย์ไพรไบโอติกในอุตสาหกรรมการเลี้ยงสุกร 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39">
            <text:p>239</text:p>
          </table:table-cell>
          <table:table-cell office:value-type="string">
            <text:p>300483</text:p>
          </table:table-cell>
          <table:table-cell office:value-type="string">
            <text:p>การพัฒนากระบวนการผลิตสารแสดงฤทธิ์ทางชีวภาพที่มาจากมวลเส้นใยเห็ดพื้่นเมืองภาคอีสานที่มีศักยภาพ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0">
            <text:p>240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กระบวนการผลิตสารแสดงฤทธิ์เพื่อลดความเสี่ยงโรคมะเร็งลำไส้ใหญ่ในเชิงอุตสาหกรรม</text:p>
          </table:table-cell>
          <table:table-cell office:value-type="string">
            <text:p/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1">
            <text:p>241</text:p>
          </table:table-cell>
          <table:table-cell office:value-type="string">
            <text:p>300483</text:p>
          </table:table-cell>
          <table:table-cell office:value-type="string">
            <text:p>การพัฒนาเดกซ์โทรสสำหรับใช้เป็นยาฉีด (2530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2">
            <text:p>242</text:p>
          </table:table-cell>
          <table:table-cell office:value-type="string">
            <text:p>300483</text:p>
          </table:table-cell>
          <table:table-cell office:value-type="string">
            <text:p>การผลิตเดกซ์โทรสแอนไอดรัสขั้นกึ่งโรงงานนำทาง (การถ่ายทอดเทคโนโลยีการผลิตเดกซ์โทรสแอนไฮ-ดรัส) 2531 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3">
            <text:p>243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จากน้ำอ้อยในระดับห้องปฏิบัติการ (253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4">
            <text:p>244</text:p>
          </table:table-cell>
          <table:table-cell office:value-type="string">
            <text:p>300483</text:p>
          </table:table-cell>
          <table:table-cell office:value-type="string">
            <text:p>การผลิตยีสต์ขนมปังชนิดผงจากน้ำอ้อยในระดับโรงงานต้นแบบ (253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5">
            <text:p>245</text:p>
          </table:table-cell>
          <table:table-cell office:value-type="string">
            <text:p>300483</text:p>
          </table:table-cell>
          <table:table-cell office:value-type="string">
            <text:p>การกำจัดเชื้อราในกระถางเพาะชำดินดิบเสริมใยหญ้าแฝกซึ่งเป็นส่วนหนึ่งของโครงการเฉลิมพระเกียรติพระบาทสมเด็จพระเจ้าอยู่หัวฯ ฉลองสิริราชสมบัติครบรอบ 50 ปี (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6">
            <text:p>246</text:p>
          </table:table-cell>
          <table:table-cell office:value-type="string">
            <text:p>300483</text:p>
          </table:table-cell>
          <table:table-cell office:value-type="string">
            <text:p>การควบคุมการเน่าเสียของผลไม้เมืองร้อนหลังการเก็บเกี่ยวโดยชีววิธี (2541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7">
            <text:p>247</text:p>
          </table:table-cell>
          <table:table-cell office:value-type="string">
            <text:p>300483</text:p>
          </table:table-cell>
          <table:table-cell office:value-type="string">
            <text:p>การผลิตและทดลองตลาดเชื้อเพลิงเอทานอลไร้น้ำ (95.5% v/v) จากวัสดการเกษตรเพื่อใช้เป็นพลังงานทดแทน (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8">
            <text:p>248</text:p>
          </table:table-cell>
          <table:table-cell office:value-type="string">
            <text:p>300483</text:p>
          </table:table-cell>
          <table:table-cell office:value-type="string">
            <text:p>การศึกษาความเป็นไปได้ในการจัดตั้งโรงงานผลิตแอลกอฮอล์ จากมันสำปะหลังเพื่อใช้เป็นเครื่องดื่มในภาคอีสาน และจากมันสำปะหลังเพื่อใช้เป็นเชื้อเพลิงในภาคตะวัน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49">
            <text:p>249</text:p>
          </table:table-cell>
          <table:table-cell office:value-type="string">
            <text:p>300483</text:p>
          </table:table-cell>
          <table:table-cell office:value-type="string">
            <text:p>การรวบรวมสารพันธุกรรมจากจุลินทรีย์เพื่อใช้ประโยชน์ทางอุตสาหกรรม (ปี 2544-254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0">
            <text:p>250</text:p>
          </table:table-cell>
          <table:table-cell office:value-type="string">
            <text:p>300483</text:p>
          </table:table-cell>
          <table:table-cell office:value-type="string">
            <text:p>โครงการวิจัยพัฒนาผลิตภัณฑ์ยา ผลิตภัณฑ์เสริมอาหารและเครื่องสำอางจากอวัยวะสัตว์โดยเทคโนโลยีรัสเซีย (ปี 2547-2549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1">
            <text:p>251</text:p>
          </table:table-cell>
          <table:table-cell office:value-type="string">
            <text:p>300483</text:p>
          </table:table-cell>
          <table:table-cell office:value-type="string">
            <text:p>การวิจัยและพัฒนาผลิตภัณฑ์ Competitive exclusion เพื่อป้องกันการติดเชื้อในอุตสาหกรรมการเลี้ยงไก่ (ปี 2549-2553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2">
            <text:p>252</text:p>
          </table:table-cell>
          <table:table-cell office:value-type="string">
            <text:p>300483</text:p>
          </table:table-cell>
          <table:table-cell office:value-type="string">
            <text:p>การจำแนกและรวบรวมเชื้อจุลินทรีย์เพื่อใช้ในการผลิตเครื่องดื่มแอลกอฮอล์จากข้าว (2549-2550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3">
            <text:p>253</text:p>
          </table:table-cell>
          <table:table-cell office:value-type="string">
            <text:p>300483</text:p>
          </table:table-cell>
          <table:table-cell office:value-type="string">
            <text:p>การผลิตเอทานอลจากของเสียการเกษตรและอุตสาหกรรมการเกษตร (ปี 2553-2555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4">
            <text:p>254</text:p>
          </table:table-cell>
          <table:table-cell office:value-type="string">
            <text:p>300483</text:p>
          </table:table-cell>
          <table:table-cell office:value-type="string">
            <text:p>วิจัยพัฒนาผลิตภัณฑ์เวชสำอาง (cosmeceuticals) รักษาสิวจากสมุนไพร (ปี 2551-2552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5">
            <text:p>255</text:p>
          </table:table-cell>
          <table:table-cell office:value-type="string">
            <text:p>300483</text:p>
          </table:table-cell>
          <table:table-cell office:value-type="string">
            <text:p>โครงการเถ้าแก่น้อย การถ่ายทอดเทคโนโลยีสู่ผู้ประกอบการรายใหม่ (ปี 2555-2556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6">
            <text:p>256</text:p>
          </table:table-cell>
          <table:table-cell office:value-type="string">
            <text:p>300483</text:p>
          </table:table-cell>
          <table:table-cell office:value-type="string">
            <text:p>โครงการวิจัยและพัฒนาเทคโนโลยีการผลิตเซลลูโลสิกเอทานอลจากเหลือทิ้งใบและยอดอ้อย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7">
            <text:p>257</text:p>
          </table:table-cell>
          <table:table-cell office:value-type="string">
            <text:p>300483</text:p>
          </table:table-cell>
          <table:table-cell office:value-type="string">
            <text:p>โครงการเอทานอลชุมชน (ปี 2555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00483</text:p>
          </table:table-cell>
          <table:table-cell office:value-type="string">
            <text:p>นายบัณฑิต ผั่งสินธุ์</text:p>
          </table:table-cell>
          <table:table-cell office:value-type="string">
            <text:p>ผอ. สจท.</text:p>
          </table:table-cell>
          <table:table-cell office:value-type="string">
            <text:p>สจท.</text:p>
          </table:table-cell>
          <table:table-cell office:value-type="string">
            <text:p>71-9535,9540</text:p>
          </table:table-cell>
          <table:table-cell office:value-type="string">
            <text:p>bundit@tistr.or.th</text:p>
          </table:table-cell>
          <table:table-cell office:value-type="float" office:value="331">
            <text:p>331</text:p>
          </table:table-cell>
          <table:table-cell office:value-type="string">
            <text:p>300483</text:p>
          </table:table-cell>
          <table:table-cell office:value-type="string">
            <text:p>Agriclutural Chemistry (Molecular Taxonomy of Yeas</text:p>
          </table:table-cell>
          <table:table-cell office:value-type="float" office:value="258">
            <text:p>258</text:p>
          </table:table-cell>
          <table:table-cell office:value-type="string">
            <text:p>300483</text:p>
          </table:table-cell>
          <table:table-cell office:value-type="string">
            <text:p>โครงการการพัฒนาศักยภาพศูนย์จุลินทรีย์ (ปี 2556-2557)</text:p>
          </table:table-cell>
          <table:table-cell office:value-type="string">
            <text:p/>
          </table:table-cell>
          <table:table-cell office:value-type="string">
            <text:p>ผู้วิจัยร่วมโครงกา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22">
            <text:p>22</text:p>
          </table:table-cell>
          <table:table-cell office:value-type="string">
            <text:p>310136</text:p>
          </table:table-cell>
          <table:table-cell office:value-type="string">
            <text:p>หัวหน้าผู้ตรวจประเมินความสามารถห้องปฏิบัติการทดสอบ</text:p>
          </table:table-cell>
          <table:table-cell office:value-type="string">
            <text:p>กรมวิทยาศาสตร์บริการ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79">
            <text:p>79</text:p>
          </table:table-cell>
          <table:table-cell office:value-type="string">
            <text:p>310136</text:p>
          </table:table-cell>
          <table:table-cell office:value-type="string">
            <text:p>วิทยากรฝึกอบรม ที่โรงแรมปทุมวัน ปริ๊นเซส</text:p>
          </table:table-cell>
          <table:table-cell office:value-type="string">
            <text:p>สำนักงานผลิตภัณฑ์อุตสาหกรรม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4">
            <text:p>194</text:p>
          </table:table-cell>
          <table:table-cell office:value-type="string">
            <text:p>310136</text:p>
          </table:table-cell>
          <table:table-cell office:value-type="string">
            <text:p>การประเมินความเสี่ยงในโรงงานอุตสาหกรรม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5">
            <text:p>195</text:p>
          </table:table-cell>
          <table:table-cell office:value-type="string">
            <text:p>310136</text:p>
          </table:table-cell>
          <table:table-cell office:value-type="string">
            <text:p>ความรู้ความเข้าใจในการจัดการห้องปฏิบัติการตามมาตรฐาน ISO/IEC 17025 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6">
            <text:p>196</text:p>
          </table:table-cell>
          <table:table-cell office:value-type="string">
            <text:p>310136</text:p>
          </table:table-cell>
          <table:table-cell office:value-type="string">
            <text:p>ข้อกำหนดระบบคุณภาพห้องปฏิบัติการตามมาตรฐานสากล ISO/IEC 17025:2005</text:p>
          </table:table-cell>
          <table:table-cell office:value-type="string">
            <text:p>องค์การเภสัชกรร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7">
            <text:p>197</text:p>
          </table:table-cell>
          <table:table-cell office:value-type="string">
            <text:p>310136</text:p>
          </table:table-cell>
          <table:table-cell office:value-type="string">
            <text:p>การตรวจติดตามคุณภาพภายในตามข้อกำหนดมาตรฐานสากล ISO/IEC 17025:2005</text:p>
          </table:table-cell>
          <table:table-cell office:value-type="string">
            <text:p>องค์การเภสัชกรร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8">
            <text:p>198</text:p>
          </table:table-cell>
          <table:table-cell office:value-type="string">
            <text:p>310136</text:p>
          </table:table-cell>
          <table:table-cell office:value-type="string">
            <text:p>การจัดทำเอกสารระบบคุณภาพห้องปฏิบัติการ ISO/IEC 17025:2005</text:p>
          </table:table-cell>
          <table:table-cell office:value-type="string">
            <text:p>โรงแรมเซ็นจูรี่ พ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199">
            <text:p>199</text:p>
          </table:table-cell>
          <table:table-cell office:value-type="string">
            <text:p>310136</text:p>
          </table:table-cell>
          <table:table-cell office:value-type="string">
            <text:p>ปัจจัยที่มีผลกระทบต่อความถูกต้องของการวิเคราะห์องค์ประกอบทางเคมี และการประกันคุณภาพตามมาตรฐาน ISO/IEC 17025</text:p>
          </table:table-cell>
          <table:table-cell office:value-type="string">
            <text:p>ห้องประชุมชั้น 5 อาคารถ่ายทอดโนโลยี วว.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6">
            <text:p>336</text:p>
          </table:table-cell>
          <table:table-cell office:value-type="string">
            <text:p>310136</text:p>
          </table:table-cell>
          <table:table-cell office:value-type="string">
            <text:p>วัสดุศาสตร์</text:p>
          </table:table-cell>
          <table:table-cell office:value-type="float" office:value="200">
            <text:p>200</text:p>
          </table:table-cell>
          <table:table-cell office:value-type="string">
            <text:p>310136</text:p>
          </table:table-cell>
          <table:table-cell office:value-type="string">
            <text:p>การจัดทำเอกสารระบบคุณภาพห้องปฏิบัติการ ISO/IEC 17025:2005</text:p>
          </table:table-cell>
          <table:table-cell office:value-type="string">
            <text:p>โรงแรมเจ้าพระยาป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22">
            <text:p>22</text:p>
          </table:table-cell>
          <table:table-cell office:value-type="string">
            <text:p>310136</text:p>
          </table:table-cell>
          <table:table-cell office:value-type="string">
            <text:p>หัวหน้าผู้ตรวจประเมินความสามารถห้องปฏิบัติการทดสอบ</text:p>
          </table:table-cell>
          <table:table-cell office:value-type="string">
            <text:p>กรมวิทยาศาสตร์บริการ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79">
            <text:p>79</text:p>
          </table:table-cell>
          <table:table-cell office:value-type="string">
            <text:p>310136</text:p>
          </table:table-cell>
          <table:table-cell office:value-type="string">
            <text:p>วิทยากรฝึกอบรม ที่โรงแรมปทุมวัน ปริ๊นเซส</text:p>
          </table:table-cell>
          <table:table-cell office:value-type="string">
            <text:p>สำนักงานผลิตภัณฑ์อุตสาหกรรม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4">
            <text:p>194</text:p>
          </table:table-cell>
          <table:table-cell office:value-type="string">
            <text:p>310136</text:p>
          </table:table-cell>
          <table:table-cell office:value-type="string">
            <text:p>การประเมินความเสี่ยงในโรงงานอุตสาหกรรม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5">
            <text:p>195</text:p>
          </table:table-cell>
          <table:table-cell office:value-type="string">
            <text:p>310136</text:p>
          </table:table-cell>
          <table:table-cell office:value-type="string">
            <text:p>ความรู้ความเข้าใจในการจัดการห้องปฏิบัติการตามมาตรฐาน ISO/IEC 17025 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6">
            <text:p>196</text:p>
          </table:table-cell>
          <table:table-cell office:value-type="string">
            <text:p>310136</text:p>
          </table:table-cell>
          <table:table-cell office:value-type="string">
            <text:p>ข้อกำหนดระบบคุณภาพห้องปฏิบัติการตามมาตรฐานสากล ISO/IEC 17025:2005</text:p>
          </table:table-cell>
          <table:table-cell office:value-type="string">
            <text:p>องค์การเภสัชกรร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7">
            <text:p>197</text:p>
          </table:table-cell>
          <table:table-cell office:value-type="string">
            <text:p>310136</text:p>
          </table:table-cell>
          <table:table-cell office:value-type="string">
            <text:p>การตรวจติดตามคุณภาพภายในตามข้อกำหนดมาตรฐานสากล ISO/IEC 17025:2005</text:p>
          </table:table-cell>
          <table:table-cell office:value-type="string">
            <text:p>องค์การเภสัชกรร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8">
            <text:p>198</text:p>
          </table:table-cell>
          <table:table-cell office:value-type="string">
            <text:p>310136</text:p>
          </table:table-cell>
          <table:table-cell office:value-type="string">
            <text:p>การจัดทำเอกสารระบบคุณภาพห้องปฏิบัติการ ISO/IEC 17025:2005</text:p>
          </table:table-cell>
          <table:table-cell office:value-type="string">
            <text:p>โรงแรมเซ็นจูรี่ พ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199">
            <text:p>199</text:p>
          </table:table-cell>
          <table:table-cell office:value-type="string">
            <text:p>310136</text:p>
          </table:table-cell>
          <table:table-cell office:value-type="string">
            <text:p>ปัจจัยที่มีผลกระทบต่อความถูกต้องของการวิเคราะห์องค์ประกอบทางเคมี และการประกันคุณภาพตามมาตรฐาน ISO/IEC 17025</text:p>
          </table:table-cell>
          <table:table-cell office:value-type="string">
            <text:p>ห้องประชุมชั้น 5 อาคารถ่ายทอดโนโลยี วว.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136</text:p>
          </table:table-cell>
          <table:table-cell office:value-type="string">
            <text:p>นายวิรัช จันทรา</text:p>
          </table:table-cell>
          <table:table-cell office:value-type="string">
            <text:p>รองผู้ว่าการบริการอุตสาหกรรม</text:p>
          </table:table-cell>
          <table:table-cell office:value-type="string">
            <text:p>บอ.</text:p>
          </table:table-cell>
          <table:table-cell office:value-type="string">
            <text:p>71-9202</text:p>
          </table:table-cell>
          <table:table-cell office:value-type="string">
            <text:p>wirach@tistr.or.th</text:p>
          </table:table-cell>
          <table:table-cell office:value-type="float" office:value="337">
            <text:p>337</text:p>
          </table:table-cell>
          <table:table-cell office:value-type="string">
            <text:p>310136</text:p>
          </table:table-cell>
          <table:table-cell office:value-type="string">
            <text:p>การจัดการสำหรับนักบริหาร</text:p>
          </table:table-cell>
          <table:table-cell office:value-type="float" office:value="200">
            <text:p>200</text:p>
          </table:table-cell>
          <table:table-cell office:value-type="string">
            <text:p>310136</text:p>
          </table:table-cell>
          <table:table-cell office:value-type="string">
            <text:p>การจัดทำเอกสารระบบคุณภาพห้องปฏิบัติการ ISO/IEC 17025:2005</text:p>
          </table:table-cell>
          <table:table-cell office:value-type="string">
            <text:p>โรงแรมเจ้าพระยาป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8">
            <text:p>8</text:p>
          </table:table-cell>
          <table:table-cell office:value-type="string">
            <text:p>310429</text:p>
          </table:table-cell>
          <table:table-cell office:value-type="string">
            <text:p>เข้าร่วมตรวจประเมินรางวัลคุณภาพแห่งชาติ</text:p>
          </table:table-cell>
          <table:table-cell office:value-type="string">
            <text:p>สำนักงานรางวัลคุณภาพแห่งชาติ</text:p>
          </table:table-cell>
          <table:table-cell office:value-type="string">
            <text:p>ร่วมประเมิน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2">
            <text:p>222</text:p>
          </table:table-cell>
          <table:table-cell office:value-type="string">
            <text:p>310429</text:p>
          </table:table-cell>
          <table:table-cell office:value-type="string">
            <text:p>การจัดการความรู้สำหรับการบริหารและการพัฒนากำลังคนยุคใหม่</text:p>
          </table:table-cell>
          <table:table-cell office:value-type="string">
            <text:p>สำนักงาน ก.พ.</text:p>
          </table:table-cell>
          <table:table-cell office:value-type="string">
            <text:p>เป็นผู้ดำเนินการอภิปรายการสัมมนา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3">
            <text:p>223</text:p>
          </table:table-cell>
          <table:table-cell office:value-type="string">
            <text:p>310429</text:p>
          </table:table-cell>
          <table:table-cell office:value-type="string">
            <text:p>การเพิ่มประสิทธิภาพในการผลิตเซรามิก</text:p>
          </table:table-cell>
          <table:table-cell office:value-type="string">
            <text:p>ศูนย์พัฒนาอุตสาหกรรมเซรามิก จังหวัด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4">
            <text:p>224</text:p>
          </table:table-cell>
          <table:table-cell office:value-type="string">
            <text:p>310429</text:p>
          </table:table-cell>
          <table:table-cell office:value-type="string">
            <text:p>Study Meeting on Technology Innovation Initiatives for SMEs </text:p>
          </table:table-cell>
          <table:table-cell office:value-type="string">
            <text:p>องค์การเพิ่มผลผลิตแห่งเอเซีย/ประเทศสิงคโปร์</text:p>
          </table:table-cell>
          <table:table-cell office:value-type="string">
            <text:p>เข้าร่วมโครง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5">
            <text:p>225</text:p>
          </table:table-cell>
          <table:table-cell office:value-type="string">
            <text:p>310429</text:p>
          </table:table-cell>
          <table:table-cell office:value-type="string">
            <text:p>การพัฒนาสูตรดินสำหรับเผาอุณหภูมิต่ำสำหรับกระเบื้องตกแต่ง ในงานสัมมนาเรื่องพลังงาน ทางรอด ทางเลือกของอุตสาหกรรมเซรามิก</text:p>
          </table:table-cell>
          <table:table-cell office:value-type="string">
            <text:p>โรงแรมเจ้าพระยาป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6">
            <text:p>226</text:p>
          </table:table-cell>
          <table:table-cell office:value-type="string">
            <text:p>310429</text:p>
          </table:table-cell>
          <table:table-cell office:value-type="string">
            <text:p>เทคโนโลยีเซรามิกส์ คณะเทคโนโลยีอุตสาหกรรม</text:p>
          </table:table-cell>
          <table:table-cell office:value-type="string">
            <text:p>มหาวิทยาลัยราชภัฏพระนคร</text:p>
          </table:table-cell>
          <table:table-cell office:value-type="string">
            <text:p>กรรมการผู้ทรงคุณวุฒิวิพากษ์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7">
            <text:p>227</text:p>
          </table:table-cell>
          <table:table-cell office:value-type="string">
            <text:p>310429</text:p>
          </table:table-cell>
          <table:table-cell office:value-type="string">
            <text:p>งานสัมมนาต้นทุนพลังงานและสร้างนวัตกรรมใหม่ทางรอด ทางเลือกของอุตสาหกรรมเซรามิคไทย</text:p>
          </table:table-cell>
          <table:table-cell office:value-type="string">
            <text:p>โรงแรมเวียงลคอร จ.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8">
            <text:p>228</text:p>
          </table:table-cell>
          <table:table-cell office:value-type="string">
            <text:p>310429</text:p>
          </table:table-cell>
          <table:table-cell office:value-type="string">
            <text:p>The 1st International Conference on the Utilization of Rice Husk and Rice Husk Silica (RHAsia2009)</text:p>
          </table:table-cell>
          <table:table-cell office:value-type="string">
            <text:p>จุฬาลงกรณ์มหาวิทยาลัย</text:p>
          </table:table-cell>
          <table:table-cell office:value-type="string">
            <text:p>กรรมการวิชา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29">
            <text:p>229</text:p>
          </table:table-cell>
          <table:table-cell office:value-type="string">
            <text:p>310429</text:p>
          </table:table-cell>
          <table:table-cell office:value-type="string">
            <text:p>รายการวิทยุโทรทัศน์เพื่อบริการสังคมในเรื่องเครื่อง CPM เข่าสำหรับกายภาพบำบัด</text:p>
          </table:table-cell>
          <table:table-cell office:value-type="string">
            <text:p>สำนักงานเทคโนโลยีการศึกษา มหาวิทยาลัยสุโขทัยธรรมาธิราช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7">
            <text:p>347</text:p>
          </table:table-cell>
          <table:table-cell office:value-type="string">
            <text:p>310429</text:p>
          </table:table-cell>
          <table:table-cell office:value-type="string">
            <text:p>วัสดุศาสตร์ (เซรามิกส์)</text:p>
          </table:table-cell>
          <table:table-cell office:value-type="float" office:value="230">
            <text:p>230</text:p>
          </table:table-cell>
          <table:table-cell office:value-type="string">
            <text:p>310429</text:p>
          </table:table-cell>
          <table:table-cell office:value-type="string">
            <text:p>การประชุมระดับความคิดเห็นผู้ทรงคุณวุฒิและประกอบการเพื่อประเมินหลักสูตรปรัชญาดุษฎีบัณิต สาขาวิชาเคมี คณะวิทยาศาสตร์ (หลักสูตรนานาชาติ) และสำรวจความต้อง</text:p>
          </table:table-cell>
          <table:table-cell office:value-type="string">
            <text:p>คณะวิทยาศาสตร์ มหาวิทยาลัยเกษตรศาสตร์</text:p>
          </table:table-cell>
          <table:table-cell office:value-type="string">
            <text:p>ผู้ทรงคุณวุฒิ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8">
            <text:p>8</text:p>
          </table:table-cell>
          <table:table-cell office:value-type="string">
            <text:p>310429</text:p>
          </table:table-cell>
          <table:table-cell office:value-type="string">
            <text:p>เข้าร่วมตรวจประเมินรางวัลคุณภาพแห่งชาติ</text:p>
          </table:table-cell>
          <table:table-cell office:value-type="string">
            <text:p>สำนักงานรางวัลคุณภาพแห่งชาติ</text:p>
          </table:table-cell>
          <table:table-cell office:value-type="string">
            <text:p>ร่วมประเมิน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2">
            <text:p>222</text:p>
          </table:table-cell>
          <table:table-cell office:value-type="string">
            <text:p>310429</text:p>
          </table:table-cell>
          <table:table-cell office:value-type="string">
            <text:p>การจัดการความรู้สำหรับการบริหารและการพัฒนากำลังคนยุคใหม่</text:p>
          </table:table-cell>
          <table:table-cell office:value-type="string">
            <text:p>สำนักงาน ก.พ.</text:p>
          </table:table-cell>
          <table:table-cell office:value-type="string">
            <text:p>เป็นผู้ดำเนินการอภิปรายการสัมมนา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3">
            <text:p>223</text:p>
          </table:table-cell>
          <table:table-cell office:value-type="string">
            <text:p>310429</text:p>
          </table:table-cell>
          <table:table-cell office:value-type="string">
            <text:p>การเพิ่มประสิทธิภาพในการผลิตเซรามิก</text:p>
          </table:table-cell>
          <table:table-cell office:value-type="string">
            <text:p>ศูนย์พัฒนาอุตสาหกรรมเซรามิก จังหวัด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4">
            <text:p>224</text:p>
          </table:table-cell>
          <table:table-cell office:value-type="string">
            <text:p>310429</text:p>
          </table:table-cell>
          <table:table-cell office:value-type="string">
            <text:p>Study Meeting on Technology Innovation Initiatives for SMEs </text:p>
          </table:table-cell>
          <table:table-cell office:value-type="string">
            <text:p>องค์การเพิ่มผลผลิตแห่งเอเซีย/ประเทศสิงคโปร์</text:p>
          </table:table-cell>
          <table:table-cell office:value-type="string">
            <text:p>เข้าร่วมโครง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5">
            <text:p>225</text:p>
          </table:table-cell>
          <table:table-cell office:value-type="string">
            <text:p>310429</text:p>
          </table:table-cell>
          <table:table-cell office:value-type="string">
            <text:p>การพัฒนาสูตรดินสำหรับเผาอุณหภูมิต่ำสำหรับกระเบื้องตกแต่ง ในงานสัมมนาเรื่องพลังงาน ทางรอด ทางเลือกของอุตสาหกรรมเซรามิก</text:p>
          </table:table-cell>
          <table:table-cell office:value-type="string">
            <text:p>โรงแรมเจ้าพระยาป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6">
            <text:p>226</text:p>
          </table:table-cell>
          <table:table-cell office:value-type="string">
            <text:p>310429</text:p>
          </table:table-cell>
          <table:table-cell office:value-type="string">
            <text:p>เทคโนโลยีเซรามิกส์ คณะเทคโนโลยีอุตสาหกรรม</text:p>
          </table:table-cell>
          <table:table-cell office:value-type="string">
            <text:p>มหาวิทยาลัยราชภัฏพระนคร</text:p>
          </table:table-cell>
          <table:table-cell office:value-type="string">
            <text:p>กรรมการผู้ทรงคุณวุฒิวิพากษ์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7">
            <text:p>227</text:p>
          </table:table-cell>
          <table:table-cell office:value-type="string">
            <text:p>310429</text:p>
          </table:table-cell>
          <table:table-cell office:value-type="string">
            <text:p>งานสัมมนาต้นทุนพลังงานและสร้างนวัตกรรมใหม่ทางรอด ทางเลือกของอุตสาหกรรมเซรามิคไทย</text:p>
          </table:table-cell>
          <table:table-cell office:value-type="string">
            <text:p>โรงแรมเวียงลคอร จ.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8">
            <text:p>228</text:p>
          </table:table-cell>
          <table:table-cell office:value-type="string">
            <text:p>310429</text:p>
          </table:table-cell>
          <table:table-cell office:value-type="string">
            <text:p>The 1st International Conference on the Utilization of Rice Husk and Rice Husk Silica (RHAsia2009)</text:p>
          </table:table-cell>
          <table:table-cell office:value-type="string">
            <text:p>จุฬาลงกรณ์มหาวิทยาลัย</text:p>
          </table:table-cell>
          <table:table-cell office:value-type="string">
            <text:p>กรรมการวิชา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9">
            <text:p>229</text:p>
          </table:table-cell>
          <table:table-cell office:value-type="string">
            <text:p>310429</text:p>
          </table:table-cell>
          <table:table-cell office:value-type="string">
            <text:p>รายการวิทยุโทรทัศน์เพื่อบริการสังคมในเรื่องเครื่อง CPM เข่าสำหรับกายภาพบำบัด</text:p>
          </table:table-cell>
          <table:table-cell office:value-type="string">
            <text:p>สำนักงานเทคโนโลยีการศึกษา มหาวิทยาลัยสุโขทัยธรรมาธิราช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8">
            <text:p>348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30">
            <text:p>230</text:p>
          </table:table-cell>
          <table:table-cell office:value-type="string">
            <text:p>310429</text:p>
          </table:table-cell>
          <table:table-cell office:value-type="string">
            <text:p>การประชุมระดับความคิดเห็นผู้ทรงคุณวุฒิและประกอบการเพื่อประเมินหลักสูตรปรัชญาดุษฎีบัณิต สาขาวิชาเคมี คณะวิทยาศาสตร์ (หลักสูตรนานาชาติ) และสำรวจความต้อง</text:p>
          </table:table-cell>
          <table:table-cell office:value-type="string">
            <text:p>คณะวิทยาศาสตร์ มหาวิทยาลัยเกษตรศาสตร์</text:p>
          </table:table-cell>
          <table:table-cell office:value-type="string">
            <text:p>ผู้ทรงคุณวุฒิ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8">
            <text:p>8</text:p>
          </table:table-cell>
          <table:table-cell office:value-type="string">
            <text:p>310429</text:p>
          </table:table-cell>
          <table:table-cell office:value-type="string">
            <text:p>เข้าร่วมตรวจประเมินรางวัลคุณภาพแห่งชาติ</text:p>
          </table:table-cell>
          <table:table-cell office:value-type="string">
            <text:p>สำนักงานรางวัลคุณภาพแห่งชาติ</text:p>
          </table:table-cell>
          <table:table-cell office:value-type="string">
            <text:p>ร่วมประเมิน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2">
            <text:p>222</text:p>
          </table:table-cell>
          <table:table-cell office:value-type="string">
            <text:p>310429</text:p>
          </table:table-cell>
          <table:table-cell office:value-type="string">
            <text:p>การจัดการความรู้สำหรับการบริหารและการพัฒนากำลังคนยุคใหม่</text:p>
          </table:table-cell>
          <table:table-cell office:value-type="string">
            <text:p>สำนักงาน ก.พ.</text:p>
          </table:table-cell>
          <table:table-cell office:value-type="string">
            <text:p>เป็นผู้ดำเนินการอภิปรายการสัมมนา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3">
            <text:p>223</text:p>
          </table:table-cell>
          <table:table-cell office:value-type="string">
            <text:p>310429</text:p>
          </table:table-cell>
          <table:table-cell office:value-type="string">
            <text:p>การเพิ่มประสิทธิภาพในการผลิตเซรามิก</text:p>
          </table:table-cell>
          <table:table-cell office:value-type="string">
            <text:p>ศูนย์พัฒนาอุตสาหกรรมเซรามิก จังหวัด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4">
            <text:p>224</text:p>
          </table:table-cell>
          <table:table-cell office:value-type="string">
            <text:p>310429</text:p>
          </table:table-cell>
          <table:table-cell office:value-type="string">
            <text:p>Study Meeting on Technology Innovation Initiatives for SMEs </text:p>
          </table:table-cell>
          <table:table-cell office:value-type="string">
            <text:p>องค์การเพิ่มผลผลิตแห่งเอเซีย/ประเทศสิงคโปร์</text:p>
          </table:table-cell>
          <table:table-cell office:value-type="string">
            <text:p>เข้าร่วมโครง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5">
            <text:p>225</text:p>
          </table:table-cell>
          <table:table-cell office:value-type="string">
            <text:p>310429</text:p>
          </table:table-cell>
          <table:table-cell office:value-type="string">
            <text:p>การพัฒนาสูตรดินสำหรับเผาอุณหภูมิต่ำสำหรับกระเบื้องตกแต่ง ในงานสัมมนาเรื่องพลังงาน ทางรอด ทางเลือกของอุตสาหกรรมเซรามิก</text:p>
          </table:table-cell>
          <table:table-cell office:value-type="string">
            <text:p>โรงแรมเจ้าพระยาปาร์ค กรุงเทพฯ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6">
            <text:p>226</text:p>
          </table:table-cell>
          <table:table-cell office:value-type="string">
            <text:p>310429</text:p>
          </table:table-cell>
          <table:table-cell office:value-type="string">
            <text:p>เทคโนโลยีเซรามิกส์ คณะเทคโนโลยีอุตสาหกรรม</text:p>
          </table:table-cell>
          <table:table-cell office:value-type="string">
            <text:p>มหาวิทยาลัยราชภัฏพระนคร</text:p>
          </table:table-cell>
          <table:table-cell office:value-type="string">
            <text:p>กรรมการผู้ทรงคุณวุฒิวิพากษ์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7">
            <text:p>227</text:p>
          </table:table-cell>
          <table:table-cell office:value-type="string">
            <text:p>310429</text:p>
          </table:table-cell>
          <table:table-cell office:value-type="string">
            <text:p>งานสัมมนาต้นทุนพลังงานและสร้างนวัตกรรมใหม่ทางรอด ทางเลือกของอุตสาหกรรมเซรามิคไทย</text:p>
          </table:table-cell>
          <table:table-cell office:value-type="string">
            <text:p>โรงแรมเวียงลคอร จ.ลำปา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8">
            <text:p>228</text:p>
          </table:table-cell>
          <table:table-cell office:value-type="string">
            <text:p>310429</text:p>
          </table:table-cell>
          <table:table-cell office:value-type="string">
            <text:p>The 1st International Conference on the Utilization of Rice Husk and Rice Husk Silica (RHAsia2009)</text:p>
          </table:table-cell>
          <table:table-cell office:value-type="string">
            <text:p>จุฬาลงกรณ์มหาวิทยาลัย</text:p>
          </table:table-cell>
          <table:table-cell office:value-type="string">
            <text:p>กรรมการวิชากา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29">
            <text:p>229</text:p>
          </table:table-cell>
          <table:table-cell office:value-type="string">
            <text:p>310429</text:p>
          </table:table-cell>
          <table:table-cell office:value-type="string">
            <text:p>รายการวิทยุโทรทัศน์เพื่อบริการสังคมในเรื่องเครื่อง CPM เข่าสำหรับกายภาพบำบัด</text:p>
          </table:table-cell>
          <table:table-cell office:value-type="string">
            <text:p>สำนักงานเทคโนโลยีการศึกษา มหาวิทยาลัยสุโขทัยธรรมาธิราช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10429</text:p>
          </table:table-cell>
          <table:table-cell office:value-type="string">
            <text:p>นางชุติมา เอี่ยมโชติชวลิต</text:p>
          </table:table-cell>
          <table:table-cell office:value-type="string">
            <text:p>ผู้ว่าการ</text:p>
          </table:table-cell>
          <table:table-cell office:value-type="string">
            <text:p>สผวว.</text:p>
          </table:table-cell>
          <table:table-cell office:value-type="string">
            <text:p>71-9191</text:p>
          </table:table-cell>
          <table:table-cell office:value-type="string">
            <text:p>chutima@tistr.or.th</text:p>
          </table:table-cell>
          <table:table-cell office:value-type="float" office:value="349">
            <text:p>349</text:p>
          </table:table-cell>
          <table:table-cell office:value-type="string">
            <text:p>310429</text:p>
          </table:table-cell>
          <table:table-cell office:value-type="string">
            <text:p>Ceramic Science and Engineering</text:p>
          </table:table-cell>
          <table:table-cell office:value-type="float" office:value="230">
            <text:p>230</text:p>
          </table:table-cell>
          <table:table-cell office:value-type="string">
            <text:p>310429</text:p>
          </table:table-cell>
          <table:table-cell office:value-type="string">
            <text:p>การประชุมระดับความคิดเห็นผู้ทรงคุณวุฒิและประกอบการเพื่อประเมินหลักสูตรปรัชญาดุษฎีบัณิต สาขาวิชาเคมี คณะวิทยาศาสตร์ (หลักสูตรนานาชาติ) และสำรวจความต้อง</text:p>
          </table:table-cell>
          <table:table-cell office:value-type="string">
            <text:p>คณะวิทยาศาสตร์ มหาวิทยาลัยเกษตรศาสตร์</text:p>
          </table:table-cell>
          <table:table-cell office:value-type="string">
            <text:p>ผู้ทรงคุณวุฒิ</text:p>
          </table:table-cell>
        </table:table-row>
        <table:table-row>
          <table:table-cell office:value-type="string">
            <text:p>310543</text:p>
          </table:table-cell>
          <table:table-cell office:value-type="string">
            <text:p>นางอาภารัตน์ มหาขันธ์</text:p>
          </table:table-cell>
          <table:table-cell office:value-type="string">
            <text:p>รองผู้ว่าการวิจัยและพัฒนา ด้านพัฒนาอย่างยั่งยืน</text:p>
          </table:table-cell>
          <table:table-cell office:value-type="string">
            <text:p>พย.</text:p>
          </table:table-cell>
          <table:table-cell office:value-type="string">
            <text:p>71-9198</text:p>
          </table:table-cell>
          <table:table-cell office:value-type="string">
            <text:p>aparat@tistr.or.th</text:p>
          </table:table-cell>
          <table:table-cell office:value-type="float" office:value="351">
            <text:p>351</text:p>
          </table:table-cell>
          <table:table-cell office:value-type="string">
            <text:p>310543</text:p>
          </table:table-cell>
          <table:table-cell office:value-type="string">
            <text:p>สัตวบาล</text:p>
          </table:table-cell>
          <table:table-cell office:value-type="float" office:value="14">
            <text:p>14</text:p>
          </table:table-cell>
          <table:table-cell office:value-type="string">
            <text:p>310543</text:p>
          </table:table-cell>
          <table:table-cell office:value-type="string">
            <text:p>การประชุมความร่วมมือนานาชาติ ครั้งที่ 1 Asia-Oceania Algae Summit</text:p>
          </table:table-cell>
          <table:table-cell office:value-type="string">
            <text:p>University Of Tsukuba</text:p>
          </table:table-cell>
          <table:table-cell office:value-type="string">
            <text:p>ผู้เข้าร่วมประชุม</text:p>
          </table:table-cell>
        </table:table-row>
        <table:table-row>
          <table:table-cell office:value-type="string">
            <text:p>310543</text:p>
          </table:table-cell>
          <table:table-cell office:value-type="string">
            <text:p>นางอาภารัตน์ มหาขันธ์</text:p>
          </table:table-cell>
          <table:table-cell office:value-type="string">
            <text:p>รองผู้ว่าการวิจัยและพัฒนา ด้านพัฒนาอย่างยั่งยืน</text:p>
          </table:table-cell>
          <table:table-cell office:value-type="string">
            <text:p>พย.</text:p>
          </table:table-cell>
          <table:table-cell office:value-type="string">
            <text:p>71-9198</text:p>
          </table:table-cell>
          <table:table-cell office:value-type="string">
            <text:p>aparat@tistr.or.th</text:p>
          </table:table-cell>
          <table:table-cell office:value-type="float" office:value="352">
            <text:p>352</text:p>
          </table:table-cell>
          <table:table-cell office:value-type="string">
            <text:p>310543</text:p>
          </table:table-cell>
          <table:table-cell office:value-type="string">
            <text:p>เทคโนโลยีการบริหารสิ่งแวดล้อม</text:p>
          </table:table-cell>
          <table:table-cell office:value-type="float" office:value="14">
            <text:p>14</text:p>
          </table:table-cell>
          <table:table-cell office:value-type="string">
            <text:p>310543</text:p>
          </table:table-cell>
          <table:table-cell office:value-type="string">
            <text:p>การประชุมความร่วมมือนานาชาติ ครั้งที่ 1 Asia-Oceania Algae Summit</text:p>
          </table:table-cell>
          <table:table-cell office:value-type="string">
            <text:p>University Of Tsukuba</text:p>
          </table:table-cell>
          <table:table-cell office:value-type="string">
            <text:p>ผู้เข้าร่วมประชุม</text:p>
          </table:table-cell>
        </table:table-row>
        <table:table-row>
          <table:table-cell office:value-type="string">
            <text:p>310543</text:p>
          </table:table-cell>
          <table:table-cell office:value-type="string">
            <text:p>นางอาภารัตน์ มหาขันธ์</text:p>
          </table:table-cell>
          <table:table-cell office:value-type="string">
            <text:p>รองผู้ว่าการวิจัยและพัฒนา ด้านพัฒนาอย่างยั่งยืน</text:p>
          </table:table-cell>
          <table:table-cell office:value-type="string">
            <text:p>พย.</text:p>
          </table:table-cell>
          <table:table-cell office:value-type="string">
            <text:p>71-9198</text:p>
          </table:table-cell>
          <table:table-cell office:value-type="string">
            <text:p>aparat@tistr.or.th</text:p>
          </table:table-cell>
          <table:table-cell office:value-type="float" office:value="353">
            <text:p>353</text:p>
          </table:table-cell>
          <table:table-cell office:value-type="string">
            <text:p>310543</text:p>
          </table:table-cell>
          <table:table-cell office:value-type="string">
            <text:p>Pharmaceutical Science</text:p>
          </table:table-cell>
          <table:table-cell office:value-type="float" office:value="14">
            <text:p>14</text:p>
          </table:table-cell>
          <table:table-cell office:value-type="string">
            <text:p>310543</text:p>
          </table:table-cell>
          <table:table-cell office:value-type="string">
            <text:p>การประชุมความร่วมมือนานาชาติ ครั้งที่ 1 Asia-Oceania Algae Summit</text:p>
          </table:table-cell>
          <table:table-cell office:value-type="string">
            <text:p>University Of Tsukuba</text:p>
          </table:table-cell>
          <table:table-cell office:value-type="string">
            <text:p>ผู้เข้าร่วมประชุม</text:p>
          </table:table-cell>
        </table:table-row>
        <table:table-row>
          <table:table-cell office:value-type="string">
            <text:p>310543</text:p>
          </table:table-cell>
          <table:table-cell office:value-type="string">
            <text:p>นางอาภารัตน์ มหาขันธ์</text:p>
          </table:table-cell>
          <table:table-cell office:value-type="string">
            <text:p>รองผู้ว่าการวิจัยและพัฒนา ด้านพัฒนาอย่างยั่งยืน</text:p>
          </table:table-cell>
          <table:table-cell office:value-type="string">
            <text:p>พย.</text:p>
          </table:table-cell>
          <table:table-cell office:value-type="string">
            <text:p>71-9198</text:p>
          </table:table-cell>
          <table:table-cell office:value-type="string">
            <text:p>aparat@tistr.or.th</text:p>
          </table:table-cell>
          <table:table-cell office:value-type="float" office:value="354">
            <text:p>354</text:p>
          </table:table-cell>
          <table:table-cell office:value-type="string">
            <text:p>310543</text:p>
          </table:table-cell>
          <table:table-cell office:value-type="string">
            <text:p>Toxic Cyanobacteria</text:p>
          </table:table-cell>
          <table:table-cell office:value-type="float" office:value="14">
            <text:p>14</text:p>
          </table:table-cell>
          <table:table-cell office:value-type="string">
            <text:p>310543</text:p>
          </table:table-cell>
          <table:table-cell office:value-type="string">
            <text:p>การประชุมความร่วมมือนานาชาติ ครั้งที่ 1 Asia-Oceania Algae Summit</text:p>
          </table:table-cell>
          <table:table-cell office:value-type="string">
            <text:p>University Of Tsukuba</text:p>
          </table:table-cell>
          <table:table-cell office:value-type="string">
            <text:p>ผู้เข้าร่วมประชุม</text:p>
          </table:table-cell>
        </table:table-row>
        <table:table-row>
          <table:table-cell office:value-type="string">
            <text:p>310543</text:p>
          </table:table-cell>
          <table:table-cell office:value-type="string">
            <text:p>นางอาภารัตน์ มหาขันธ์</text:p>
          </table:table-cell>
          <table:table-cell office:value-type="string">
            <text:p>รองผู้ว่าการวิจัยและพัฒนา ด้านพัฒนาอย่างยั่งยืน</text:p>
          </table:table-cell>
          <table:table-cell office:value-type="string">
            <text:p>พย.</text:p>
          </table:table-cell>
          <table:table-cell office:value-type="string">
            <text:p>71-9198</text:p>
          </table:table-cell>
          <table:table-cell office:value-type="string">
            <text:p>aparat@tistr.or.th</text:p>
          </table:table-cell>
          <table:table-cell office:value-type="float" office:value="355">
            <text:p>355</text:p>
          </table:table-cell>
          <table:table-cell office:value-type="string">
            <text:p>310543</text:p>
          </table:table-cell>
          <table:table-cell office:value-type="string">
            <text:p>NEDO Programme on Industry and Environment Protect</text:p>
          </table:table-cell>
          <table:table-cell office:value-type="float" office:value="14">
            <text:p>14</text:p>
          </table:table-cell>
          <table:table-cell office:value-type="string">
            <text:p>310543</text:p>
          </table:table-cell>
          <table:table-cell office:value-type="string">
            <text:p>การประชุมความร่วมมือนานาชาติ ครั้งที่ 1 Asia-Oceania Algae Summit</text:p>
          </table:table-cell>
          <table:table-cell office:value-type="string">
            <text:p>University Of Tsukuba</text:p>
          </table:table-cell>
          <table:table-cell office:value-type="string">
            <text:p>ผู้เข้าร่วมประชุม</text:p>
          </table:table-cell>
        </table:table-row>
        <table:table-row>
          <table:table-cell office:value-type="string">
            <text:p>320549</text:p>
          </table:table-cell>
          <table:table-cell office:value-type="string">
            <text:p>นางจิตรา ชัยวิมล</text:p>
          </table:table-cell>
          <table:table-cell office:value-type="string">
            <text:p>รองผู้ว่าการ บริหาร</text:p>
          </table:table-cell>
          <table:table-cell office:value-type="string">
            <text:p>บห.</text:p>
          </table:table-cell>
          <table:table-cell office:value-type="string">
            <text:p>71-9212</text:p>
          </table:table-cell>
          <table:table-cell office:value-type="string">
            <text:p>jittra@tistr.or.th</text:p>
          </table:table-cell>
          <table:table-cell office:value-type="float" office:value="397">
            <text:p>397</text:p>
          </table:table-cell>
          <table:table-cell office:value-type="string">
            <text:p>320549</text:p>
          </table:table-cell>
          <table:table-cell office:value-type="string">
            <text:p>เคมี</text:p>
          </table:table-cell>
          <table:table-cell office:value-type="float" office:value="24">
            <text:p>24</text:p>
          </table:table-cell>
          <table:table-cell office:value-type="string">
            <text:p>320549</text:p>
          </table:table-cell>
          <table:table-cell office:value-type="string">
            <text:p>วิทยากรบรรยายงานปัจฉิมนิเทศ หัวข้อ ข้อกำหนดระบบบริหารระบบคุณภาพ ISO 9001:2008</text:p>
          </table:table-cell>
          <table:table-cell office:value-type="string">
            <text:p>ภาควิชาเคมี คณะวิทยาศาสตร์ มหาวิทยาลัยศิลปากร</text:p>
          </table:table-cell>
          <table:table-cell office:value-type="string">
            <text:p>วิทยากรบรรยายงานปัจฉิมนิเทศ</text:p>
          </table:table-cell>
        </table:table-row>
        <table:table-row>
          <table:table-cell office:value-type="string">
            <text:p>320549</text:p>
          </table:table-cell>
          <table:table-cell office:value-type="string">
            <text:p>นางจิตรา ชัยวิมล</text:p>
          </table:table-cell>
          <table:table-cell office:value-type="string">
            <text:p>รองผู้ว่าการ บริหาร</text:p>
          </table:table-cell>
          <table:table-cell office:value-type="string">
            <text:p>บห.</text:p>
          </table:table-cell>
          <table:table-cell office:value-type="string">
            <text:p>71-9212</text:p>
          </table:table-cell>
          <table:table-cell office:value-type="string">
            <text:p>jittra@tistr.or.th</text:p>
          </table:table-cell>
          <table:table-cell office:value-type="float" office:value="398">
            <text:p>398</text:p>
          </table:table-cell>
          <table:table-cell office:value-type="string">
            <text:p>320549</text:p>
          </table:table-cell>
          <table:table-cell office:value-type="string">
            <text:p>Biological Sciences (Biochemistry)</text:p>
          </table:table-cell>
          <table:table-cell office:value-type="float" office:value="24">
            <text:p>24</text:p>
          </table:table-cell>
          <table:table-cell office:value-type="string">
            <text:p>320549</text:p>
          </table:table-cell>
          <table:table-cell office:value-type="string">
            <text:p>วิทยากรบรรยายงานปัจฉิมนิเทศ หัวข้อ ข้อกำหนดระบบบริหารระบบคุณภาพ ISO 9001:2008</text:p>
          </table:table-cell>
          <table:table-cell office:value-type="string">
            <text:p>ภาควิชาเคมี คณะวิทยาศาสตร์ มหาวิทยาลัยศิลปากร</text:p>
          </table:table-cell>
          <table:table-cell office:value-type="string">
            <text:p>วิทยากรบรรยายงานปัจฉิมนิเทศ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6">
            <text:p>426</text:p>
          </table:table-cell>
          <table:table-cell office:value-type="string">
            <text:p>330430</text:p>
          </table:table-cell>
          <table:table-cell office:value-type="string">
            <text:p>อุตสาหกรรมเกษตร</text:p>
          </table:table-cell>
          <table:table-cell office:value-type="float" office:value="18">
            <text:p>18</text:p>
          </table:table-cell>
          <table:table-cell office:value-type="string">
            <text:p>330430</text:p>
          </table:table-cell>
          <table:table-cell office:value-type="string">
            <text:p>เป็นวิทยากรบรรยาย ในหัวข้อ บรรจุภัณฑ์และเทคโนโลยีที่มใช้ในการผลิตภัณฑ์อาหาร</text:p>
          </table:table-cell>
          <table:table-cell office:value-type="string">
            <text:p>สถาบันอาหาร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6">
            <text:p>426</text:p>
          </table:table-cell>
          <table:table-cell office:value-type="string">
            <text:p>330430</text:p>
          </table:table-cell>
          <table:table-cell office:value-type="string">
            <text:p>อุตสาหกรรมเกษตร</text:p>
          </table:table-cell>
          <table:table-cell office:value-type="float" office:value="57">
            <text:p>57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Functional Food and Nutraceuticals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6">
            <text:p>426</text:p>
          </table:table-cell>
          <table:table-cell office:value-type="string">
            <text:p>330430</text:p>
          </table:table-cell>
          <table:table-cell office:value-type="string">
            <text:p>อุตสาหกรรมเกษตร</text:p>
          </table:table-cell>
          <table:table-cell office:value-type="float" office:value="58">
            <text:p>58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เทคโนโลยีและวัตกรรมบรรจุภัณฑ์อาหาร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7">
            <text:p>427</text:p>
          </table:table-cell>
          <table:table-cell office:value-type="string">
            <text:p>330430</text:p>
          </table:table-cell>
          <table:table-cell office:value-type="string">
            <text:p>Post-harvest and Food  Process Engineering</text:p>
          </table:table-cell>
          <table:table-cell office:value-type="float" office:value="18">
            <text:p>18</text:p>
          </table:table-cell>
          <table:table-cell office:value-type="string">
            <text:p>330430</text:p>
          </table:table-cell>
          <table:table-cell office:value-type="string">
            <text:p>เป็นวิทยากรบรรยาย ในหัวข้อ บรรจุภัณฑ์และเทคโนโลยีที่มใช้ในการผลิตภัณฑ์อาหาร</text:p>
          </table:table-cell>
          <table:table-cell office:value-type="string">
            <text:p>สถาบันอาหาร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7">
            <text:p>427</text:p>
          </table:table-cell>
          <table:table-cell office:value-type="string">
            <text:p>330430</text:p>
          </table:table-cell>
          <table:table-cell office:value-type="string">
            <text:p>Post-harvest and Food  Process Engineering</text:p>
          </table:table-cell>
          <table:table-cell office:value-type="float" office:value="57">
            <text:p>57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Functional Food and Nutraceuticals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7">
            <text:p>427</text:p>
          </table:table-cell>
          <table:table-cell office:value-type="string">
            <text:p>330430</text:p>
          </table:table-cell>
          <table:table-cell office:value-type="string">
            <text:p>Post-harvest and Food  Process Engineering</text:p>
          </table:table-cell>
          <table:table-cell office:value-type="float" office:value="58">
            <text:p>58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เทคโนโลยีและวัตกรรมบรรจุภัณฑ์อาหาร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8">
            <text:p>428</text:p>
          </table:table-cell>
          <table:table-cell office:value-type="string">
            <text:p>330430</text:p>
          </table:table-cell>
          <table:table-cell office:value-type="string">
            <text:p>Packaging</text:p>
          </table:table-cell>
          <table:table-cell office:value-type="float" office:value="18">
            <text:p>18</text:p>
          </table:table-cell>
          <table:table-cell office:value-type="string">
            <text:p>330430</text:p>
          </table:table-cell>
          <table:table-cell office:value-type="string">
            <text:p>เป็นวิทยากรบรรยาย ในหัวข้อ บรรจุภัณฑ์และเทคโนโลยีที่มใช้ในการผลิตภัณฑ์อาหาร</text:p>
          </table:table-cell>
          <table:table-cell office:value-type="string">
            <text:p>สถาบันอาหาร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8">
            <text:p>428</text:p>
          </table:table-cell>
          <table:table-cell office:value-type="string">
            <text:p>330430</text:p>
          </table:table-cell>
          <table:table-cell office:value-type="string">
            <text:p>Packaging</text:p>
          </table:table-cell>
          <table:table-cell office:value-type="float" office:value="57">
            <text:p>57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Functional Food and Nutraceuticals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30430</text:p>
          </table:table-cell>
          <table:table-cell office:value-type="string">
            <text:p>น.ส.พัชทรา มณีสินธุ์</text:p>
          </table:table-cell>
          <table:table-cell office:value-type="string">
            <text:p>ผอ. ศบท.</text:p>
          </table:table-cell>
          <table:table-cell office:value-type="string">
            <text:p>ศบท.</text:p>
          </table:table-cell>
          <table:table-cell office:value-type="string">
            <text:p>72-3201</text:p>
          </table:table-cell>
          <table:table-cell office:value-type="string">
            <text:p>pattra_m@tistr.or.th</text:p>
          </table:table-cell>
          <table:table-cell office:value-type="float" office:value="428">
            <text:p>428</text:p>
          </table:table-cell>
          <table:table-cell office:value-type="string">
            <text:p>330430</text:p>
          </table:table-cell>
          <table:table-cell office:value-type="string">
            <text:p>Packaging</text:p>
          </table:table-cell>
          <table:table-cell office:value-type="float" office:value="58">
            <text:p>58</text:p>
          </table:table-cell>
          <table:table-cell office:value-type="string">
            <text:p>330430</text:p>
          </table:table-cell>
          <table:table-cell office:value-type="string">
            <text:p>วิทยาการในการฝึกอบรมหลักสูตร เทคโนโลยีและวัตกรรมบรรจุภัณฑ์อาหาร</text:p>
          </table:table-cell>
          <table:table-cell office:value-type="string">
            <text:p>สถาบันอาหาร (nfi)</text:p>
          </table:table-cell>
          <table:table-cell office:value-type="string">
            <text:p>วิทยากรฝึกอบรม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15">
            <text:p>15</text:p>
          </table:table-cell>
          <table:table-cell office:value-type="string">
            <text:p>340518</text:p>
          </table:table-cell>
          <table:table-cell office:value-type="string">
            <text:p>เข้าร่วมเป็นคณะกรรมการจัดการประชุม โดยได้รับผิดชอบในส่วนงานวิชาการ การประชุมวิชาการ นานาชาติ ครั้งที่ 2 ACEM</text:p>
          </table:table-cell>
          <table:table-cell office:value-type="string">
            <text:p>โรงแรมดุสิตธานี</text:p>
          </table:table-cell>
          <table:table-cell office:value-type="string">
            <text:p>คณะกรรมการจัดงาน ฝ่ายวิชาการ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433">
            <text:p>433</text:p>
          </table:table-cell>
          <table:table-cell office:value-type="string">
            <text:p>340518</text:p>
          </table:table-cell>
          <table:table-cell office:value-type="string">
            <text:p>2552 รางวัลโครงการวิจัยและพัฒนาดีเด่น วว. โครงการ : วิจัยและพัฒนาผลิตภัณฑ์เสริมอาหารต้านอนุมูลอิสระจากขมิ้นชัน</text:p>
          </table:table-cell>
          <table:table-cell office:value-type="string">
            <text:p>(Research and development on dietary</text:p>
          </table:table-cell>
          <table:table-cell office:value-type="string">
            <text:p>วว.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434">
            <text:p>434</text:p>
          </table:table-cell>
          <table:table-cell office:value-type="string">
            <text:p>340518</text:p>
          </table:table-cell>
          <table:table-cell office:value-type="string">
            <text:p>ประกาศนียบัตรเกีรติคุณผู้ทำคุณประโยชน์ให้แก่ วว.เกียรติคุณในการเผยแพร่ชื่อเสียง วว.จากการได้รับรางวัลในการประชุมวิชาการระดับนานาชาติ</text:p>
          </table:table-cell>
          <table:table-cell office:value-type="string">
            <text:p>วว.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435">
            <text:p>435</text:p>
          </table:table-cell>
          <table:table-cell office:value-type="string">
            <text:p>340518</text:p>
          </table:table-cell>
          <table:table-cell office:value-type="string">
            <text:p>รางวัล Best poster Presentation สาขา Pharmaceutical Chemistry and Natural Products  ผลงานวิจัยเรื่อง </text:p>
          </table:table-cell>
          <table:table-cell office:value-type="string">
            <text:p>คณะเภสัชศาสตร์  จุฬาลงกรณ์มหาวิทยาลัย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436">
            <text:p>436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Anti-oxidative DNA damage activity of Momordica cochinchinensis fruits in TK6 human lymphoblast cells by comet assay.ในการประชุมวิ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3">
            <text:p>503</text:p>
          </table:table-cell>
          <table:table-cell office:value-type="string">
            <text:p>340518</text:p>
          </table:table-cell>
          <table:table-cell office:value-type="string">
            <text:p>สาธารณสุขศาสตร์</text:p>
          </table:table-cell>
          <table:table-cell office:value-type="float" office:value="438">
            <text:p>438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New Healthy Beverages 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15">
            <text:p>15</text:p>
          </table:table-cell>
          <table:table-cell office:value-type="string">
            <text:p>340518</text:p>
          </table:table-cell>
          <table:table-cell office:value-type="string">
            <text:p>เข้าร่วมเป็นคณะกรรมการจัดการประชุม โดยได้รับผิดชอบในส่วนงานวิชาการ การประชุมวิชาการ นานาชาติ ครั้งที่ 2 ACEM</text:p>
          </table:table-cell>
          <table:table-cell office:value-type="string">
            <text:p>โรงแรมดุสิตธานี</text:p>
          </table:table-cell>
          <table:table-cell office:value-type="string">
            <text:p>คณะกรรมการจัดงาน ฝ่ายวิชาการ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433">
            <text:p>433</text:p>
          </table:table-cell>
          <table:table-cell office:value-type="string">
            <text:p>340518</text:p>
          </table:table-cell>
          <table:table-cell office:value-type="string">
            <text:p>2552 รางวัลโครงการวิจัยและพัฒนาดีเด่น วว. โครงการ : วิจัยและพัฒนาผลิตภัณฑ์เสริมอาหารต้านอนุมูลอิสระจากขมิ้นชัน</text:p>
          </table:table-cell>
          <table:table-cell office:value-type="string">
            <text:p>(Research and development on dietary</text:p>
          </table:table-cell>
          <table:table-cell office:value-type="string">
            <text:p>วว.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434">
            <text:p>434</text:p>
          </table:table-cell>
          <table:table-cell office:value-type="string">
            <text:p>340518</text:p>
          </table:table-cell>
          <table:table-cell office:value-type="string">
            <text:p>ประกาศนียบัตรเกีรติคุณผู้ทำคุณประโยชน์ให้แก่ วว.เกียรติคุณในการเผยแพร่ชื่อเสียง วว.จากการได้รับรางวัลในการประชุมวิชาการระดับนานาชาติ</text:p>
          </table:table-cell>
          <table:table-cell office:value-type="string">
            <text:p>วว.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435">
            <text:p>435</text:p>
          </table:table-cell>
          <table:table-cell office:value-type="string">
            <text:p>340518</text:p>
          </table:table-cell>
          <table:table-cell office:value-type="string">
            <text:p>รางวัล Best poster Presentation สาขา Pharmaceutical Chemistry and Natural Products  ผลงานวิจัยเรื่อง </text:p>
          </table:table-cell>
          <table:table-cell office:value-type="string">
            <text:p>คณะเภสัชศาสตร์  จุฬาลงกรณ์มหาวิทยาลัย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436">
            <text:p>436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Anti-oxidative DNA damage activity of Momordica cochinchinensis fruits in TK6 human lymphoblast cells by comet assay.ในการประชุมวิ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4">
            <text:p>504</text:p>
          </table:table-cell>
          <table:table-cell office:value-type="string">
            <text:p>340518</text:p>
          </table:table-cell>
          <table:table-cell office:value-type="string">
            <text:p>พยาธิชีววิทยา</text:p>
          </table:table-cell>
          <table:table-cell office:value-type="float" office:value="438">
            <text:p>438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New Healthy Beverages 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15">
            <text:p>15</text:p>
          </table:table-cell>
          <table:table-cell office:value-type="string">
            <text:p>340518</text:p>
          </table:table-cell>
          <table:table-cell office:value-type="string">
            <text:p>เข้าร่วมเป็นคณะกรรมการจัดการประชุม โดยได้รับผิดชอบในส่วนงานวิชาการ การประชุมวิชาการ นานาชาติ ครั้งที่ 2 ACEM</text:p>
          </table:table-cell>
          <table:table-cell office:value-type="string">
            <text:p>โรงแรมดุสิตธานี</text:p>
          </table:table-cell>
          <table:table-cell office:value-type="string">
            <text:p>คณะกรรมการจัดงาน ฝ่ายวิชาการ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433">
            <text:p>433</text:p>
          </table:table-cell>
          <table:table-cell office:value-type="string">
            <text:p>340518</text:p>
          </table:table-cell>
          <table:table-cell office:value-type="string">
            <text:p>2552 รางวัลโครงการวิจัยและพัฒนาดีเด่น วว. โครงการ : วิจัยและพัฒนาผลิตภัณฑ์เสริมอาหารต้านอนุมูลอิสระจากขมิ้นชัน</text:p>
          </table:table-cell>
          <table:table-cell office:value-type="string">
            <text:p>(Research and development on dietary</text:p>
          </table:table-cell>
          <table:table-cell office:value-type="string">
            <text:p>วว.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434">
            <text:p>434</text:p>
          </table:table-cell>
          <table:table-cell office:value-type="string">
            <text:p>340518</text:p>
          </table:table-cell>
          <table:table-cell office:value-type="string">
            <text:p>ประกาศนียบัตรเกีรติคุณผู้ทำคุณประโยชน์ให้แก่ วว.เกียรติคุณในการเผยแพร่ชื่อเสียง วว.จากการได้รับรางวัลในการประชุมวิชาการระดับนานาชาติ</text:p>
          </table:table-cell>
          <table:table-cell office:value-type="string">
            <text:p>วว.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435">
            <text:p>435</text:p>
          </table:table-cell>
          <table:table-cell office:value-type="string">
            <text:p>340518</text:p>
          </table:table-cell>
          <table:table-cell office:value-type="string">
            <text:p>รางวัล Best poster Presentation สาขา Pharmaceutical Chemistry and Natural Products  ผลงานวิจัยเรื่อง </text:p>
          </table:table-cell>
          <table:table-cell office:value-type="string">
            <text:p>คณะเภสัชศาสตร์  จุฬาลงกรณ์มหาวิทยาลัย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436">
            <text:p>436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Anti-oxidative DNA damage activity of Momordica cochinchinensis fruits in TK6 human lymphoblast cells by comet assay.ในการประชุมวิ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18</text:p>
          </table:table-cell>
          <table:table-cell office:value-type="string">
            <text:p>น.ส.ประไพภัทร คลังทรัพย์</text:p>
          </table:table-cell>
          <table:table-cell office:value-type="string">
            <text:p>ผู้เชี่ยวชาญวิจัย</text:p>
          </table:table-cell>
          <table:table-cell office:value-type="string">
            <text:p>ศนส.</text:p>
          </table:table-cell>
          <table:table-cell office:value-type="string">
            <text:p>71-9109-71-9122</text:p>
          </table:table-cell>
          <table:table-cell office:value-type="string">
            <text:p>prapaipat@tistr.or.th</text:p>
          </table:table-cell>
          <table:table-cell office:value-type="float" office:value="505">
            <text:p>505</text:p>
          </table:table-cell>
          <table:table-cell office:value-type="string">
            <text:p>340518</text:p>
          </table:table-cell>
          <table:table-cell office:value-type="string">
            <text:p>Molecular Biology</text:p>
          </table:table-cell>
          <table:table-cell office:value-type="float" office:value="438">
            <text:p>438</text:p>
          </table:table-cell>
          <table:table-cell office:value-type="string">
            <text:p>340518</text:p>
          </table:table-cell>
          <table:table-cell office:value-type="string">
            <text:p>ผลงานวิจัยเรื่อง :  New Healthy Beverages </text:p>
          </table:table-cell>
          <table:table-cell office:value-type="string">
            <text:p>คณะเภสัชศาสตร์ มหาวิทยาลัยขอนแก่น ร่วมกับ Guangxi Traditional Chinese Medical University (GXTCMU) ประเทศสาธารณรัฐประชาชนจีน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40582</text:p>
          </table:table-cell>
          <table:table-cell office:value-type="string">
            <text:p>นางสุภาพร จิรไกรโกศล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11,73-224,73-230</text:p>
          </table:table-cell>
          <table:table-cell office:value-type="string">
            <text:p>Supaporn@tistr.or.th</text:p>
          </table:table-cell>
          <table:table-cell office:value-type="float" office:value="515">
            <text:p>515</text:p>
          </table:table-cell>
          <table:table-cell office:value-type="string">
            <text:p>340582</text:p>
          </table:table-cell>
          <table:table-cell office:value-type="string">
            <text:p>เคมี</text:p>
          </table:table-cell>
          <table:table-cell office:value-type="float" office:value="62">
            <text:p>62</text:p>
          </table:table-cell>
          <table:table-cell office:value-type="string">
            <text:p>340582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40582</text:p>
          </table:table-cell>
          <table:table-cell office:value-type="string">
            <text:p>นางสุภาพร จิรไกรโกศล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11,73-224,73-230</text:p>
          </table:table-cell>
          <table:table-cell office:value-type="string">
            <text:p>Supaporn@tistr.or.th</text:p>
          </table:table-cell>
          <table:table-cell office:value-type="float" office:value="515">
            <text:p>515</text:p>
          </table:table-cell>
          <table:table-cell office:value-type="string">
            <text:p>340582</text:p>
          </table:table-cell>
          <table:table-cell office:value-type="string">
            <text:p>เคมี</text:p>
          </table:table-cell>
          <table:table-cell office:value-type="float" office:value="63">
            <text:p>63</text:p>
          </table:table-cell>
          <table:table-cell office:value-type="string">
            <text:p>340582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40582</text:p>
          </table:table-cell>
          <table:table-cell office:value-type="string">
            <text:p>นางสุภาพร จิรไกรโกศล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11,73-224,73-230</text:p>
          </table:table-cell>
          <table:table-cell office:value-type="string">
            <text:p>Supaporn@tistr.or.th</text:p>
          </table:table-cell>
          <table:table-cell office:value-type="float" office:value="516">
            <text:p>516</text:p>
          </table:table-cell>
          <table:table-cell office:value-type="string">
            <text:p>340582</text:p>
          </table:table-cell>
          <table:table-cell office:value-type="string">
            <text:p>เคมีวิเคราะห์</text:p>
          </table:table-cell>
          <table:table-cell office:value-type="float" office:value="62">
            <text:p>62</text:p>
          </table:table-cell>
          <table:table-cell office:value-type="string">
            <text:p>340582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40582</text:p>
          </table:table-cell>
          <table:table-cell office:value-type="string">
            <text:p>นางสุภาพร จิรไกรโกศล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11,73-224,73-230</text:p>
          </table:table-cell>
          <table:table-cell office:value-type="string">
            <text:p>Supaporn@tistr.or.th</text:p>
          </table:table-cell>
          <table:table-cell office:value-type="float" office:value="516">
            <text:p>516</text:p>
          </table:table-cell>
          <table:table-cell office:value-type="string">
            <text:p>340582</text:p>
          </table:table-cell>
          <table:table-cell office:value-type="string">
            <text:p>เคมีวิเคราะห์</text:p>
          </table:table-cell>
          <table:table-cell office:value-type="float" office:value="63">
            <text:p>63</text:p>
          </table:table-cell>
          <table:table-cell office:value-type="string">
            <text:p>340582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1">
            <text:p>171</text:p>
          </table:table-cell>
          <table:table-cell office:value-type="string">
            <text:p>340604</text:p>
          </table:table-cell>
          <table:table-cell office:value-type="string">
            <text:p>วิธีทดสอบการกัดกร่อน เทคโนโลยีการกัดกร่อน ระดับ 1 </text:p>
          </table:table-cell>
          <table:table-cell office:value-type="string">
            <text:p>ศูนย์เทคโนโลยีโลหะและวัสดุแห่งชาติ (เอ็มเทค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2">
            <text:p>172</text:p>
          </table:table-cell>
          <table:table-cell office:value-type="string">
            <text:p>340604</text:p>
          </table:table-cell>
          <table:table-cell office:value-type="string">
            <text:p>การจัดทำคู่มือการวิเคราะห์ความเสียหาย</text:p>
          </table:table-cell>
          <table:table-cell office:value-type="string">
            <text:p>Center of Metals Failure Analysis (COMFA) ประเทศเวียดนา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3">
            <text:p>173</text:p>
          </table:table-cell>
          <table:table-cell office:value-type="string">
            <text:p>340604</text:p>
          </table:table-cell>
          <table:table-cell office:value-type="string">
            <text:p>วิธีการตรวจสอบการกัดกร่อนในโครงสร้างเหล็ก การป้องกันและแก้ไขปัญหาการเกิดสนิมในโครงสร้างเหล็ก และโครงสร้างคอนกรีตเสริมเหล็ก </text:p>
          </table:table-cell>
          <table:table-cell office:value-type="string">
            <text:p>สมาคมคอนกรีตแห่งประเทศไทย, วสท.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4">
            <text:p>174</text:p>
          </table:table-cell>
          <table:table-cell office:value-type="string">
            <text:p>340604</text:p>
          </table:table-cell>
          <table:table-cell office:value-type="string">
            <text:p>การประเมินอายุการใช้งานของวัสดุในหม้อไอน้ำ</text:p>
          </table:table-cell>
          <table:table-cell office:value-type="string">
            <text:p>ภาควิชาวิศวกรรมโลหการ จุฬาลงกรณ์มหาวิทยาลั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5">
            <text:p>175</text:p>
          </table:table-cell>
          <table:table-cell office:value-type="string">
            <text:p>340604</text:p>
          </table:table-cell>
          <table:table-cell office:value-type="string">
            <text:p>Development of automotive radiator testing laboratory </text:p>
          </table:table-cell>
          <table:table-cell office:value-type="string">
            <text:p>บริษัท CH วัฒนายนต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6">
            <text:p>176</text:p>
          </table:table-cell>
          <table:table-cell office:value-type="string">
            <text:p>340604</text:p>
          </table:table-cell>
          <table:table-cell office:value-type="string">
            <text:p>Remaining life assessment and risk evaluation of Plasticizers plant</text:p>
          </table:table-cell>
          <table:table-cell office:value-type="string">
            <text:p>บริษัท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7">
            <text:p>177</text:p>
          </table:table-cell>
          <table:table-cell office:value-type="string">
            <text:p>340604</text:p>
          </table:table-cell>
          <table:table-cell office:value-type="string">
            <text:p>Development of reciprocating test machine for Tribology research ทุนนักวิจัยใหม่</text:p>
          </table:table-cell>
          <table:table-cell office:value-type="string">
            <text:p>สวทช.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4">
            <text:p>524</text:p>
          </table:table-cell>
          <table:table-cell office:value-type="string">
            <text:p>340604</text:p>
          </table:table-cell>
          <table:table-cell office:value-type="string">
            <text:p>ฟิสิกส์</text:p>
          </table:table-cell>
          <table:table-cell office:value-type="float" office:value="178">
            <text:p>178</text:p>
          </table:table-cell>
          <table:table-cell office:value-type="string">
            <text:p>340604</text:p>
          </table:table-cell>
          <table:table-cell office:value-type="string">
            <text:p>โครงการที่ปรึกษาการตรวจประเมินอายุการใช้งานของหม้อน้ำ</text:p>
          </table:table-cell>
          <table:table-cell office:value-type="string">
            <text:p>บริษัท ไออาร์พีซี จำกัด (มหาชน)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1">
            <text:p>171</text:p>
          </table:table-cell>
          <table:table-cell office:value-type="string">
            <text:p>340604</text:p>
          </table:table-cell>
          <table:table-cell office:value-type="string">
            <text:p>วิธีทดสอบการกัดกร่อน เทคโนโลยีการกัดกร่อน ระดับ 1 </text:p>
          </table:table-cell>
          <table:table-cell office:value-type="string">
            <text:p>ศูนย์เทคโนโลยีโลหะและวัสดุแห่งชาติ (เอ็มเทค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2">
            <text:p>172</text:p>
          </table:table-cell>
          <table:table-cell office:value-type="string">
            <text:p>340604</text:p>
          </table:table-cell>
          <table:table-cell office:value-type="string">
            <text:p>การจัดทำคู่มือการวิเคราะห์ความเสียหาย</text:p>
          </table:table-cell>
          <table:table-cell office:value-type="string">
            <text:p>Center of Metals Failure Analysis (COMFA) ประเทศเวียดนา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3">
            <text:p>173</text:p>
          </table:table-cell>
          <table:table-cell office:value-type="string">
            <text:p>340604</text:p>
          </table:table-cell>
          <table:table-cell office:value-type="string">
            <text:p>วิธีการตรวจสอบการกัดกร่อนในโครงสร้างเหล็ก การป้องกันและแก้ไขปัญหาการเกิดสนิมในโครงสร้างเหล็ก และโครงสร้างคอนกรีตเสริมเหล็ก </text:p>
          </table:table-cell>
          <table:table-cell office:value-type="string">
            <text:p>สมาคมคอนกรีตแห่งประเทศไทย, วสท.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4">
            <text:p>174</text:p>
          </table:table-cell>
          <table:table-cell office:value-type="string">
            <text:p>340604</text:p>
          </table:table-cell>
          <table:table-cell office:value-type="string">
            <text:p>การประเมินอายุการใช้งานของวัสดุในหม้อไอน้ำ</text:p>
          </table:table-cell>
          <table:table-cell office:value-type="string">
            <text:p>ภาควิชาวิศวกรรมโลหการ จุฬาลงกรณ์มหาวิทยาลั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5">
            <text:p>175</text:p>
          </table:table-cell>
          <table:table-cell office:value-type="string">
            <text:p>340604</text:p>
          </table:table-cell>
          <table:table-cell office:value-type="string">
            <text:p>Development of automotive radiator testing laboratory </text:p>
          </table:table-cell>
          <table:table-cell office:value-type="string">
            <text:p>บริษัท CH วัฒนายนต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6">
            <text:p>176</text:p>
          </table:table-cell>
          <table:table-cell office:value-type="string">
            <text:p>340604</text:p>
          </table:table-cell>
          <table:table-cell office:value-type="string">
            <text:p>Remaining life assessment and risk evaluation of Plasticizers plant</text:p>
          </table:table-cell>
          <table:table-cell office:value-type="string">
            <text:p>บริษัท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7">
            <text:p>177</text:p>
          </table:table-cell>
          <table:table-cell office:value-type="string">
            <text:p>340604</text:p>
          </table:table-cell>
          <table:table-cell office:value-type="string">
            <text:p>Development of reciprocating test machine for Tribology research ทุนนักวิจัยใหม่</text:p>
          </table:table-cell>
          <table:table-cell office:value-type="string">
            <text:p>สวทช.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5">
            <text:p>525</text:p>
          </table:table-cell>
          <table:table-cell office:value-type="string">
            <text:p>340604</text:p>
          </table:table-cell>
          <table:table-cell office:value-type="string">
            <text:p>วิศวกรรมโลหการ</text:p>
          </table:table-cell>
          <table:table-cell office:value-type="float" office:value="178">
            <text:p>178</text:p>
          </table:table-cell>
          <table:table-cell office:value-type="string">
            <text:p>340604</text:p>
          </table:table-cell>
          <table:table-cell office:value-type="string">
            <text:p>โครงการที่ปรึกษาการตรวจประเมินอายุการใช้งานของหม้อน้ำ</text:p>
          </table:table-cell>
          <table:table-cell office:value-type="string">
            <text:p>บริษัท ไออาร์พีซี จำกัด (มหาชน)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1">
            <text:p>171</text:p>
          </table:table-cell>
          <table:table-cell office:value-type="string">
            <text:p>340604</text:p>
          </table:table-cell>
          <table:table-cell office:value-type="string">
            <text:p>วิธีทดสอบการกัดกร่อน เทคโนโลยีการกัดกร่อน ระดับ 1 </text:p>
          </table:table-cell>
          <table:table-cell office:value-type="string">
            <text:p>ศูนย์เทคโนโลยีโลหะและวัสดุแห่งชาติ (เอ็มเทค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2">
            <text:p>172</text:p>
          </table:table-cell>
          <table:table-cell office:value-type="string">
            <text:p>340604</text:p>
          </table:table-cell>
          <table:table-cell office:value-type="string">
            <text:p>การจัดทำคู่มือการวิเคราะห์ความเสียหาย</text:p>
          </table:table-cell>
          <table:table-cell office:value-type="string">
            <text:p>Center of Metals Failure Analysis (COMFA) ประเทศเวียดนาม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3">
            <text:p>173</text:p>
          </table:table-cell>
          <table:table-cell office:value-type="string">
            <text:p>340604</text:p>
          </table:table-cell>
          <table:table-cell office:value-type="string">
            <text:p>วิธีการตรวจสอบการกัดกร่อนในโครงสร้างเหล็ก การป้องกันและแก้ไขปัญหาการเกิดสนิมในโครงสร้างเหล็ก และโครงสร้างคอนกรีตเสริมเหล็ก </text:p>
          </table:table-cell>
          <table:table-cell office:value-type="string">
            <text:p>สมาคมคอนกรีตแห่งประเทศไทย, วสท.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4">
            <text:p>174</text:p>
          </table:table-cell>
          <table:table-cell office:value-type="string">
            <text:p>340604</text:p>
          </table:table-cell>
          <table:table-cell office:value-type="string">
            <text:p>การประเมินอายุการใช้งานของวัสดุในหม้อไอน้ำ</text:p>
          </table:table-cell>
          <table:table-cell office:value-type="string">
            <text:p>ภาควิชาวิศวกรรมโลหการ จุฬาลงกรณ์มหาวิทยาลั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5">
            <text:p>175</text:p>
          </table:table-cell>
          <table:table-cell office:value-type="string">
            <text:p>340604</text:p>
          </table:table-cell>
          <table:table-cell office:value-type="string">
            <text:p>Development of automotive radiator testing laboratory </text:p>
          </table:table-cell>
          <table:table-cell office:value-type="string">
            <text:p>บริษัท CH วัฒนายนต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6">
            <text:p>176</text:p>
          </table:table-cell>
          <table:table-cell office:value-type="string">
            <text:p>340604</text:p>
          </table:table-cell>
          <table:table-cell office:value-type="string">
            <text:p>Remaining life assessment and risk evaluation of Plasticizers plant</text:p>
          </table:table-cell>
          <table:table-cell office:value-type="string">
            <text:p>บริษัท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7">
            <text:p>177</text:p>
          </table:table-cell>
          <table:table-cell office:value-type="string">
            <text:p>340604</text:p>
          </table:table-cell>
          <table:table-cell office:value-type="string">
            <text:p>Development of reciprocating test machine for Tribology research ทุนนักวิจัยใหม่</text:p>
          </table:table-cell>
          <table:table-cell office:value-type="string">
            <text:p>สวทช.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40604</text:p>
          </table:table-cell>
          <table:table-cell office:value-type="string">
            <text:p>นายประทีป วงศ์บัณฑิต</text:p>
          </table:table-cell>
          <table:table-cell office:value-type="string">
            <text:p>ผอ. ศพว.</text:p>
          </table:table-cell>
          <table:table-cell office:value-type="string">
            <text:p>ศพว.</text:p>
          </table:table-cell>
          <table:table-cell office:value-type="string">
            <text:p>71-9269</text:p>
          </table:table-cell>
          <table:table-cell office:value-type="string">
            <text:p>pratip@tistr.or.th</text:p>
          </table:table-cell>
          <table:table-cell office:value-type="float" office:value="526">
            <text:p>526</text:p>
          </table:table-cell>
          <table:table-cell office:value-type="string">
            <text:p>340604</text:p>
          </table:table-cell>
          <table:table-cell office:value-type="string">
            <text:p>วิศวกรรมเครื่องกล (โลหการ)</text:p>
          </table:table-cell>
          <table:table-cell office:value-type="float" office:value="178">
            <text:p>178</text:p>
          </table:table-cell>
          <table:table-cell office:value-type="string">
            <text:p>340604</text:p>
          </table:table-cell>
          <table:table-cell office:value-type="string">
            <text:p>โครงการที่ปรึกษาการตรวจประเมินอายุการใช้งานของหม้อน้ำ</text:p>
          </table:table-cell>
          <table:table-cell office:value-type="string">
            <text:p>บริษัท ไออาร์พีซี จำกัด (มหาชน)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50001</text:p>
          </table:table-cell>
          <table:table-cell office:value-type="string">
            <text:p>น.ส.กีรณา เหลืองหิรัญ</text:p>
          </table:table-cell>
          <table:table-cell office:value-type="string">
            <text:p>ผอ. หป.วก.</text:p>
          </table:table-cell>
          <table:table-cell office:value-type="string">
            <text:p>หป.วก.</text:p>
          </table:table-cell>
          <table:table-cell office:value-type="string">
            <text:p>73-111,73-108</text:p>
          </table:table-cell>
          <table:table-cell office:value-type="string">
            <text:p>kirana@tistr.or.th</text:p>
          </table:table-cell>
          <table:table-cell office:value-type="float" office:value="540">
            <text:p>540</text:p>
          </table:table-cell>
          <table:table-cell office:value-type="string">
            <text:p>350001</text:p>
          </table:table-cell>
          <table:table-cell office:value-type="string">
            <text:p>วัสดุศาสตร์</text:p>
          </table:table-cell>
          <table:table-cell office:value-type="float" office:value="61">
            <text:p>61</text:p>
          </table:table-cell>
          <table:table-cell office:value-type="string">
            <text:p>350001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50001</text:p>
          </table:table-cell>
          <table:table-cell office:value-type="string">
            <text:p>น.ส.กีรณา เหลืองหิรัญ</text:p>
          </table:table-cell>
          <table:table-cell office:value-type="string">
            <text:p>ผอ. หป.วก.</text:p>
          </table:table-cell>
          <table:table-cell office:value-type="string">
            <text:p>หป.วก.</text:p>
          </table:table-cell>
          <table:table-cell office:value-type="string">
            <text:p>73-111,73-108</text:p>
          </table:table-cell>
          <table:table-cell office:value-type="string">
            <text:p>kirana@tistr.or.th</text:p>
          </table:table-cell>
          <table:table-cell office:value-type="float" office:value="541">
            <text:p>541</text:p>
          </table:table-cell>
          <table:table-cell office:value-type="string">
            <text:p>350001</text:p>
          </table:table-cell>
          <table:table-cell office:value-type="string">
            <text:p>Technology Management</text:p>
          </table:table-cell>
          <table:table-cell office:value-type="float" office:value="61">
            <text:p>61</text:p>
          </table:table-cell>
          <table:table-cell office:value-type="string">
            <text:p>350001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3">
            <text:p>553</text:p>
          </table:table-cell>
          <table:table-cell office:value-type="string">
            <text:p>350317</text:p>
          </table:table-cell>
          <table:table-cell office:value-type="string">
            <text:p>วัสดุศาสตร์</text:p>
          </table:table-cell>
          <table:table-cell office:value-type="float" office:value="110">
            <text:p>110</text:p>
          </table:table-cell>
          <table:table-cell office:value-type="string">
            <text:p>350317</text:p>
          </table:table-cell>
          <table:table-cell office:value-type="string">
            <text:p>อาจารย์พิเศษสอนในรายวิชา SOLID STATE CHEMISTRY นิสิตบัณฑิตศึกษา</text:p>
          </table:table-cell>
          <table:table-cell office:value-type="string">
            <text:p>ภาควิชาเคมี จุฬาลงกรณ์มหาวิทยาลัย</text:p>
          </table:table-cell>
          <table:table-cell office:value-type="string">
            <text:p>นักวิจัยอาวุโส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3">
            <text:p>553</text:p>
          </table:table-cell>
          <table:table-cell office:value-type="string">
            <text:p>350317</text:p>
          </table:table-cell>
          <table:table-cell office:value-type="string">
            <text:p>วัสดุศาสตร์</text:p>
          </table:table-cell>
          <table:table-cell office:value-type="float" office:value="448">
            <text:p>448</text:p>
          </table:table-cell>
          <table:table-cell office:value-type="string">
            <text:p>350317</text:p>
          </table:table-cell>
          <table:table-cell office:value-type="string">
            <text:p>Solid State Thermodynamic/Composite Materials/High Temp Materials (2543-2553)</text:p>
          </table:table-cell>
          <table:table-cell office:value-type="string">
            <text:p>ภาควิชาวัสดุศาสตร์ จุฬาลงกรณ์มหาวิทยาลัย</text:p>
          </table:table-cell>
          <table:table-cell office:value-type="string">
            <text:p>นักวิชาการ 7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4">
            <text:p>554</text:p>
          </table:table-cell>
          <table:table-cell office:value-type="string">
            <text:p>350317</text:p>
          </table:table-cell>
          <table:table-cell office:value-type="string">
            <text:p>Metallurgical and Materials Engineering</text:p>
          </table:table-cell>
          <table:table-cell office:value-type="float" office:value="110">
            <text:p>110</text:p>
          </table:table-cell>
          <table:table-cell office:value-type="string">
            <text:p>350317</text:p>
          </table:table-cell>
          <table:table-cell office:value-type="string">
            <text:p>อาจารย์พิเศษสอนในรายวิชา SOLID STATE CHEMISTRY นิสิตบัณฑิตศึกษา</text:p>
          </table:table-cell>
          <table:table-cell office:value-type="string">
            <text:p>ภาควิชาเคมี จุฬาลงกรณ์มหาวิทยาลัย</text:p>
          </table:table-cell>
          <table:table-cell office:value-type="string">
            <text:p>นักวิจัยอาวุโส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4">
            <text:p>554</text:p>
          </table:table-cell>
          <table:table-cell office:value-type="string">
            <text:p>350317</text:p>
          </table:table-cell>
          <table:table-cell office:value-type="string">
            <text:p>Metallurgical and Materials Engineering</text:p>
          </table:table-cell>
          <table:table-cell office:value-type="float" office:value="448">
            <text:p>448</text:p>
          </table:table-cell>
          <table:table-cell office:value-type="string">
            <text:p>350317</text:p>
          </table:table-cell>
          <table:table-cell office:value-type="string">
            <text:p>Solid State Thermodynamic/Composite Materials/High Temp Materials (2543-2553)</text:p>
          </table:table-cell>
          <table:table-cell office:value-type="string">
            <text:p>ภาควิชาวัสดุศาสตร์ จุฬาลงกรณ์มหาวิทยาลัย</text:p>
          </table:table-cell>
          <table:table-cell office:value-type="string">
            <text:p>นักวิชาการ 7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5">
            <text:p>555</text:p>
          </table:table-cell>
          <table:table-cell office:value-type="string">
            <text:p>350317</text:p>
          </table:table-cell>
          <table:table-cell office:value-type="string">
            <text:p>Metallurgical and Materials Engineering</text:p>
          </table:table-cell>
          <table:table-cell office:value-type="float" office:value="110">
            <text:p>110</text:p>
          </table:table-cell>
          <table:table-cell office:value-type="string">
            <text:p>350317</text:p>
          </table:table-cell>
          <table:table-cell office:value-type="string">
            <text:p>อาจารย์พิเศษสอนในรายวิชา SOLID STATE CHEMISTRY นิสิตบัณฑิตศึกษา</text:p>
          </table:table-cell>
          <table:table-cell office:value-type="string">
            <text:p>ภาควิชาเคมี จุฬาลงกรณ์มหาวิทยาลัย</text:p>
          </table:table-cell>
          <table:table-cell office:value-type="string">
            <text:p>นักวิจัยอาวุโส</text:p>
          </table:table-cell>
        </table:table-row>
        <table:table-row>
          <table:table-cell office:value-type="string">
            <text:p>350317</text:p>
          </table:table-cell>
          <table:table-cell office:value-type="string">
            <text:p>น.ส.ศิริพร ลาภเกียรติถาวร</text:p>
          </table:table-cell>
          <table:table-cell office:value-type="string">
            <text:p>ผอ. ศนว.</text:p>
          </table:table-cell>
          <table:table-cell office:value-type="string">
            <text:p>ศนว.</text:p>
          </table:table-cell>
          <table:table-cell office:value-type="string">
            <text:p>71-9425</text:p>
          </table:table-cell>
          <table:table-cell office:value-type="string">
            <text:p>siriporn@tistr.or.th</text:p>
          </table:table-cell>
          <table:table-cell office:value-type="float" office:value="555">
            <text:p>555</text:p>
          </table:table-cell>
          <table:table-cell office:value-type="string">
            <text:p>350317</text:p>
          </table:table-cell>
          <table:table-cell office:value-type="string">
            <text:p>Metallurgical and Materials Engineering</text:p>
          </table:table-cell>
          <table:table-cell office:value-type="float" office:value="448">
            <text:p>448</text:p>
          </table:table-cell>
          <table:table-cell office:value-type="string">
            <text:p>350317</text:p>
          </table:table-cell>
          <table:table-cell office:value-type="string">
            <text:p>Solid State Thermodynamic/Composite Materials/High Temp Materials (2543-2553)</text:p>
          </table:table-cell>
          <table:table-cell office:value-type="string">
            <text:p>ภาควิชาวัสดุศาสตร์ จุฬาลงกรณ์มหาวิทยาลัย</text:p>
          </table:table-cell>
          <table:table-cell office:value-type="string">
            <text:p>นักวิชาการ 7</text:p>
          </table:table-cell>
        </table:table-row>
        <table:table-row>
          <table:table-cell office:value-type="string">
            <text:p>360448</text:p>
          </table:table-cell>
          <table:table-cell office:value-type="string">
            <text:p>นางพัชณี เทพนุ้ย</text:p>
          </table:table-cell>
          <table:table-cell office:value-type="string">
            <text:p>นักวิชาการ</text:p>
          </table:table-cell>
          <table:table-cell office:value-type="string">
            <text:p>หป.สส.</text:p>
          </table:table-cell>
          <table:table-cell office:value-type="string">
            <text:p>71-9274-5</text:p>
          </table:table-cell>
          <table:table-cell office:value-type="string">
            <text:p>pachanee@tistr.or.th</text:p>
          </table:table-cell>
          <table:table-cell office:value-type="float" office:value="607">
            <text:p>607</text:p>
          </table:table-cell>
          <table:table-cell office:value-type="string">
            <text:p>360448</text:p>
          </table:table-cell>
          <table:table-cell office:value-type="string">
            <text:p>เคมี</text:p>
          </table:table-cell>
          <table:table-cell office:value-type="float" office:value="56">
            <text:p>56</text:p>
          </table:table-cell>
          <table:table-cell office:value-type="string">
            <text:p>360448</text:p>
          </table:table-cell>
          <table:table-cell office:value-type="string">
            <text:p>ประเมินผลด้านวิชาการ</text:p>
          </table:table-cell>
          <table:table-cell office:value-type="string">
            <text:p>สำนักงานมาตรฐานผลภัณฑ์อุตสาหกรรม</text:p>
          </table:table-cell>
          <table:table-cell office:value-type="string">
            <text:p>ผู้ร่วมประเมินผลงาน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0">
            <text:p>450</text:p>
          </table:table-cell>
          <table:table-cell office:value-type="string">
            <text:p>360510</text:p>
          </table:table-cell>
          <table:table-cell office:value-type="string">
            <text:p>ยกระดับสินค้าด้วยบรรจุภัณฑ์</text:p>
          </table:table-cell>
          <table:table-cell office:value-type="string">
            <text:p>สำนักเทคโนโลยีนิวเคลียร์แห่งชาติ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1">
            <text:p>451</text:p>
          </table:table-cell>
          <table:table-cell office:value-type="string">
            <text:p>360510</text:p>
          </table:table-cell>
          <table:table-cell office:value-type="string">
            <text:p>Freshness Indicators Technologies and Application in Foods</text:p>
          </table:table-cell>
          <table:table-cell office:value-type="string">
            <text:p>ม.เกษตรศาสตร์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2">
            <text:p>452</text:p>
          </table:table-cell>
          <table:table-cell office:value-type="string">
            <text:p>360510</text:p>
          </table:table-cell>
          <table:table-cell office:value-type="string">
            <text:p>Kulchan R., Jinkarn T., Boonsupthip W. and Suppakul P. 2016. Developing a novel colorimetric indicator for monitoring rancidity reaction and estimatin</text:p>
          </table:table-cell>
          <table:table-cell office:value-type="string">
            <text:p>International Food Research Journal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3">
            <text:p>453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10. Shelf life prediction of packaged cassava-flour-based baked product by using empirical models and act</text:p>
          </table:table-cell>
          <table:table-cell office:value-type="string">
            <text:p>Journal of Food Engineering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5">
            <text:p>455</text:p>
          </table:table-cell>
          <table:table-cell office:value-type="string">
            <text:p>360510</text:p>
          </table:table-cell>
          <table:table-cell office:value-type="string">
            <text:p>Kulchan R., Suppakul P. and Boonsupthip W. 2010. Texture of glossy tapioca-flour-based baked product as a function of moisture content., Water Propert</text:p>
          </table:table-cell>
          <table:table-cell office:value-type="string">
            <text:p>Properties and Stability of food and Biological System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6">
            <text:p>456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Texture of glossy tapioca-flour-based baked product as a function of moisture content. The Proceeding</text:p>
          </table:table-cell>
          <table:table-cell office:value-type="string">
            <text:p>The Proceedings of 10th International Symposium on the Properties of Water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615">
            <text:p>615</text:p>
          </table:table-cell>
          <table:table-cell office:value-type="string">
            <text:p>360510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457">
            <text:p>457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Moisture Sorption Characterists of Thai Cookies. The Proceedings of 10th ASIAN Food Conference. Augus</text:p>
          </table:table-cell>
          <table:table-cell office:value-type="string">
            <text:p>The Proceedings of 10th ASIAN Food Conference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22</text:p>
          </table:table-cell>
          <table:table-cell office:value-type="string">
            <text:p>นางทิพยา จุลหวี ฟอร์จูน</text:p>
          </table:table-cell>
          <table:table-cell office:value-type="string">
            <text:p>ผอ. หป.คม.</text:p>
          </table:table-cell>
          <table:table-cell office:value-type="string">
            <text:p>หป.คม.</text:p>
          </table:table-cell>
          <table:table-cell office:value-type="string">
            <text:p>73-211, 73-212</text:p>
          </table:table-cell>
          <table:table-cell office:value-type="string">
            <text:p>thippaya@tistr.or.th</text:p>
          </table:table-cell>
          <table:table-cell office:value-type="float" office:value="618">
            <text:p>618</text:p>
          </table:table-cell>
          <table:table-cell office:value-type="string">
            <text:p>360522</text:p>
          </table:table-cell>
          <table:table-cell office:value-type="string">
            <text:p>เคมี</text:p>
          </table:table-cell>
          <table:table-cell office:value-type="float" office:value="261">
            <text:p>261</text:p>
          </table:table-cell>
          <table:table-cell office:value-type="string">
            <text:p>360522</text:p>
          </table:table-cell>
          <table:table-cell office:value-type="string">
            <text:p>สถิติกับการประกันคุณภาพทางเคมี</text:p>
          </table:table-cell>
          <table:table-cell office:value-type="string">
            <text:p>Bangkok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60522</text:p>
          </table:table-cell>
          <table:table-cell office:value-type="string">
            <text:p>นางทิพยา จุลหวี ฟอร์จูน</text:p>
          </table:table-cell>
          <table:table-cell office:value-type="string">
            <text:p>ผอ. หป.คม.</text:p>
          </table:table-cell>
          <table:table-cell office:value-type="string">
            <text:p>หป.คม.</text:p>
          </table:table-cell>
          <table:table-cell office:value-type="string">
            <text:p>73-211, 73-212</text:p>
          </table:table-cell>
          <table:table-cell office:value-type="string">
            <text:p>thippaya@tistr.or.th</text:p>
          </table:table-cell>
          <table:table-cell office:value-type="float" office:value="618">
            <text:p>618</text:p>
          </table:table-cell>
          <table:table-cell office:value-type="string">
            <text:p>360522</text:p>
          </table:table-cell>
          <table:table-cell office:value-type="string">
            <text:p>เคมี</text:p>
          </table:table-cell>
          <table:table-cell office:value-type="float" office:value="262">
            <text:p>262</text:p>
          </table:table-cell>
          <table:table-cell office:value-type="string">
            <text:p>360522</text:p>
          </table:table-cell>
          <table:table-cell office:value-type="string">
            <text:p>Estimation of measurement uncertainty in Chemistry</text:p>
          </table:table-cell>
          <table:table-cell office:value-type="string">
            <text:p>Bangkok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60522</text:p>
          </table:table-cell>
          <table:table-cell office:value-type="string">
            <text:p>นางทิพยา จุลหวี ฟอร์จูน</text:p>
          </table:table-cell>
          <table:table-cell office:value-type="string">
            <text:p>ผอ. หป.คม.</text:p>
          </table:table-cell>
          <table:table-cell office:value-type="string">
            <text:p>หป.คม.</text:p>
          </table:table-cell>
          <table:table-cell office:value-type="string">
            <text:p>73-211, 73-212</text:p>
          </table:table-cell>
          <table:table-cell office:value-type="string">
            <text:p>thippaya@tistr.or.th</text:p>
          </table:table-cell>
          <table:table-cell office:value-type="float" office:value="619">
            <text:p>619</text:p>
          </table:table-cell>
          <table:table-cell office:value-type="string">
            <text:p>360522</text:p>
          </table:table-cell>
          <table:table-cell office:value-type="string">
            <text:p>Environmental Chemistry</text:p>
          </table:table-cell>
          <table:table-cell office:value-type="float" office:value="261">
            <text:p>261</text:p>
          </table:table-cell>
          <table:table-cell office:value-type="string">
            <text:p>360522</text:p>
          </table:table-cell>
          <table:table-cell office:value-type="string">
            <text:p>สถิติกับการประกันคุณภาพทางเคมี</text:p>
          </table:table-cell>
          <table:table-cell office:value-type="string">
            <text:p>Bangkok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60522</text:p>
          </table:table-cell>
          <table:table-cell office:value-type="string">
            <text:p>นางทิพยา จุลหวี ฟอร์จูน</text:p>
          </table:table-cell>
          <table:table-cell office:value-type="string">
            <text:p>ผอ. หป.คม.</text:p>
          </table:table-cell>
          <table:table-cell office:value-type="string">
            <text:p>หป.คม.</text:p>
          </table:table-cell>
          <table:table-cell office:value-type="string">
            <text:p>73-211, 73-212</text:p>
          </table:table-cell>
          <table:table-cell office:value-type="string">
            <text:p>thippaya@tistr.or.th</text:p>
          </table:table-cell>
          <table:table-cell office:value-type="float" office:value="619">
            <text:p>619</text:p>
          </table:table-cell>
          <table:table-cell office:value-type="string">
            <text:p>360522</text:p>
          </table:table-cell>
          <table:table-cell office:value-type="string">
            <text:p>Environmental Chemistry</text:p>
          </table:table-cell>
          <table:table-cell office:value-type="float" office:value="262">
            <text:p>262</text:p>
          </table:table-cell>
          <table:table-cell office:value-type="string">
            <text:p>360522</text:p>
          </table:table-cell>
          <table:table-cell office:value-type="string">
            <text:p>Estimation of measurement uncertainty in Chemistry</text:p>
          </table:table-cell>
          <table:table-cell office:value-type="string">
            <text:p>Bangkok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495</text:p>
          </table:table-cell>
          <table:table-cell office:value-type="string">
            <text:p>นายสุชาติ แสงแก้ว</text:p>
          </table:table-cell>
          <table:table-cell office:value-type="string">
            <text:p>นักวิชาการ</text:p>
          </table:table-cell>
          <table:table-cell office:value-type="string">
            <text:p>ศพว.</text:p>
          </table:table-cell>
          <table:table-cell office:value-type="string">
            <text:p>71-9275, 71-9265</text:p>
          </table:table-cell>
          <table:table-cell office:value-type="string">
            <text:p>suchat@tistr.or.th</text:p>
          </table:table-cell>
          <table:table-cell office:value-type="float" office:value="675">
            <text:p>675</text:p>
          </table:table-cell>
          <table:table-cell office:value-type="string">
            <text:p>370495</text:p>
          </table:table-cell>
          <table:table-cell office:value-type="string">
            <text:p>ช่างอิเล็กทรอนิกส์</text:p>
          </table:table-cell>
          <table:table-cell office:value-type="float" office:value="77">
            <text:p>77</text:p>
          </table:table-cell>
          <table:table-cell office:value-type="string">
            <text:p>370495</text:p>
          </table:table-cell>
          <table:table-cell office:value-type="string">
            <text:p>ร่วมตรวจประเมินวิชาการ</text:p>
          </table:table-cell>
          <table:table-cell office:value-type="string">
            <text:p>สำนักงานผลิตภัณฑ์อุตสาหกรรม</text:p>
          </table:table-cell>
          <table:table-cell office:value-type="string">
            <text:p>ร่วมตรวจประเมินวิชาการ</text:p>
          </table:table-cell>
        </table:table-row>
        <table:table-row>
          <table:table-cell office:value-type="string">
            <text:p>370495</text:p>
          </table:table-cell>
          <table:table-cell office:value-type="string">
            <text:p>นายสุชาติ แสงแก้ว</text:p>
          </table:table-cell>
          <table:table-cell office:value-type="string">
            <text:p>นักวิชาการ</text:p>
          </table:table-cell>
          <table:table-cell office:value-type="string">
            <text:p>ศพว.</text:p>
          </table:table-cell>
          <table:table-cell office:value-type="string">
            <text:p>71-9275, 71-9265</text:p>
          </table:table-cell>
          <table:table-cell office:value-type="string">
            <text:p>suchat@tistr.or.th</text:p>
          </table:table-cell>
          <table:table-cell office:value-type="float" office:value="676">
            <text:p>676</text:p>
          </table:table-cell>
          <table:table-cell office:value-type="string">
            <text:p>370495</text:p>
          </table:table-cell>
          <table:table-cell office:value-type="string">
            <text:p>เทคโนโลยีอิเล็กทรอนิกส์</text:p>
          </table:table-cell>
          <table:table-cell office:value-type="float" office:value="77">
            <text:p>77</text:p>
          </table:table-cell>
          <table:table-cell office:value-type="string">
            <text:p>370495</text:p>
          </table:table-cell>
          <table:table-cell office:value-type="string">
            <text:p>ร่วมตรวจประเมินวิชาการ</text:p>
          </table:table-cell>
          <table:table-cell office:value-type="string">
            <text:p>สำนักงานผลิตภัณฑ์อุตสาหกรรม</text:p>
          </table:table-cell>
          <table:table-cell office:value-type="string">
            <text:p>ร่วมตรวจประเมินวิชาการ</text:p>
          </table:table-cell>
        </table:table-row>
        <table:table-row>
          <table:table-cell office:value-type="string">
            <text:p>370579</text:p>
          </table:table-cell>
          <table:table-cell office:value-type="string">
            <text:p>นายกุศล เอี่ยมทรัพย์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ก.</text:p>
          </table:table-cell>
          <table:table-cell office:value-type="string">
            <text:p>71-9007 , 71-9018 , 71-9016</text:p>
          </table:table-cell>
          <table:table-cell office:value-type="string">
            <text:p>kusol@tistr.or.th</text:p>
          </table:table-cell>
          <table:table-cell office:value-type="float" office:value="680">
            <text:p>680</text:p>
          </table:table-cell>
          <table:table-cell office:value-type="string">
            <text:p>370579</text:p>
          </table:table-cell>
          <table:table-cell office:value-type="string">
            <text:p>เกษตรศาสตร์</text:p>
          </table:table-cell>
          <table:table-cell office:value-type="float" office:value="73">
            <text:p>73</text:p>
          </table:table-cell>
          <table:table-cell office:value-type="string">
            <text:p>370579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370579</text:p>
          </table:table-cell>
          <table:table-cell office:value-type="string">
            <text:p>นายกุศล เอี่ยมทรัพย์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ก.</text:p>
          </table:table-cell>
          <table:table-cell office:value-type="string">
            <text:p>71-9007 , 71-9018 , 71-9016</text:p>
          </table:table-cell>
          <table:table-cell office:value-type="string">
            <text:p>kusol@tistr.or.th</text:p>
          </table:table-cell>
          <table:table-cell office:value-type="float" office:value="681">
            <text:p>681</text:p>
          </table:table-cell>
          <table:table-cell office:value-type="string">
            <text:p>370579</text:p>
          </table:table-cell>
          <table:table-cell office:value-type="string">
            <text:p>เกษตรศาสตร์</text:p>
          </table:table-cell>
          <table:table-cell office:value-type="float" office:value="73">
            <text:p>73</text:p>
          </table:table-cell>
          <table:table-cell office:value-type="string">
            <text:p>370579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370579</text:p>
          </table:table-cell>
          <table:table-cell office:value-type="string">
            <text:p>นายกุศล เอี่ยมทรัพย์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ก.</text:p>
          </table:table-cell>
          <table:table-cell office:value-type="string">
            <text:p>71-9007 , 71-9018 , 71-9016</text:p>
          </table:table-cell>
          <table:table-cell office:value-type="string">
            <text:p>kusol@tistr.or.th</text:p>
          </table:table-cell>
          <table:table-cell office:value-type="float" office:value="682">
            <text:p>682</text:p>
          </table:table-cell>
          <table:table-cell office:value-type="string">
            <text:p>370579</text:p>
          </table:table-cell>
          <table:table-cell office:value-type="string">
            <text:p>Agricultural Science</text:p>
          </table:table-cell>
          <table:table-cell office:value-type="float" office:value="73">
            <text:p>73</text:p>
          </table:table-cell>
          <table:table-cell office:value-type="string">
            <text:p>370579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67">
            <text:p>67</text:p>
          </table:table-cell>
          <table:table-cell office:value-type="string">
            <text:p>370640</text:p>
          </table:table-cell>
          <table:table-cell office:value-type="string">
            <text:p>บรรยายให้ความรู้เรื่อง "การพัฒนา/ออกแบบรรจุภัณฑ์"</text:p>
          </table:table-cell>
          <table:table-cell office:value-type="string">
            <text:p>กรมการพัฒนาชุมชน ศูนย์พัฒนาชุมชนสระบุร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72">
            <text:p>72</text:p>
          </table:table-cell>
          <table:table-cell office:value-type="string">
            <text:p>370640</text:p>
          </table:table-cell>
          <table:table-cell office:value-type="string">
            <text:p>บรรยายให้ความรู้เรื่อง "หลักการออกแบบบรรจุภัณฑ์ที่เป็นมิตรกับสิ่งแวดล้อม และกระบวนการวิเคาะห์การจัดทำแผน</text:p>
          </table:table-cell>
          <table:table-cell office:value-type="string">
            <text:p>สำนักงานเกษตรจังหวัดปทุมธาน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3">
            <text:p>143</text:p>
          </table:table-cell>
          <table:table-cell office:value-type="string">
            <text:p>370640</text:p>
          </table:table-cell>
          <table:table-cell office:value-type="string">
            <text:p>\"การยกระดับคุณภาพสินค้า OTOP ด้านอาหารและเครื่องดื่ม\" แก่ผู้ประกอบการ OTOP</text:p>
          </table:table-cell>
          <table:table-cell office:value-type="string">
            <text:p>โรงแรมเจริญธานี อ.เมือง จ.ขอนแก่น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4">
            <text:p>144</text:p>
          </table:table-cell>
          <table:table-cell office:value-type="string">
            <text:p>370640</text:p>
          </table:table-cell>
          <table:table-cell office:value-type="string">
            <text:p>การประชุมเชิงปฏิบัติการเพิ่มประสิทธิภาพผู้ผลิต ผู้ประกอบการ OTOP ด้านการพัฒนาผลิตภัณฑ์ รุ่นที่ 2</text:p>
          </table:table-cell>
          <table:table-cell office:value-type="string">
            <text:p>ศูนย์ศึกษาและพัฒนาชุมชนนครนายก จ.นครนายก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5">
            <text:p>145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ห้องอาหารกรุงไทย คิทเช่น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6">
            <text:p>146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7">
            <text:p>147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8">
            <text:p>148</text:p>
          </table:table-cell>
          <table:table-cell office:value-type="string">
            <text:p>370640</text:p>
          </table:table-cell>
          <table:table-cell office:value-type="string">
            <text:p>\"การออกแบบและพัฒนาบรรจุภัณฑ์\" แก่ทายาทผู้ประกอบการ OTOP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49">
            <text:p>149</text:p>
          </table:table-cell>
          <table:table-cell office:value-type="string">
            <text:p>370640</text:p>
          </table:table-cell>
          <table:table-cell office:value-type="string">
            <text:p>\"การพัฒนาบรรจุภัณฑ์เพื่อเพิ่มมูลค่าสินค้า\" แก่ผู้ประกอบการ จ.ยโสธร</text:p>
          </table:table-cell>
          <table:table-cell office:value-type="string">
            <text:p>โรงแรม เจ.พี.เอ็มเมอรัลด์โฮเต็ล จ.ยโสธ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0">
            <text:p>150</text:p>
          </table:table-cell>
          <table:table-cell office:value-type="string">
            <text:p>370640</text:p>
          </table:table-cell>
          <table:table-cell office:value-type="string">
            <text:p>\"การยกระดับคุณภาพสินค้า OTOP ด้านอาหารและเครื่องดื่ม\" แก่ผู้ประกอบการ</text:p>
          </table:table-cell>
          <table:table-cell office:value-type="string">
            <text:p>โรงแรมเพชรรัตน์ การ์เด้น อ.เมือง จ.ร้อยเอ็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1">
            <text:p>151</text:p>
          </table:table-cell>
          <table:table-cell office:value-type="string">
            <text:p>370640</text:p>
          </table:table-cell>
          <table:table-cell office:value-type="string">
            <text:p>\"กระบวนการผลิตกุ้งจ่อมให้ปลอดภัยตามมาตรฐาน มผช. และการพัฒนาแบบบรรจุภํณฑ์\" แก่กลุ่มผู้ผลิตผลิตภัณฑ์กุ้งจ่อม</text:p>
          </table:table-cell>
          <table:table-cell office:value-type="string">
            <text:p>กลุ่มผู้ผลิต ผลิตภัณฑ์กุ้งจ่อมของ อ.ประโคนชัย จ.บุรีรัมย์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2">
            <text:p>152</text:p>
          </table:table-cell>
          <table:table-cell office:value-type="string">
            <text:p>370640</text:p>
          </table:table-cell>
          <table:table-cell office:value-type="string">
            <text:p>\"การพัฒนาบรรจุภัณฑ์และผลิตภัณฑ์\" แก่เกษตรกรที่ผลิตสินค้าเกษตร/เกษตรแปรรูปวางจำหน่ายในศูนย์จำหน่ายสิ้นค้าเกษตรชุมชน (Farm Outlet)</text:p>
          </table:table-cell>
          <table:table-cell office:value-type="string">
            <text:p>บ้านสวนส้มทิพย์ รีสอร์ท แอนด์สปา จ.ราช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3">
            <text:p>153</text:p>
          </table:table-cell>
          <table:table-cell office:value-type="string">
            <text:p>370640</text:p>
          </table:table-cell>
          <table:table-cell office:value-type="string">
            <text:p>\"การฝึกอบรมพัฒนาศักยภาพผู้ผลิต ผู้ประกอบการ OTOP มาตรฐานผลิตภัณฑ์ บรรจุภัณฑ์ และตราสินค้า\" แก่ผู้ประกอบการ OTOP</text:p>
          </table:table-cell>
          <table:table-cell office:value-type="string">
            <text:p>ห้องราชาวดี บ้านปูรีสอร์ท์ แอนด์สปา อ.เมือง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4">
            <text:p>154</text:p>
          </table:table-cell>
          <table:table-cell office:value-type="string">
            <text:p>370640</text:p>
          </table:table-cell>
          <table:table-cell office:value-type="string">
            <text:p>\"การฝึกอบรมหลักสูตรการแปรรูปผลไม้และการพัฒนาคุณภาพผลิตภัณฑ์\"</text:p>
          </table:table-cell>
          <table:table-cell office:value-type="string">
            <text:p>หอประชุมเทศบาล อ.หลังสวน จ.ชุมพ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5">
            <text:p>155</text:p>
          </table:table-cell>
          <table:table-cell office:value-type="string">
            <text:p>370640</text:p>
          </table:table-cell>
          <table:table-cell office:value-type="string">
            <text:p>\"การพัฒนาคุณภาพสินค้ากล้วยเล็บมือนางแปรูป</text:p>
          </table:table-cell>
          <table:table-cell office:value-type="string">
            <text:p>สำนักพัฒนาชุมชน อ.ท่าแซะ จ.ชุมพ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4">
            <text:p>704</text:p>
          </table:table-cell>
          <table:table-cell office:value-type="string">
            <text:p>370640</text:p>
          </table:table-cell>
          <table:table-cell office:value-type="string">
            <text:p>เศรษฐศาสตร์การเงินการธนาคาร</text:p>
          </table:table-cell>
          <table:table-cell office:value-type="float" office:value="156">
            <text:p>156</text:p>
          </table:table-cell>
          <table:table-cell office:value-type="string">
            <text:p>370640</text:p>
          </table:table-cell>
          <table:table-cell office:value-type="string">
            <text:p>\"การจัดการสินค้าเกษตรแปรรูปเข้าสู่ประชาคมอาเซียน</text:p>
          </table:table-cell>
          <table:table-cell office:value-type="string">
            <text:p>หอประชุมอำเภอคลองหลวง อ.คลองหลวง จ.ปทุมธาน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67">
            <text:p>67</text:p>
          </table:table-cell>
          <table:table-cell office:value-type="string">
            <text:p>370640</text:p>
          </table:table-cell>
          <table:table-cell office:value-type="string">
            <text:p>บรรยายให้ความรู้เรื่อง "การพัฒนา/ออกแบบรรจุภัณฑ์"</text:p>
          </table:table-cell>
          <table:table-cell office:value-type="string">
            <text:p>กรมการพัฒนาชุมชน ศูนย์พัฒนาชุมชนสระบุร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72">
            <text:p>72</text:p>
          </table:table-cell>
          <table:table-cell office:value-type="string">
            <text:p>370640</text:p>
          </table:table-cell>
          <table:table-cell office:value-type="string">
            <text:p>บรรยายให้ความรู้เรื่อง "หลักการออกแบบบรรจุภัณฑ์ที่เป็นมิตรกับสิ่งแวดล้อม และกระบวนการวิเคาะห์การจัดทำแผน</text:p>
          </table:table-cell>
          <table:table-cell office:value-type="string">
            <text:p>สำนักงานเกษตรจังหวัดปทุมธาน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3">
            <text:p>143</text:p>
          </table:table-cell>
          <table:table-cell office:value-type="string">
            <text:p>370640</text:p>
          </table:table-cell>
          <table:table-cell office:value-type="string">
            <text:p>\"การยกระดับคุณภาพสินค้า OTOP ด้านอาหารและเครื่องดื่ม\" แก่ผู้ประกอบการ OTOP</text:p>
          </table:table-cell>
          <table:table-cell office:value-type="string">
            <text:p>โรงแรมเจริญธานี อ.เมือง จ.ขอนแก่น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4">
            <text:p>144</text:p>
          </table:table-cell>
          <table:table-cell office:value-type="string">
            <text:p>370640</text:p>
          </table:table-cell>
          <table:table-cell office:value-type="string">
            <text:p>การประชุมเชิงปฏิบัติการเพิ่มประสิทธิภาพผู้ผลิต ผู้ประกอบการ OTOP ด้านการพัฒนาผลิตภัณฑ์ รุ่นที่ 2</text:p>
          </table:table-cell>
          <table:table-cell office:value-type="string">
            <text:p>ศูนย์ศึกษาและพัฒนาชุมชนนครนายก จ.นครนายก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5">
            <text:p>145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ห้องอาหารกรุงไทย คิทเช่น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6">
            <text:p>146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7">
            <text:p>147</text:p>
          </table:table-cell>
          <table:table-cell office:value-type="string">
            <text:p>370640</text:p>
          </table:table-cell>
          <table:table-cell office:value-type="string">
            <text:p>\"การพัฒนาผลิตภัณฑ์และบรรจุภัณฑ์\" แก่ผู้ผลิตและผู้ประกอบการกลุ่มปรับตัวสู่การพัฒนา (กลุ่ม D)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8">
            <text:p>148</text:p>
          </table:table-cell>
          <table:table-cell office:value-type="string">
            <text:p>370640</text:p>
          </table:table-cell>
          <table:table-cell office:value-type="string">
            <text:p>\"การออกแบบและพัฒนาบรรจุภัณฑ์\" แก่ทายาทผู้ประกอบการ OTOP</text:p>
          </table:table-cell>
          <table:table-cell office:value-type="string">
            <text:p>ศูนย์ศึกษาและพัฒนาชุมชนสระบุรี อ.แก่งคอย จ.สระ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49">
            <text:p>149</text:p>
          </table:table-cell>
          <table:table-cell office:value-type="string">
            <text:p>370640</text:p>
          </table:table-cell>
          <table:table-cell office:value-type="string">
            <text:p>\"การพัฒนาบรรจุภัณฑ์เพื่อเพิ่มมูลค่าสินค้า\" แก่ผู้ประกอบการ จ.ยโสธร</text:p>
          </table:table-cell>
          <table:table-cell office:value-type="string">
            <text:p>โรงแรม เจ.พี.เอ็มเมอรัลด์โฮเต็ล จ.ยโสธ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0">
            <text:p>150</text:p>
          </table:table-cell>
          <table:table-cell office:value-type="string">
            <text:p>370640</text:p>
          </table:table-cell>
          <table:table-cell office:value-type="string">
            <text:p>\"การยกระดับคุณภาพสินค้า OTOP ด้านอาหารและเครื่องดื่ม\" แก่ผู้ประกอบการ</text:p>
          </table:table-cell>
          <table:table-cell office:value-type="string">
            <text:p>โรงแรมเพชรรัตน์ การ์เด้น อ.เมือง จ.ร้อยเอ็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1">
            <text:p>151</text:p>
          </table:table-cell>
          <table:table-cell office:value-type="string">
            <text:p>370640</text:p>
          </table:table-cell>
          <table:table-cell office:value-type="string">
            <text:p>\"กระบวนการผลิตกุ้งจ่อมให้ปลอดภัยตามมาตรฐาน มผช. และการพัฒนาแบบบรรจุภํณฑ์\" แก่กลุ่มผู้ผลิตผลิตภัณฑ์กุ้งจ่อม</text:p>
          </table:table-cell>
          <table:table-cell office:value-type="string">
            <text:p>กลุ่มผู้ผลิต ผลิตภัณฑ์กุ้งจ่อมของ อ.ประโคนชัย จ.บุรีรัมย์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2">
            <text:p>152</text:p>
          </table:table-cell>
          <table:table-cell office:value-type="string">
            <text:p>370640</text:p>
          </table:table-cell>
          <table:table-cell office:value-type="string">
            <text:p>\"การพัฒนาบรรจุภัณฑ์และผลิตภัณฑ์\" แก่เกษตรกรที่ผลิตสินค้าเกษตร/เกษตรแปรรูปวางจำหน่ายในศูนย์จำหน่ายสิ้นค้าเกษตรชุมชน (Farm Outlet)</text:p>
          </table:table-cell>
          <table:table-cell office:value-type="string">
            <text:p>บ้านสวนส้มทิพย์ รีสอร์ท แอนด์สปา จ.ราชบุร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3">
            <text:p>153</text:p>
          </table:table-cell>
          <table:table-cell office:value-type="string">
            <text:p>370640</text:p>
          </table:table-cell>
          <table:table-cell office:value-type="string">
            <text:p>\"การฝึกอบรมพัฒนาศักยภาพผู้ผลิต ผู้ประกอบการ OTOP มาตรฐานผลิตภัณฑ์ บรรจุภัณฑ์ และตราสินค้า\" แก่ผู้ประกอบการ OTOP</text:p>
          </table:table-cell>
          <table:table-cell office:value-type="string">
            <text:p>ห้องราชาวดี บ้านปูรีสอร์ท์ แอนด์สปา อ.เมือง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4">
            <text:p>154</text:p>
          </table:table-cell>
          <table:table-cell office:value-type="string">
            <text:p>370640</text:p>
          </table:table-cell>
          <table:table-cell office:value-type="string">
            <text:p>\"การฝึกอบรมหลักสูตรการแปรรูปผลไม้และการพัฒนาคุณภาพผลิตภัณฑ์\"</text:p>
          </table:table-cell>
          <table:table-cell office:value-type="string">
            <text:p>หอประชุมเทศบาล อ.หลังสวน จ.ชุมพ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5">
            <text:p>155</text:p>
          </table:table-cell>
          <table:table-cell office:value-type="string">
            <text:p>370640</text:p>
          </table:table-cell>
          <table:table-cell office:value-type="string">
            <text:p>\"การพัฒนาคุณภาพสินค้ากล้วยเล็บมือนางแปรูป</text:p>
          </table:table-cell>
          <table:table-cell office:value-type="string">
            <text:p>สำนักพัฒนาชุมชน อ.ท่าแซะ จ.ชุมพ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70640</text:p>
          </table:table-cell>
          <table:table-cell office:value-type="string">
            <text:p>นางบุษกร ประดิษฐนิยกูล</text:p>
          </table:table-cell>
          <table:table-cell office:value-type="string">
            <text:p>นักวิจัยอาวุโส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bussakorn@tistr.or.th</text:p>
          </table:table-cell>
          <table:table-cell office:value-type="float" office:value="705">
            <text:p>705</text:p>
          </table:table-cell>
          <table:table-cell office:value-type="string">
            <text:p>370640</text:p>
          </table:table-cell>
          <table:table-cell office:value-type="string">
            <text:p>เทคโนโลยีการบริหาร</text:p>
          </table:table-cell>
          <table:table-cell office:value-type="float" office:value="156">
            <text:p>156</text:p>
          </table:table-cell>
          <table:table-cell office:value-type="string">
            <text:p>370640</text:p>
          </table:table-cell>
          <table:table-cell office:value-type="string">
            <text:p>\"การจัดการสินค้าเกษตรแปรรูปเข้าสู่ประชาคมอาเซียน</text:p>
          </table:table-cell>
          <table:table-cell office:value-type="string">
            <text:p>หอประชุมอำเภอคลองหลวง อ.คลองหลวง จ.ปทุมธาน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80244</text:p>
          </table:table-cell>
          <table:table-cell office:value-type="string">
            <text:p>น.ส.พนิดา เจตนา</text:p>
          </table:table-cell>
          <table:table-cell office:value-type="string">
            <text:p>นักวิชาการ</text:p>
          </table:table-cell>
          <table:table-cell office:value-type="string">
            <text:p>หป.วก.</text:p>
          </table:table-cell>
          <table:table-cell office:value-type="string">
            <text:p>73-111,73-124</text:p>
          </table:table-cell>
          <table:table-cell office:value-type="string">
            <text:p>phanida@tistr.or.th</text:p>
          </table:table-cell>
          <table:table-cell office:value-type="float" office:value="713">
            <text:p>713</text:p>
          </table:table-cell>
          <table:table-cell office:value-type="string">
            <text:p>380244</text:p>
          </table:table-cell>
          <table:table-cell office:value-type="string">
            <text:p>ช่างเทคนิคโลหะ</text:p>
          </table:table-cell>
          <table:table-cell office:value-type="float" office:value="107">
            <text:p>107</text:p>
          </table:table-cell>
          <table:table-cell office:value-type="string">
            <text:p>380244</text:p>
          </table:table-cell>
          <table:table-cell office:value-type="string">
            <text:p>วิทยากร</text:p>
          </table:table-cell>
          <table:table-cell office:value-type="string">
            <text:p>กรมวิทยาศาสตร์บริกา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80244</text:p>
          </table:table-cell>
          <table:table-cell office:value-type="string">
            <text:p>น.ส.พนิดา เจตนา</text:p>
          </table:table-cell>
          <table:table-cell office:value-type="string">
            <text:p>นักวิชาการ</text:p>
          </table:table-cell>
          <table:table-cell office:value-type="string">
            <text:p>หป.วก.</text:p>
          </table:table-cell>
          <table:table-cell office:value-type="string">
            <text:p>73-111,73-124</text:p>
          </table:table-cell>
          <table:table-cell office:value-type="string">
            <text:p>phanida@tistr.or.th</text:p>
          </table:table-cell>
          <table:table-cell office:value-type="float" office:value="714">
            <text:p>714</text:p>
          </table:table-cell>
          <table:table-cell office:value-type="string">
            <text:p>380244</text:p>
          </table:table-cell>
          <table:table-cell office:value-type="string">
            <text:p>เทคโนโลยีอุตสาหกรรม</text:p>
          </table:table-cell>
          <table:table-cell office:value-type="float" office:value="107">
            <text:p>107</text:p>
          </table:table-cell>
          <table:table-cell office:value-type="string">
            <text:p>380244</text:p>
          </table:table-cell>
          <table:table-cell office:value-type="string">
            <text:p>วิทยากร</text:p>
          </table:table-cell>
          <table:table-cell office:value-type="string">
            <text:p>กรมวิทยาศาสตร์บริกา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80598</text:p>
          </table:table-cell>
          <table:table-cell office:value-type="string">
            <text:p>นายสมชาย ศรีทนุ</text:p>
          </table:table-cell>
          <table:table-cell office:value-type="string">
            <text:p>พนักงาน</text:p>
          </table:table-cell>
          <table:table-cell office:value-type="string">
            <text:p>ศนย.</text:p>
          </table:table-cell>
          <table:table-cell office:value-type="string">
            <text:p>9257</text:p>
          </table:table-cell>
          <table:table-cell office:value-type="string">
            <text:p>somchai_s@tistr.or.th</text:p>
          </table:table-cell>
          <table:table-cell office:value-type="float" office:value="730">
            <text:p>730</text:p>
          </table:table-cell>
          <table:table-cell office:value-type="string">
            <text:p>380598</text:p>
          </table:table-cell>
          <table:table-cell office:value-type="string">
            <text:p>อิเล็กทรอนิกส์</text:p>
          </table:table-cell>
          <table:table-cell office:value-type="float" office:value="102">
            <text:p>102</text:p>
          </table:table-cell>
          <table:table-cell office:value-type="string">
            <text:p>380598</text:p>
          </table:table-cell>
          <table:table-cell office:value-type="string">
            <text:p>ร่วมตรวจประเมินด้า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80598</text:p>
          </table:table-cell>
          <table:table-cell office:value-type="string">
            <text:p>นายสมชาย ศรีทนุ</text:p>
          </table:table-cell>
          <table:table-cell office:value-type="string">
            <text:p>พนักงาน</text:p>
          </table:table-cell>
          <table:table-cell office:value-type="string">
            <text:p>ศนย.</text:p>
          </table:table-cell>
          <table:table-cell office:value-type="string">
            <text:p>9257</text:p>
          </table:table-cell>
          <table:table-cell office:value-type="string">
            <text:p>somchai_s@tistr.or.th</text:p>
          </table:table-cell>
          <table:table-cell office:value-type="float" office:value="731">
            <text:p>731</text:p>
          </table:table-cell>
          <table:table-cell office:value-type="string">
            <text:p>380598</text:p>
          </table:table-cell>
          <table:table-cell office:value-type="string">
            <text:p>อิเล็กทรอนิกส์</text:p>
          </table:table-cell>
          <table:table-cell office:value-type="float" office:value="102">
            <text:p>102</text:p>
          </table:table-cell>
          <table:table-cell office:value-type="string">
            <text:p>380598</text:p>
          </table:table-cell>
          <table:table-cell office:value-type="string">
            <text:p>ร่วมตรวจประเมินด้า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80598</text:p>
          </table:table-cell>
          <table:table-cell office:value-type="string">
            <text:p>นายสมชาย ศรีทนุ</text:p>
          </table:table-cell>
          <table:table-cell office:value-type="string">
            <text:p>พนักงาน</text:p>
          </table:table-cell>
          <table:table-cell office:value-type="string">
            <text:p>ศนย.</text:p>
          </table:table-cell>
          <table:table-cell office:value-type="string">
            <text:p>9257</text:p>
          </table:table-cell>
          <table:table-cell office:value-type="string">
            <text:p>somchai_s@tistr.or.th</text:p>
          </table:table-cell>
          <table:table-cell office:value-type="float" office:value="732">
            <text:p>732</text:p>
          </table:table-cell>
          <table:table-cell office:value-type="string">
            <text:p>380598</text:p>
          </table:table-cell>
          <table:table-cell office:value-type="string">
            <text:p>มาตรวิทยา</text:p>
          </table:table-cell>
          <table:table-cell office:value-type="float" office:value="102">
            <text:p>102</text:p>
          </table:table-cell>
          <table:table-cell office:value-type="string">
            <text:p>380598</text:p>
          </table:table-cell>
          <table:table-cell office:value-type="string">
            <text:p>ร่วมตรวจประเมินด้า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80643</text:p>
          </table:table-cell>
          <table:table-cell office:value-type="string">
            <text:p>น.ส.นลินธรณ์ สุวพรจารุวัชร์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พร.</text:p>
          </table:table-cell>
          <table:table-cell office:value-type="string">
            <text:p>71-9266</text:p>
          </table:table-cell>
          <table:table-cell office:value-type="string">
            <text:p>nalinthorn@tistr.or.th</text:p>
          </table:table-cell>
          <table:table-cell office:value-type="float" office:value="740">
            <text:p>740</text:p>
          </table:table-cell>
          <table:table-cell office:value-type="string">
            <text:p>380643</text:p>
          </table:table-cell>
          <table:table-cell office:value-type="string">
            <text:p>วัสดุศาสตร์</text:p>
          </table:table-cell>
          <table:table-cell office:value-type="float" office:value="7">
            <text:p>7</text:p>
          </table:table-cell>
          <table:table-cell office:value-type="string">
            <text:p>380643</text:p>
          </table:table-cell>
          <table:table-cell office:value-type="string">
            <text:p>เข้าร่วมเป็นผู้ประเมินด้านวิชาการ ในการประเมิน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ร่วมประเมิน</text:p>
          </table:table-cell>
        </table:table-row>
        <table:table-row>
          <table:table-cell office:value-type="string">
            <text:p>380643</text:p>
          </table:table-cell>
          <table:table-cell office:value-type="string">
            <text:p>น.ส.นลินธรณ์ สุวพรจารุวัชร์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พร.</text:p>
          </table:table-cell>
          <table:table-cell office:value-type="string">
            <text:p>71-9266</text:p>
          </table:table-cell>
          <table:table-cell office:value-type="string">
            <text:p>nalinthorn@tistr.or.th</text:p>
          </table:table-cell>
          <table:table-cell office:value-type="float" office:value="740">
            <text:p>740</text:p>
          </table:table-cell>
          <table:table-cell office:value-type="string">
            <text:p>380643</text:p>
          </table:table-cell>
          <table:table-cell office:value-type="string">
            <text:p>วัสดุศาสตร์</text:p>
          </table:table-cell>
          <table:table-cell office:value-type="float" office:value="55">
            <text:p>55</text:p>
          </table:table-cell>
          <table:table-cell office:value-type="string">
            <text:p>380643</text:p>
          </table:table-cell>
          <table:table-cell office:value-type="string">
            <text:p>ประเมินผลด้านวิชาการ</text:p>
          </table:table-cell>
          <table:table-cell office:value-type="string">
            <text:p>สำนักงานมาตรฐานผลภัณฑ์อุตสาหกรรม</text:p>
          </table:table-cell>
          <table:table-cell office:value-type="string">
            <text:p>ผู้ร่วมประเมินผลงาน</text:p>
          </table:table-cell>
        </table:table-row>
        <table:table-row>
          <table:table-cell office:value-type="string">
            <text:p>380643</text:p>
          </table:table-cell>
          <table:table-cell office:value-type="string">
            <text:p>น.ส.นลินธรณ์ สุวพรจารุวัชร์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พร.</text:p>
          </table:table-cell>
          <table:table-cell office:value-type="string">
            <text:p>71-9266</text:p>
          </table:table-cell>
          <table:table-cell office:value-type="string">
            <text:p>nalinthorn@tistr.or.th</text:p>
          </table:table-cell>
          <table:table-cell office:value-type="float" office:value="740">
            <text:p>740</text:p>
          </table:table-cell>
          <table:table-cell office:value-type="string">
            <text:p>380643</text:p>
          </table:table-cell>
          <table:table-cell office:value-type="string">
            <text:p>วัสดุศาสตร์</text:p>
          </table:table-cell>
          <table:table-cell office:value-type="float" office:value="66">
            <text:p>66</text:p>
          </table:table-cell>
          <table:table-cell office:value-type="string">
            <text:p>380643</text:p>
          </table:table-cell>
          <table:table-cell office:value-type="string">
            <text:p>เป็นผู้ตรวจประเมินด้านวิชาการ</text:p>
          </table:table-cell>
          <table:table-cell office:value-type="string">
            <text:p>สำนักงานฐานผลิตภัณฑ์อุตสาหกรรม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52">
            <text:p>52</text:p>
          </table:table-cell>
          <table:table-cell office:value-type="string">
            <text:p>380668</text:p>
          </table:table-cell>
          <table:table-cell office:value-type="string">
            <text:p>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ผู้ร่วมประเมิน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59">
            <text:p>59</text:p>
          </table:table-cell>
          <table:table-cell office:value-type="string">
            <text:p>380668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3">
            <text:p>113</text:p>
          </table:table-cell>
          <table:table-cell office:value-type="string">
            <text:p>380668</text:p>
          </table:table-cell>
          <table:table-cell office:value-type="string">
            <text:p>ตรวจ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ป็นเจ้าหน้าที่ตรวจประเมินด้า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5">
            <text:p>115</text:p>
          </table:table-cell>
          <table:table-cell office:value-type="string">
            <text:p>380668</text:p>
          </table:table-cell>
          <table:table-cell office:value-type="string">
            <text:p>ตรวจประเมิ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ด้า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8">
            <text:p>118</text:p>
          </table:table-cell>
          <table:table-cell office:value-type="string">
            <text:p>380668</text:p>
          </table:table-cell>
          <table:table-cell office:value-type="string">
            <text:p>ตรวจประเมินเพื่อติดตามผลการประเมินการแก้ไขข้อบกพร่องของห้องปฏิบัติ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0">
            <text:p>160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1">
            <text:p>161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2">
            <text:p>162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3">
            <text:p>163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4">
            <text:p>164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5">
            <text:p>165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6">
            <text:p>166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7">
            <text:p>167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8">
            <text:p>168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9">
            <text:p>169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2">
            <text:p>762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70">
            <text:p>170</text:p>
          </table:table-cell>
          <table:table-cell office:value-type="string">
            <text:p>380668</text:p>
          </table:table-cell>
          <table:table-cell office:value-type="string">
            <text:p>โครงการที่ปรึกษาระบบ ISO/IEC 17025 ทางด้านวิชาการ มากกว่า 5 ปี - ปัจจุบัน</text:p>
          </table:table-cell>
          <table:table-cell office:value-type="string">
            <text:p/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52">
            <text:p>52</text:p>
          </table:table-cell>
          <table:table-cell office:value-type="string">
            <text:p>380668</text:p>
          </table:table-cell>
          <table:table-cell office:value-type="string">
            <text:p>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ผู้ร่วมประเมิน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59">
            <text:p>59</text:p>
          </table:table-cell>
          <table:table-cell office:value-type="string">
            <text:p>380668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3">
            <text:p>113</text:p>
          </table:table-cell>
          <table:table-cell office:value-type="string">
            <text:p>380668</text:p>
          </table:table-cell>
          <table:table-cell office:value-type="string">
            <text:p>ตรวจ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ป็นเจ้าหน้าที่ตรวจประเมินด้า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5">
            <text:p>115</text:p>
          </table:table-cell>
          <table:table-cell office:value-type="string">
            <text:p>380668</text:p>
          </table:table-cell>
          <table:table-cell office:value-type="string">
            <text:p>ตรวจประเมิ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ด้า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18">
            <text:p>118</text:p>
          </table:table-cell>
          <table:table-cell office:value-type="string">
            <text:p>380668</text:p>
          </table:table-cell>
          <table:table-cell office:value-type="string">
            <text:p>ตรวจประเมินเพื่อติดตามผลการประเมินการแก้ไขข้อบกพร่องของห้องปฏิบัติ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วิชา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0">
            <text:p>160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1">
            <text:p>161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2">
            <text:p>162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3">
            <text:p>163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ดูเม็กซ์ จำกัด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4">
            <text:p>164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5">
            <text:p>165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6">
            <text:p>166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7">
            <text:p>167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8">
            <text:p>168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69">
            <text:p>169</text:p>
          </table:table-cell>
          <table:table-cell office:value-type="string">
            <text:p>380668</text:p>
          </table:table-cell>
          <table:table-cell office:value-type="string">
            <text:p>โครงการสอบเทียบเครื่องมือเชิงระบบ </text:p>
          </table:table-cell>
          <table:table-cell office:value-type="string">
            <text:p>บริษัท ที พี ไอ โพลีน จำกัด (มหาชน)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68</text:p>
          </table:table-cell>
          <table:table-cell office:value-type="string">
            <text:p>นายกำชัย สิงหภิวัฒน์</text:p>
          </table:table-cell>
          <table:table-cell office:value-type="string">
            <text:p>ผอ. หป. สอ.</text:p>
          </table:table-cell>
          <table:table-cell office:value-type="string">
            <text:p>หป.สอ.</text:p>
          </table:table-cell>
          <table:table-cell office:value-type="string">
            <text:p>73-136.302</text:p>
          </table:table-cell>
          <table:table-cell office:value-type="string">
            <text:p>kamchai@tistr.or.th</text:p>
          </table:table-cell>
          <table:table-cell office:value-type="float" office:value="763">
            <text:p>763</text:p>
          </table:table-cell>
          <table:table-cell office:value-type="string">
            <text:p>380668</text:p>
          </table:table-cell>
          <table:table-cell office:value-type="string">
            <text:p>ฟิสิกส์</text:p>
          </table:table-cell>
          <table:table-cell office:value-type="float" office:value="170">
            <text:p>170</text:p>
          </table:table-cell>
          <table:table-cell office:value-type="string">
            <text:p>380668</text:p>
          </table:table-cell>
          <table:table-cell office:value-type="string">
            <text:p>โครงการที่ปรึกษาระบบ ISO/IEC 17025 ทางด้านวิชาการ มากกว่า 5 ปี - ปัจจุบัน</text:p>
          </table:table-cell>
          <table:table-cell office:value-type="string">
            <text:p/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380677</text:p>
          </table:table-cell>
          <table:table-cell office:value-type="string">
            <text:p>นางประภาพรรณ อรัญญะ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สส.</text:p>
          </table:table-cell>
          <table:table-cell office:value-type="string">
            <text:p>71-9277</text:p>
          </table:table-cell>
          <table:table-cell office:value-type="string">
            <text:p>prapapan@tistr.or.th</text:p>
          </table:table-cell>
          <table:table-cell office:value-type="float" office:value="772">
            <text:p>772</text:p>
          </table:table-cell>
          <table:table-cell office:value-type="string">
            <text:p>380677</text:p>
          </table:table-cell>
          <table:table-cell office:value-type="string">
            <text:p>เคมีอุตสาหกรรม</text:p>
          </table:table-cell>
          <table:table-cell office:value-type="float" office:value="100">
            <text:p>100</text:p>
          </table:table-cell>
          <table:table-cell office:value-type="string">
            <text:p>380677</text:p>
          </table:table-cell>
          <table:table-cell office:value-type="string">
            <text:p>Failure Investigation of Smelt Spout Opening Tube</text:p>
          </table:table-cell>
          <table:table-cell office:value-type="string">
            <text:p>Standards and Industrial Research Institute of Malaysia (SIRIM)</text:p>
          </table:table-cell>
          <table:table-cell office:value-type="string">
            <text:p/>
          </table:table-cell>
        </table:table-row>
        <table:table-row>
          <table:table-cell office:value-type="string">
            <text:p>380677</text:p>
          </table:table-cell>
          <table:table-cell office:value-type="string">
            <text:p>นางประภาพรรณ อรัญญะ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สส.</text:p>
          </table:table-cell>
          <table:table-cell office:value-type="string">
            <text:p>71-9277</text:p>
          </table:table-cell>
          <table:table-cell office:value-type="string">
            <text:p>prapapan@tistr.or.th</text:p>
          </table:table-cell>
          <table:table-cell office:value-type="float" office:value="773">
            <text:p>773</text:p>
          </table:table-cell>
          <table:table-cell office:value-type="string">
            <text:p>380677</text:p>
          </table:table-cell>
          <table:table-cell office:value-type="string">
            <text:p>วิศวกรรมโลหการ</text:p>
          </table:table-cell>
          <table:table-cell office:value-type="float" office:value="100">
            <text:p>100</text:p>
          </table:table-cell>
          <table:table-cell office:value-type="string">
            <text:p>380677</text:p>
          </table:table-cell>
          <table:table-cell office:value-type="string">
            <text:p>Failure Investigation of Smelt Spout Opening Tube</text:p>
          </table:table-cell>
          <table:table-cell office:value-type="string">
            <text:p>Standards and Industrial Research Institute of Malaysia (SIRIM)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1">
            <text:p>91</text:p>
          </table:table-cell>
          <table:table-cell office:value-type="string">
            <text:p>390541</text:p>
          </table:table-cell>
          <table:table-cell office:value-type="string">
            <text:p>บทความ เรื่อง "การทดสอบความแข็งของวัสดุโลหะ"</text:p>
          </table:table-cell>
          <table:table-cell office:value-type="string">
            <text:p>วารสารวิทยาศาสตร์และเทคโนโลยี สถาบันวิจัยวิทยาศาสตร์และเทคโนโลยีแห่งประเทศไทย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2">
            <text:p>92</text:p>
          </table:table-cell>
          <table:table-cell office:value-type="string">
            <text:p>390541</text:p>
          </table:table-cell>
          <table:table-cell office:value-type="string">
            <text:p>การควบคุมคุณภาพของชิ้นส่วนวิศวกรรม และมาตรฐานที่ใช้ในการวิเคราะห์/ทดสอบ                        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3">
            <text:p>93</text:p>
          </table:table-cell>
          <table:table-cell office:value-type="string">
            <text:p>390541</text:p>
          </table:table-cell>
          <table:table-cell office:value-type="string">
            <text:p>การบรรยายเรื่อง .การทดสอบความแข็ง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4">
            <text:p>94</text:p>
          </table:table-cell>
          <table:table-cell office:value-type="string">
            <text:p>390541</text:p>
          </table:table-cell>
          <table:table-cell office:value-type="string">
            <text:p>การบรรยายเรื่อง "การประยุกต์ใช้การวิเคราะห์โครงสร้างทางโลหะวิทยาเพื่อควบคุมคุณภาพของงานเชื่อม"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5">
            <text:p>95</text:p>
          </table:table-cell>
          <table:table-cell office:value-type="string">
            <text:p>390541</text:p>
          </table:table-cell>
          <table:table-cell office:value-type="string">
            <text:p>การบรรยายเรื่อง "การทดสอบความแข็ง"</text:p>
          </table:table-cell>
          <table:table-cell office:value-type="string">
            <text:p>วว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6">
            <text:p>96</text:p>
          </table:table-cell>
          <table:table-cell office:value-type="string">
            <text:p>390541</text:p>
          </table:table-cell>
          <table:table-cell office:value-type="string">
            <text:p>การบรรยายเรื่อง" การประยุกต์ใช้การตรวจสอบทางโลหะวิทยเพื่อควบคุมคุณภาพและกรณีศึกษา" และ. "การทดสอบความแข็ง"   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7">
            <text:p>97</text:p>
          </table:table-cell>
          <table:table-cell office:value-type="string">
            <text:p>390541</text:p>
          </table:table-cell>
          <table:table-cell office:value-type="string">
            <text:p>การบรบบยายเรื่อง "การวิเคราะห์โครงสร้างทางโลหะวิทยา" และ "การตรวจสอบทางเคมี"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541</text:p>
          </table:table-cell>
          <table:table-cell office:value-type="string">
            <text:p>นายเอก ธนกิจวนิชกุล</text:p>
          </table:table-cell>
          <table:table-cell office:value-type="string">
            <text:p>นักวิชาการ</text:p>
          </table:table-cell>
          <table:table-cell office:value-type="string">
            <text:p>บอ.</text:p>
          </table:table-cell>
          <table:table-cell office:value-type="string">
            <text:p>71-9517</text:p>
          </table:table-cell>
          <table:table-cell office:value-type="string">
            <text:p>ake_t@tistr.or.th</text:p>
          </table:table-cell>
          <table:table-cell office:value-type="float" office:value="814">
            <text:p>814</text:p>
          </table:table-cell>
          <table:table-cell office:value-type="string">
            <text:p>390541</text:p>
          </table:table-cell>
          <table:table-cell office:value-type="string">
            <text:p>เคมีอุตสาหกรรม</text:p>
          </table:table-cell>
          <table:table-cell office:value-type="float" office:value="98">
            <text:p>98</text:p>
          </table:table-cell>
          <table:table-cell office:value-type="string">
            <text:p>390541</text:p>
          </table:table-cell>
          <table:table-cell office:value-type="string">
            <text:p>การบรรยายเรื่อง "การวิเคราะห์โครงสร้างทางโลหะวิทยา" "การทดสอบความแข็ง" และ"การประยุกต์ใช้การวิเคราะห์โครงสร้างทางโลหะวิทยาเพื่อควบคุมคุณภาพของงาน</text:p>
          </table:table-cell>
          <table:table-cell office:value-type="string">
            <text:p>วว./ศพว.</text:p>
          </table:table-cell>
          <table:table-cell office:value-type="string">
            <text:p/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3">
            <text:p>823</text:p>
          </table:table-cell>
          <table:table-cell office:value-type="string">
            <text:p>390651</text:p>
          </table:table-cell>
          <table:table-cell office:value-type="string">
            <text:p>คหกรรมศาสตร์</text:p>
          </table:table-cell>
          <table:table-cell office:value-type="float" office:value="109">
            <text:p>109</text:p>
          </table:table-cell>
          <table:table-cell office:value-type="string">
            <text:p>390651</text:p>
          </table:table-cell>
          <table:table-cell office:value-type="string">
            <text:p>อาจารย์ที่ปรึกษาสาขาวิชาเทคโนโลยีหลังการเก็บเกี่ยวและแปรสภาพ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3">
            <text:p>823</text:p>
          </table:table-cell>
          <table:table-cell office:value-type="string">
            <text:p>390651</text:p>
          </table:table-cell>
          <table:table-cell office:value-type="string">
            <text:p>คหกรรมศาสตร์</text:p>
          </table:table-cell>
          <table:table-cell office:value-type="float" office:value="192">
            <text:p>192</text:p>
          </table:table-cell>
          <table:table-cell office:value-type="string">
            <text:p>390651</text:p>
          </table:table-cell>
          <table:table-cell office:value-type="string">
            <text:p>การแปรรูปผลผลิตทางการเกษตรเพื่อเพิ่มมูลค่าผลิตภัณฑ์</text:p>
          </table:table-cell>
          <table:table-cell office:value-type="string">
            <text:p>ห้องประชุมสำนักงานเกษตรกร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3">
            <text:p>823</text:p>
          </table:table-cell>
          <table:table-cell office:value-type="string">
            <text:p>390651</text:p>
          </table:table-cell>
          <table:table-cell office:value-type="string">
            <text:p>คหกรรมศาสตร์</text:p>
          </table:table-cell>
          <table:table-cell office:value-type="float" office:value="193">
            <text:p>193</text:p>
          </table:table-cell>
          <table:table-cell office:value-type="string">
            <text:p>390651</text:p>
          </table:table-cell>
          <table:table-cell office:value-type="string">
            <text:p>การเพาะเห็ดฟางในตะกร้า</text:p>
          </table:table-cell>
          <table:table-cell office:value-type="string">
            <text:p>อาคารเอนกประสงค์ ซ.สะอาดวัฒนา ต.บึงยี่โถ จ.ปทุมธาน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4">
            <text:p>824</text:p>
          </table:table-cell>
          <table:table-cell office:value-type="string">
            <text:p>390651</text:p>
          </table:table-cell>
          <table:table-cell office:value-type="string">
            <text:p>เทคโนโลยีหลังการเก็บเกี่ยว</text:p>
          </table:table-cell>
          <table:table-cell office:value-type="float" office:value="109">
            <text:p>109</text:p>
          </table:table-cell>
          <table:table-cell office:value-type="string">
            <text:p>390651</text:p>
          </table:table-cell>
          <table:table-cell office:value-type="string">
            <text:p>อาจารย์ที่ปรึกษาสาขาวิชาเทคโนโลยีหลังการเก็บเกี่ยวและแปรสภาพ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4">
            <text:p>824</text:p>
          </table:table-cell>
          <table:table-cell office:value-type="string">
            <text:p>390651</text:p>
          </table:table-cell>
          <table:table-cell office:value-type="string">
            <text:p>เทคโนโลยีหลังการเก็บเกี่ยว</text:p>
          </table:table-cell>
          <table:table-cell office:value-type="float" office:value="192">
            <text:p>192</text:p>
          </table:table-cell>
          <table:table-cell office:value-type="string">
            <text:p>390651</text:p>
          </table:table-cell>
          <table:table-cell office:value-type="string">
            <text:p>การแปรรูปผลผลิตทางการเกษตรเพื่อเพิ่มมูลค่าผลิตภัณฑ์</text:p>
          </table:table-cell>
          <table:table-cell office:value-type="string">
            <text:p>ห้องประชุมสำนักงานเกษตรกร จ.ตราด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90651</text:p>
          </table:table-cell>
          <table:table-cell office:value-type="string">
            <text:p>นางจิตตา สาตร์เพ็ชร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1 , 71-9172</text:p>
          </table:table-cell>
          <table:table-cell office:value-type="string">
            <text:p>chitta@tistr.or.th</text:p>
          </table:table-cell>
          <table:table-cell office:value-type="float" office:value="824">
            <text:p>824</text:p>
          </table:table-cell>
          <table:table-cell office:value-type="string">
            <text:p>390651</text:p>
          </table:table-cell>
          <table:table-cell office:value-type="string">
            <text:p>เทคโนโลยีหลังการเก็บเกี่ยว</text:p>
          </table:table-cell>
          <table:table-cell office:value-type="float" office:value="193">
            <text:p>193</text:p>
          </table:table-cell>
          <table:table-cell office:value-type="string">
            <text:p>390651</text:p>
          </table:table-cell>
          <table:table-cell office:value-type="string">
            <text:p>การเพาะเห็ดฟางในตะกร้า</text:p>
          </table:table-cell>
          <table:table-cell office:value-type="string">
            <text:p>อาคารเอนกประสงค์ ซ.สะอาดวัฒนา ต.บึงยี่โถ จ.ปทุมธานี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390684</text:p>
          </table:table-cell>
          <table:table-cell office:value-type="string">
            <text:p>น.ส.ฉวีวรรณ พูนธนานิวัฒน์กุล</text:p>
          </table:table-cell>
          <table:table-cell office:value-type="string">
            <text:p>นักวิชาการ อาวุโส</text:p>
          </table:table-cell>
          <table:table-cell office:value-type="string">
            <text:p>หป.สส.</text:p>
          </table:table-cell>
          <table:table-cell office:value-type="string">
            <text:p>71-9276</text:p>
          </table:table-cell>
          <table:table-cell office:value-type="string">
            <text:p>chaweewan@tistr.or.th</text:p>
          </table:table-cell>
          <table:table-cell office:value-type="float" office:value="836">
            <text:p>836</text:p>
          </table:table-cell>
          <table:table-cell office:value-type="string">
            <text:p>390684</text:p>
          </table:table-cell>
          <table:table-cell office:value-type="string">
            <text:p>วิศวกรรมโลหการ</text:p>
          </table:table-cell>
          <table:table-cell office:value-type="float" office:value="28">
            <text:p>28</text:p>
          </table:table-cell>
          <table:table-cell office:value-type="string">
            <text:p>390684</text:p>
          </table:table-cell>
          <table:table-cell office:value-type="string">
            <text:p>ไปปฏิบัติงานวิจัย เรื่อง Developmant of advanced process adn characterization of ฯลฯ</text:p>
          </table:table-cell>
          <table:table-cell office:value-type="string">
            <text:p>Korea Institute of Materials science (KIMS)</text:p>
          </table:table-cell>
          <table:table-cell office:value-type="string">
            <text:p>ปฏิบัติงานวิจัย</text:p>
          </table:table-cell>
        </table:table-row>
        <table:table-row>
          <table:table-cell office:value-type="string">
            <text:p>390684</text:p>
          </table:table-cell>
          <table:table-cell office:value-type="string">
            <text:p>น.ส.ฉวีวรรณ พูนธนานิวัฒน์กุล</text:p>
          </table:table-cell>
          <table:table-cell office:value-type="string">
            <text:p>นักวิชาการ อาวุโส</text:p>
          </table:table-cell>
          <table:table-cell office:value-type="string">
            <text:p>หป.สส.</text:p>
          </table:table-cell>
          <table:table-cell office:value-type="string">
            <text:p>71-9276</text:p>
          </table:table-cell>
          <table:table-cell office:value-type="string">
            <text:p>chaweewan@tistr.or.th</text:p>
          </table:table-cell>
          <table:table-cell office:value-type="float" office:value="837">
            <text:p>837</text:p>
          </table:table-cell>
          <table:table-cell office:value-type="string">
            <text:p>390684</text:p>
          </table:table-cell>
          <table:table-cell office:value-type="string">
            <text:p>วิศวกรรมเคมี</text:p>
          </table:table-cell>
          <table:table-cell office:value-type="float" office:value="28">
            <text:p>28</text:p>
          </table:table-cell>
          <table:table-cell office:value-type="string">
            <text:p>390684</text:p>
          </table:table-cell>
          <table:table-cell office:value-type="string">
            <text:p>ไปปฏิบัติงานวิจัย เรื่อง Developmant of advanced process adn characterization of ฯลฯ</text:p>
          </table:table-cell>
          <table:table-cell office:value-type="string">
            <text:p>Korea Institute of Materials science (KIMS)</text:p>
          </table:table-cell>
          <table:table-cell office:value-type="string">
            <text:p>ปฏิบัติงานวิจัย</text:p>
          </table:table-cell>
        </table:table-row>
        <table:table-row>
          <table:table-cell office:value-type="string">
            <text:p>400147</text:p>
          </table:table-cell>
          <table:table-cell office:value-type="string">
            <text:p>นางดวงพร อุนพานิช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สป.</text:p>
          </table:table-cell>
          <table:table-cell office:value-type="string">
            <text:p>71-9267</text:p>
          </table:table-cell>
          <table:table-cell office:value-type="string">
            <text:p>duangporn_o@tistr.or.th</text:p>
          </table:table-cell>
          <table:table-cell office:value-type="float" office:value="872">
            <text:p>872</text:p>
          </table:table-cell>
          <table:table-cell office:value-type="string">
            <text:p>400147</text:p>
          </table:table-cell>
          <table:table-cell office:value-type="string">
            <text:p>รังสีเทคนิค</text:p>
          </table:table-cell>
          <table:table-cell office:value-type="float" office:value="88">
            <text:p>88</text:p>
          </table:table-cell>
          <table:table-cell office:value-type="string">
            <text:p>400147</text:p>
          </table:table-cell>
          <table:table-cell office:value-type="string">
            <text:p>อาจารย์พิเศษ รายวิชา Failure analysis in engineering materials</text:p>
          </table:table-cell>
          <table:table-cell office:value-type="string">
            <text:p>มหาวิทยาลัยเทคโนโลยีสุรนารี</text:p>
          </table:table-cell>
          <table:table-cell office:value-type="string">
            <text:p/>
          </table:table-cell>
        </table:table-row>
        <table:table-row>
          <table:table-cell office:value-type="string">
            <text:p>400147</text:p>
          </table:table-cell>
          <table:table-cell office:value-type="string">
            <text:p>นางดวงพร อุนพานิช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สป.</text:p>
          </table:table-cell>
          <table:table-cell office:value-type="string">
            <text:p>71-9267</text:p>
          </table:table-cell>
          <table:table-cell office:value-type="string">
            <text:p>duangporn_o@tistr.or.th</text:p>
          </table:table-cell>
          <table:table-cell office:value-type="float" office:value="873">
            <text:p>873</text:p>
          </table:table-cell>
          <table:table-cell office:value-type="string">
            <text:p>400147</text:p>
          </table:table-cell>
          <table:table-cell office:value-type="string">
            <text:p>นิวเคลียร์เทคโนโลยี</text:p>
          </table:table-cell>
          <table:table-cell office:value-type="float" office:value="88">
            <text:p>88</text:p>
          </table:table-cell>
          <table:table-cell office:value-type="string">
            <text:p>400147</text:p>
          </table:table-cell>
          <table:table-cell office:value-type="string">
            <text:p>อาจารย์พิเศษ รายวิชา Failure analysis in engineering materials</text:p>
          </table:table-cell>
          <table:table-cell office:value-type="string">
            <text:p>มหาวิทยาลัยเทคโนโลยีสุรนารี</text:p>
          </table:table-cell>
          <table:table-cell office:value-type="string">
            <text:p/>
          </table:table-cell>
        </table:table-row>
        <table:table-row>
          <table:table-cell office:value-type="string">
            <text:p>400147</text:p>
          </table:table-cell>
          <table:table-cell office:value-type="string">
            <text:p>นางดวงพร อุนพานิช</text:p>
          </table:table-cell>
          <table:table-cell office:value-type="string">
            <text:p>นักวิชาการอาวุโส</text:p>
          </table:table-cell>
          <table:table-cell office:value-type="string">
            <text:p>หป.สป.</text:p>
          </table:table-cell>
          <table:table-cell office:value-type="string">
            <text:p>71-9267</text:p>
          </table:table-cell>
          <table:table-cell office:value-type="string">
            <text:p>duangporn_o@tistr.or.th</text:p>
          </table:table-cell>
          <table:table-cell office:value-type="float" office:value="874">
            <text:p>874</text:p>
          </table:table-cell>
          <table:table-cell office:value-type="string">
            <text:p>400147</text:p>
          </table:table-cell>
          <table:table-cell office:value-type="string">
            <text:p>MATERIAL SCIENCE</text:p>
          </table:table-cell>
          <table:table-cell office:value-type="float" office:value="88">
            <text:p>88</text:p>
          </table:table-cell>
          <table:table-cell office:value-type="string">
            <text:p>400147</text:p>
          </table:table-cell>
          <table:table-cell office:value-type="string">
            <text:p>อาจารย์พิเศษ รายวิชา Failure analysis in engineering materials</text:p>
          </table:table-cell>
          <table:table-cell office:value-type="string">
            <text:p>มหาวิทยาลัยเทคโนโลยีสุรนารี</text:p>
          </table:table-cell>
          <table:table-cell office:value-type="string">
            <text:p/>
          </table:table-cell>
        </table:table-row>
        <table:table-row>
          <table:table-cell office:value-type="string">
            <text:p>400699</text:p>
          </table:table-cell>
          <table:table-cell office:value-type="string">
            <text:p>นายพิน ลิ้มวงษ์สกุล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สอ.</text:p>
          </table:table-cell>
          <table:table-cell office:value-type="string">
            <text:p>73-248, 73-226</text:p>
          </table:table-cell>
          <table:table-cell office:value-type="string">
            <text:p>pin@tistr.or.th</text:p>
          </table:table-cell>
          <table:table-cell office:value-type="float" office:value="908">
            <text:p>908</text:p>
          </table:table-cell>
          <table:table-cell office:value-type="string">
            <text:p>400699</text:p>
          </table:table-cell>
          <table:table-cell office:value-type="string">
            <text:p>วิศวกรรมอิเล็กทรอนิกส์</text:p>
          </table:table-cell>
          <table:table-cell office:value-type="float" office:value="53">
            <text:p>53</text:p>
          </table:table-cell>
          <table:table-cell office:value-type="string">
            <text:p>400699</text:p>
          </table:table-cell>
          <table:table-cell office:value-type="string">
            <text:p>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ผู้ร่วมประเมิน</text:p>
          </table:table-cell>
        </table:table-row>
        <table:table-row>
          <table:table-cell office:value-type="string">
            <text:p>400699</text:p>
          </table:table-cell>
          <table:table-cell office:value-type="string">
            <text:p>นายพิน ลิ้มวงษ์สกุล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สอ.</text:p>
          </table:table-cell>
          <table:table-cell office:value-type="string">
            <text:p>73-248, 73-226</text:p>
          </table:table-cell>
          <table:table-cell office:value-type="string">
            <text:p>pin@tistr.or.th</text:p>
          </table:table-cell>
          <table:table-cell office:value-type="float" office:value="908">
            <text:p>908</text:p>
          </table:table-cell>
          <table:table-cell office:value-type="string">
            <text:p>400699</text:p>
          </table:table-cell>
          <table:table-cell office:value-type="string">
            <text:p>วิศวกรรมอิเล็กทรอนิกส์</text:p>
          </table:table-cell>
          <table:table-cell office:value-type="float" office:value="60">
            <text:p>60</text:p>
          </table:table-cell>
          <table:table-cell office:value-type="string">
            <text:p>400699</text:p>
          </table:table-cell>
          <table:table-cell office:value-type="string">
            <text:p>ผู้ตรวจประเมินวิชาการ</text:p>
          </table:table-cell>
          <table:table-cell office:value-type="string">
            <text:p>สำนักงานมาตรฐานอุตสาหกรรม</text:p>
          </table:table-cell>
          <table:table-cell office:value-type="string">
            <text:p>เข้าร่วมตรวจสอบประเมินวิชาการ</text:p>
          </table:table-cell>
        </table:table-row>
        <table:table-row>
          <table:table-cell office:value-type="string">
            <text:p>410287</text:p>
          </table:table-cell>
          <table:table-cell office:value-type="string">
            <text:p>นายสุวิทย์ อัจริยะเมต</text:p>
          </table:table-cell>
          <table:table-cell office:value-type="string">
            <text:p>ผอ. กพร.</text:p>
          </table:table-cell>
          <table:table-cell office:value-type="string">
            <text:p>กพร.</text:p>
          </table:table-cell>
          <table:table-cell office:value-type="string">
            <text:p>71-9381</text:p>
          </table:table-cell>
          <table:table-cell office:value-type="string">
            <text:p>suwit@tistr.or.th</text:p>
          </table:table-cell>
          <table:table-cell office:value-type="float" office:value="924">
            <text:p>924</text:p>
          </table:table-cell>
          <table:table-cell office:value-type="string">
            <text:p>410287</text:p>
          </table:table-cell>
          <table:table-cell office:value-type="string">
            <text:p>วิศวกรรมไฟฟ้า</text:p>
          </table:table-cell>
          <table:table-cell office:value-type="float" office:value="104">
            <text:p>104</text:p>
          </table:table-cell>
          <table:table-cell office:value-type="string">
            <text:p>410287</text:p>
          </table:table-cell>
          <table:table-cell office:value-type="string">
            <text:p>อาจารย์พิเศษสอนหลักสูตรวิศวกรรมศาสตรมหาบัณฑิต สาขาวิศวกรรมไฟฟ้า</text:p>
          </table:table-cell>
          <table:table-cell office:value-type="string">
            <text:p>มหาวิทยาลัยราชมงคลพระนค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10287</text:p>
          </table:table-cell>
          <table:table-cell office:value-type="string">
            <text:p>นายสุวิทย์ อัจริยะเมต</text:p>
          </table:table-cell>
          <table:table-cell office:value-type="string">
            <text:p>ผอ. กพร.</text:p>
          </table:table-cell>
          <table:table-cell office:value-type="string">
            <text:p>กพร.</text:p>
          </table:table-cell>
          <table:table-cell office:value-type="string">
            <text:p>71-9381</text:p>
          </table:table-cell>
          <table:table-cell office:value-type="string">
            <text:p>suwit@tistr.or.th</text:p>
          </table:table-cell>
          <table:table-cell office:value-type="float" office:value="925">
            <text:p>925</text:p>
          </table:table-cell>
          <table:table-cell office:value-type="string">
            <text:p>410287</text:p>
          </table:table-cell>
          <table:table-cell office:value-type="string">
            <text:p>วิศวกรรมไฟฟ้า</text:p>
          </table:table-cell>
          <table:table-cell office:value-type="float" office:value="104">
            <text:p>104</text:p>
          </table:table-cell>
          <table:table-cell office:value-type="string">
            <text:p>410287</text:p>
          </table:table-cell>
          <table:table-cell office:value-type="string">
            <text:p>อาจารย์พิเศษสอนหลักสูตรวิศวกรรมศาสตรมหาบัณฑิต สาขาวิศวกรรมไฟฟ้า</text:p>
          </table:table-cell>
          <table:table-cell office:value-type="string">
            <text:p>มหาวิทยาลัยราชมงคลพระนค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20103</text:p>
          </table:table-cell>
          <table:table-cell office:value-type="string">
            <text:p>นางรุจิรา ดีวัฒนวงศ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3 , 71-9165</text:p>
          </table:table-cell>
          <table:table-cell office:value-type="string">
            <text:p>rujira_d@tistr.or.th</text:p>
          </table:table-cell>
          <table:table-cell office:value-type="float" office:value="950">
            <text:p>950</text:p>
          </table:table-cell>
          <table:table-cell office:value-type="string">
            <text:p>420103</text:p>
          </table:table-cell>
          <table:table-cell office:value-type="string">
            <text:p>พืชสวน</text:p>
          </table:table-cell>
          <table:table-cell office:value-type="float" office:value="108">
            <text:p>108</text:p>
          </table:table-cell>
          <table:table-cell office:value-type="string">
            <text:p>420103</text:p>
          </table:table-cell>
          <table:table-cell office:value-type="string">
            <text:p>อาจารย์ที่ปรึกษาสาขาวิชาเทคโนโลยีหลังการเก็บเกี่ยวและแปรสภาพ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20681</text:p>
          </table:table-cell>
          <table:table-cell office:value-type="string">
            <text:p>นายไพศาล เรืองโชติ</text:p>
          </table:table-cell>
          <table:table-cell office:value-type="string">
            <text:p>ร.ผอ.สบก./ผอ.กบร.</text:p>
          </table:table-cell>
          <table:table-cell office:value-type="string">
            <text:p>สบก.</text:p>
          </table:table-cell>
          <table:table-cell office:value-type="string">
            <text:p>71-9224 ,72-9363</text:p>
          </table:table-cell>
          <table:table-cell office:value-type="string">
            <text:p>paisan@tistr.or.th</text:p>
          </table:table-cell>
          <table:table-cell office:value-type="float" office:value="986">
            <text:p>986</text:p>
          </table:table-cell>
          <table:table-cell office:value-type="string">
            <text:p>420681</text:p>
          </table:table-cell>
          <table:table-cell office:value-type="string">
            <text:p>ช่างไฟฟ้ากำลัง</text:p>
          </table:table-cell>
          <table:table-cell office:value-type="float" office:value="65">
            <text:p>65</text:p>
          </table:table-cell>
          <table:table-cell office:value-type="string">
            <text:p>420681</text:p>
          </table:table-cell>
          <table:table-cell office:value-type="string">
            <text:p>เป็นคณะกรรรมการตรวจรับพัสดุการจ้างเหมาบำรุงรักษาอุปกรณ์สถานีไฟฟ้าย่อยเทคโนธานี</text:p>
          </table:table-cell>
          <table:table-cell office:value-type="string">
            <text:p>เทคโนธานี</text:p>
          </table:table-cell>
          <table:table-cell office:value-type="string">
            <text:p>ผู้ร่วมตรวจรับ</text:p>
          </table:table-cell>
        </table:table-row>
        <table:table-row>
          <table:table-cell office:value-type="string">
            <text:p>420681</text:p>
          </table:table-cell>
          <table:table-cell office:value-type="string">
            <text:p>นายไพศาล เรืองโชติ</text:p>
          </table:table-cell>
          <table:table-cell office:value-type="string">
            <text:p>ร.ผอ.สบก./ผอ.กบร.</text:p>
          </table:table-cell>
          <table:table-cell office:value-type="string">
            <text:p>สบก.</text:p>
          </table:table-cell>
          <table:table-cell office:value-type="string">
            <text:p>71-9224 ,72-9363</text:p>
          </table:table-cell>
          <table:table-cell office:value-type="string">
            <text:p>paisan@tistr.or.th</text:p>
          </table:table-cell>
          <table:table-cell office:value-type="float" office:value="987">
            <text:p>987</text:p>
          </table:table-cell>
          <table:table-cell office:value-type="string">
            <text:p>420681</text:p>
          </table:table-cell>
          <table:table-cell office:value-type="string">
            <text:p>เทคโนโลยีไฟฟ้าอุตสาหกรรม</text:p>
          </table:table-cell>
          <table:table-cell office:value-type="float" office:value="65">
            <text:p>65</text:p>
          </table:table-cell>
          <table:table-cell office:value-type="string">
            <text:p>420681</text:p>
          </table:table-cell>
          <table:table-cell office:value-type="string">
            <text:p>เป็นคณะกรรรมการตรวจรับพัสดุการจ้างเหมาบำรุงรักษาอุปกรณ์สถานีไฟฟ้าย่อยเทคโนธานี</text:p>
          </table:table-cell>
          <table:table-cell office:value-type="string">
            <text:p>เทคโนธานี</text:p>
          </table:table-cell>
          <table:table-cell office:value-type="string">
            <text:p>ผู้ร่วมตรวจรับ</text:p>
          </table:table-cell>
        </table:table-row>
        <table:table-row>
          <table:table-cell office:value-type="string">
            <text:p>420681</text:p>
          </table:table-cell>
          <table:table-cell office:value-type="string">
            <text:p>นายไพศาล เรืองโชติ</text:p>
          </table:table-cell>
          <table:table-cell office:value-type="string">
            <text:p>ร.ผอ.สบก./ผอ.กบร.</text:p>
          </table:table-cell>
          <table:table-cell office:value-type="string">
            <text:p>สบก.</text:p>
          </table:table-cell>
          <table:table-cell office:value-type="string">
            <text:p>71-9224 ,72-9363</text:p>
          </table:table-cell>
          <table:table-cell office:value-type="string">
            <text:p>paisan@tistr.or.th</text:p>
          </table:table-cell>
          <table:table-cell office:value-type="float" office:value="988">
            <text:p>988</text:p>
          </table:table-cell>
          <table:table-cell office:value-type="string">
            <text:p>420681</text:p>
          </table:table-cell>
          <table:table-cell office:value-type="string">
            <text:p>วิศวกรรมไฟฟ้า</text:p>
          </table:table-cell>
          <table:table-cell office:value-type="float" office:value="65">
            <text:p>65</text:p>
          </table:table-cell>
          <table:table-cell office:value-type="string">
            <text:p>420681</text:p>
          </table:table-cell>
          <table:table-cell office:value-type="string">
            <text:p>เป็นคณะกรรรมการตรวจรับพัสดุการจ้างเหมาบำรุงรักษาอุปกรณ์สถานีไฟฟ้าย่อยเทคโนธานี</text:p>
          </table:table-cell>
          <table:table-cell office:value-type="string">
            <text:p>เทคโนธานี</text:p>
          </table:table-cell>
          <table:table-cell office:value-type="string">
            <text:p>ผู้ร่วมตรวจรับ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29">
            <text:p>29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ทำนายภาวะความเสี่ยงของโรคมะเร็งเต้านม ระหว่าง เทคนิคต้นไม้ตัดสินใจ กฎพื้นฐาน และกฎความสัมพันธ์ </text:p>
          </table:table-cell>
          <table:table-cell office:value-type="string">
            <text:p>การประชุมวิชาการเรื่อง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34">
            <text:p>34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ลดตัวแปรข้อมูลเข้าที่เหมาะสม สำหรับโครงข่ายประสาทเทียม</text:p>
          </table:table-cell>
          <table:table-cell office:value-type="string">
            <text:p>การประชุมวิชาการระดับชาติด้านคอมพิวเตอร์ และเทคโนโลยีสารสนเทศ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36">
            <text:p>36</text:p>
          </table:table-cell>
          <table:table-cell office:value-type="string">
            <text:p>430092</text:p>
          </table:table-cell>
          <table:table-cell office:value-type="string">
            <text:p>A Proposed Framework for Gene Selection and Classification of Microarray Data</text:p>
          </table:table-cell>
          <table:table-cell office:value-type="string">
            <text:p>THE 21st ANNUAL MEETING AND INTERNATIONAL CONFERENCE OF THE THAI SOCIETY FOR BIOTECHNOLOG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37">
            <text:p>37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ของโรคมะเร็งเม็ดเลือดขาว โดยใช้วิธีการจัดอันดับ ร่วมกับเทคนิคซัพพอร์ตเวกเตอร์แมชชีน</text:p>
          </table:table-cell>
          <table:table-cell office:value-type="string">
            <text:p>การประชุมเสนอผลงานวิจัยระดับบัณฑิตศึกษาแห่งชาติ ครั้งที่ 11 มหาวิทยาลัยขอนแก่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38">
            <text:p>38</text:p>
          </table:table-cell>
          <table:table-cell office:value-type="string">
            <text:p>430092</text:p>
          </table:table-cell>
          <table:table-cell office:value-type="string">
            <text:p>A New Feature Selection Method for Gene Expression Data</text:p>
          </table:table-cell>
          <table:table-cell office:value-type="string">
            <text:p>การประชุมเสนอผลงานวิจัยระดับชาติด้านคอมพิวเตอร์และเทคโนโลยีสารสนเทศ ครั้งที่ 6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39">
            <text:p>39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</text:p>
          </table:table-cell>
          <table:table-cell office:value-type="string">
            <text:p>การประชุมเสนอผลงานวิจัยระดับปริญญาเอก 5th workshop “Autonomous Systems” ณ Camp del Mar, เกาะ Mallorca ราชอาณาจักรสเป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0">
            <text:p>40</text:p>
          </table:table-cell>
          <table:table-cell office:value-type="string">
            <text:p>430092</text:p>
          </table:table-cell>
          <table:table-cell office:value-type="string">
            <text:p>Comparison of Hybrid Feature Selection Models on Gene Expression Data</text:p>
          </table:table-cell>
          <table:table-cell office:value-type="string">
            <text:p>IEEE 2010 8th International Conference on ICT and Knowledge Engineering, Siam University,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1">
            <text:p>41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 </text:p>
          </table:table-cell>
          <table:table-cell office:value-type="string">
            <text:p>8th Electrical Engineering /Electronics, Computer, Telecommunications and Information Technology (ECTI) Association Thailand – Conference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2">
            <text:p>42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</text:p>
          </table:table-cell>
          <table:table-cell office:value-type="string">
            <text:p>International Conference on Innovative Internet Community Systems (I2CS), German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3">
            <text:p>43</text:p>
          </table:table-cell>
          <table:table-cell office:value-type="string">
            <text:p>430092</text:p>
          </table:table-cell>
          <table:table-cell office:value-type="string">
            <text:p>Efficiency Feature Selection Model for Gene Expression Data</text:p>
          </table:table-cell>
          <table:table-cell office:value-type="string">
            <text:p>The 2011 International Conference on Mechanical and Aerospace Engineering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4">
            <text:p>44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</text:p>
          </table:table-cell>
          <table:table-cell office:value-type="string">
            <text:p>2011 International Conference on Future Informaiton Technology (ICFIT)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5">
            <text:p>45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มะเร็งเม็ดเลือดขาวโดยใช้วิธีการจัดอันดับร่วมกับเทคนิค ซัพพอร์ตเวกเตอร์แมชชีน</text:p>
          </table:table-cell>
          <table:table-cell office:value-type="string">
            <text:p>(ปีที่ 10 ฉบับที่ 2 เดือนเมษายน - มิถุนายน 2553)</text:p>
          </table:table-cell>
          <table:table-cell office:value-type="string">
            <text:p>วารสารวิจัยมหาวิทยาลัยขอนแก่น (ฉบับบัณฑิตศึกษา) 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6">
            <text:p>46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 "(Publication Inc., Vol. 110-116, ISBN-13:978-3-03785-262-0,2012,Page 1948)"</text:p>
          </table:table-cell>
          <table:table-cell office:value-type="string">
            <text:p>Mechanical and Aerospace Engineering, Applied Mechanics and Materials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7">
            <text:p>47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 "(ISSN 1617-5468, ISBN, 987-3-88579-280-2, Page 82-91)"</text:p>
          </table:table-cell>
          <table:table-cell office:value-type="string">
            <text:p>The series Lecture Notes in Informatics(LNI) โดย Gesellschaft f?r Informatik (GI),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8">
            <text:p>48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 "(ICIC Express Letters, ISSN 1881-803X, Vol.5, Issue 12, December 2011, Page 44"</text:p>
          </table:table-cell>
          <table:table-cell office:value-type="string">
            <text:p>An International Journal of Research and Surveys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9">
            <text:p>49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 "(Volumes 403-408, ISSN: 1022-6680, Page 3709)"</text:p>
          </table:table-cell>
          <table:table-cell office:value-type="string">
            <text:p>Advanced Materials Research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50">
            <text:p>50</text:p>
          </table:table-cell>
          <table:table-cell office:value-type="string">
            <text:p>430092</text:p>
          </table:table-cell>
          <table:table-cell office:value-type="string">
            <text:p>วิทยากรในการบรรยายเรื่องการจัดกลุ่มข้อมูลเชิงลำกับชั้นให้กับนักศึกษา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26">
            <text:p>126</text:p>
          </table:table-cell>
          <table:table-cell office:value-type="string">
            <text:p>430092</text:p>
          </table:table-cell>
          <table:table-cell office:value-type="string">
            <text:p>โครงการพัฒนาอัลกอริธึมการคัดเลือกมิติสำหรับข้อมูลการแสดงออกของยีน</text:p>
          </table:table-cell>
          <table:table-cell office:value-type="string">
            <text:p>ฝ่ายนักเรียนทุนรัฐบาลกระทรวงวิทยาศาสตร์ สำนักงานพัฒนาวิทยาศาสตร์และเทคโนโลยีแห่งชาติ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27">
            <text:p>127</text:p>
          </table:table-cell>
          <table:table-cell office:value-type="string">
            <text:p>430092</text:p>
          </table:table-cell>
          <table:table-cell office:value-type="string">
            <text:p>การค้นพบกฎความสัมพันธ์จากระบบสนับสนุนการแก้ปัญหาการใช้งาน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10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28">
            <text:p>128</text:p>
          </table:table-cell>
          <table:table-cell office:value-type="string">
            <text:p>430092</text:p>
          </table:table-cell>
          <table:table-cell office:value-type="string">
            <text:p>The Development of an O-NET Score Forecasting System</text:p>
          </table:table-cell>
          <table:table-cell office:value-type="string">
            <text:p>Procedia - Social and Behavioral Sciences, ELSEVIER Volume 116, Pages 1594–1598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29">
            <text:p>129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</text:p>
          </table:table-cell>
          <table:table-cell office:value-type="string">
            <text:p>ECTI Transactional on Computer and Information Technology Vol.6,  P. 40-47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0">
            <text:p>130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</text:p>
          </table:table-cell>
          <table:table-cell office:value-type="string">
            <text:p>ICIC Express Letters 5 Vol. 12, 2011 : 4409-4414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1">
            <text:p>131</text:p>
          </table:table-cell>
          <table:table-cell office:value-type="string">
            <text:p>430092</text:p>
          </table:table-cell>
          <table:table-cell office:value-type="string">
            <text:p>หลักการและเทคนิคการเขียนตำราวิชาการ บทความทางวิชาการ บทความวิจัย ทางเทคโนโลยีสารสนเทศ</text:p>
          </table:table-cell>
          <table:table-cell office:value-type="string">
            <text:p>มหาวิทยาลัยภาคตะวันออกเฉียงเหนือ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2">
            <text:p>132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คุณภาพการศึกษาภายในจากสำนักงานคณะกรรมการการอุดมศึกษา (สกอ.)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ผู้ทรงคุณวุฒิภายนอก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3">
            <text:p>133</text:p>
          </table:table-cell>
          <table:table-cell office:value-type="string">
            <text:p>430092</text:p>
          </table:table-cell>
          <table:table-cell office:value-type="string">
            <text:p>โครงการงานประชุมวิชาการแลกเปลี่ยนเรียนรู้โครงการวิจัยระดับปริญญาตรีทางคอมพิวเตอร์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กรรมการตัดสิน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4">
            <text:p>134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ระบบการจัดการคุณภาพ ISO 9001:2008</text:p>
          </table:table-cell>
          <table:table-cell office:value-type="string">
            <text:p>สำนักรับรองระบบคุณภาพ สถาบันวิจัยวิทยาศาสตร์และเทคโนโลยีแห่งประเทศไทย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5">
            <text:p>135</text:p>
          </table:table-cell>
          <table:table-cell office:value-type="string">
            <text:p>430092</text:p>
          </table:table-cell>
          <table:table-cell office:value-type="string">
            <text:p>ผู้บริหารเทคโนโลยีสารสนเทศระดับสูง (CIO) ประจำ วว.</text:p>
          </table:table-cell>
          <table:table-cell office:value-type="string">
            <text:p>ศูนย์เทคโนโลยีสารสนเทศและการสื่อสาร สป.วท.</text:p>
          </table:table-cell>
          <table:table-cell office:value-type="string">
            <text:p>ผู้แทนเข้าร่วมประชุ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6">
            <text:p>136</text:p>
          </table:table-cell>
          <table:table-cell office:value-type="string">
            <text:p>430092</text:p>
          </table:table-cell>
          <table:table-cell office:value-type="string">
            <text:p>ขอความอนุเคราะอาจารย์ผู้ทรงคุณวุฒิจากหน่วยงาน</text:p>
          </table:table-cell>
          <table:table-cell office:value-type="string">
            <text:p>วิทยาลัยกรุงเทพสุวรรภูมิ</text:p>
          </table:table-cell>
          <table:table-cell office:value-type="string">
            <text:p>คณะกรรมการหลักสูตรวิทยาศาสตรมหาบัณฑิต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7">
            <text:p>137</text:p>
          </table:table-cell>
          <table:table-cell office:value-type="string">
            <text:p>430092</text:p>
          </table:table-cell>
          <table:table-cell office:value-type="string">
            <text:p>การบริหารห้องสมุดอย่างรู้เท่าทันเทคโนโลนดิจิทัล Episode2</text:p>
          </table:table-cell>
          <table:table-cell office:value-type="string">
            <text:p>ชมรมห้องสมุดเฉพาะ สมาคมห้องสมุดแห่งประเทศไทย ในพระบรมราชูปถัมภ์สมเด็จพระเทพรัตนราชสุดาฯ สยามบรมราชกุมา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8">
            <text:p>138</text:p>
          </table:table-cell>
          <table:table-cell office:value-type="string">
            <text:p>430092</text:p>
          </table:table-cell>
          <table:table-cell office:value-type="string">
            <text:p>การพัฒนาระบบบริหารการจัดการและประมวลผลข้อมูลการวิจัยของประเทศ</text:p>
          </table:table-cell>
          <table:table-cell office:value-type="string">
            <text:p>สำนักงานคณะกรรมการวิจัยแห่งชาติ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39">
            <text:p>139</text:p>
          </table:table-cell>
          <table:table-cell office:value-type="string">
            <text:p>430092</text:p>
          </table:table-cell>
          <table:table-cell office:value-type="string">
            <text:p>อาจารย์พิเศษสาขาวิชาการออกแบบสำนักงานอัตโนมัติและการจัดการธุรกิจ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อาจารย์พิเศษ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40">
            <text:p>140</text:p>
          </table:table-cell>
          <table:table-cell office:value-type="string">
            <text:p>430092</text:p>
          </table:table-cell>
          <table:table-cell office:value-type="string">
            <text:p>การใช้ IT ในการทำงาน</text:p>
          </table:table-cell>
          <table:table-cell office:value-type="string">
            <text:p>หลักสูตร "S &amp; T Management For Professional Managers" สถาบันวิจัยวิทยาศาสตร์และเทคโนโลยีแห่งประเทศไทย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41">
            <text:p>141</text:p>
          </table:table-cell>
          <table:table-cell office:value-type="string">
            <text:p>430092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9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กรรมการควบคุมการนำเสนอผลงานวิจั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142">
            <text:p>142</text:p>
          </table:table-cell>
          <table:table-cell office:value-type="string">
            <text:p>430092</text:p>
          </table:table-cell>
          <table:table-cell office:value-type="string">
            <text:p>โครงการวิจัย การจัดทำเหมืองข้อมูลเพื่อพยากรณ์ คะแนนเฉลี่ยของสถานศึกษาจากผลทดสอบทางการศึกษาระดับชาติขึ้นพื้นฐาน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999">
            <text:p>999</text:p>
          </table:table-cell>
          <table:table-cell office:value-type="string">
            <text:p>430092</text:p>
          </table:table-cell>
          <table:table-cell office:value-type="string">
            <text:p>คอมพิวเตอร์ธุรกิจ</text:p>
          </table:table-cell>
          <table:table-cell office:value-type="float" office:value="446">
            <text:p>446</text:p>
          </table:table-cell>
          <table:table-cell office:value-type="string">
            <text:p>430092</text:p>
          </table:table-cell>
          <table:table-cell office:value-type="string">
            <text:p>การสอบป้องกันวิทยานิพนธ์ของนักศึกษาระดับปริญญาเอก เรื่อง การประยุกต์ใช้เหมืองข้อความร่วมกับความสัมพันธ์ของคำโดยกราฟในระบบแนะนำ 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ประธานกรรมการสอบป้องกันวิทยานิพนธ์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29">
            <text:p>29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ทำนายภาวะความเสี่ยงของโรคมะเร็งเต้านม ระหว่าง เทคนิคต้นไม้ตัดสินใจ กฎพื้นฐาน และกฎความสัมพันธ์ </text:p>
          </table:table-cell>
          <table:table-cell office:value-type="string">
            <text:p>การประชุมวิชาการเรื่อง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4">
            <text:p>34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ลดตัวแปรข้อมูลเข้าที่เหมาะสม สำหรับโครงข่ายประสาทเทียม</text:p>
          </table:table-cell>
          <table:table-cell office:value-type="string">
            <text:p>การประชุมวิชาการระดับชาติด้านคอมพิวเตอร์ และเทคโนโลยีสารสนเทศ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6">
            <text:p>36</text:p>
          </table:table-cell>
          <table:table-cell office:value-type="string">
            <text:p>430092</text:p>
          </table:table-cell>
          <table:table-cell office:value-type="string">
            <text:p>A Proposed Framework for Gene Selection and Classification of Microarray Data</text:p>
          </table:table-cell>
          <table:table-cell office:value-type="string">
            <text:p>THE 21st ANNUAL MEETING AND INTERNATIONAL CONFERENCE OF THE THAI SOCIETY FOR BIOTECHNOLOG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7">
            <text:p>37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ของโรคมะเร็งเม็ดเลือดขาว โดยใช้วิธีการจัดอันดับ ร่วมกับเทคนิคซัพพอร์ตเวกเตอร์แมชชีน</text:p>
          </table:table-cell>
          <table:table-cell office:value-type="string">
            <text:p>การประชุมเสนอผลงานวิจัยระดับบัณฑิตศึกษาแห่งชาติ ครั้งที่ 11 มหาวิทยาลัยขอนแก่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8">
            <text:p>38</text:p>
          </table:table-cell>
          <table:table-cell office:value-type="string">
            <text:p>430092</text:p>
          </table:table-cell>
          <table:table-cell office:value-type="string">
            <text:p>A New Feature Selection Method for Gene Expression Data</text:p>
          </table:table-cell>
          <table:table-cell office:value-type="string">
            <text:p>การประชุมเสนอผลงานวิจัยระดับชาติด้านคอมพิวเตอร์และเทคโนโลยีสารสนเทศ ครั้งที่ 6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9">
            <text:p>39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</text:p>
          </table:table-cell>
          <table:table-cell office:value-type="string">
            <text:p>การประชุมเสนอผลงานวิจัยระดับปริญญาเอก 5th workshop “Autonomous Systems” ณ Camp del Mar, เกาะ Mallorca ราชอาณาจักรสเป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0">
            <text:p>40</text:p>
          </table:table-cell>
          <table:table-cell office:value-type="string">
            <text:p>430092</text:p>
          </table:table-cell>
          <table:table-cell office:value-type="string">
            <text:p>Comparison of Hybrid Feature Selection Models on Gene Expression Data</text:p>
          </table:table-cell>
          <table:table-cell office:value-type="string">
            <text:p>IEEE 2010 8th International Conference on ICT and Knowledge Engineering, Siam University,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1">
            <text:p>41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 </text:p>
          </table:table-cell>
          <table:table-cell office:value-type="string">
            <text:p>8th Electrical Engineering /Electronics, Computer, Telecommunications and Information Technology (ECTI) Association Thailand – Conference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2">
            <text:p>42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</text:p>
          </table:table-cell>
          <table:table-cell office:value-type="string">
            <text:p>International Conference on Innovative Internet Community Systems (I2CS), German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3">
            <text:p>43</text:p>
          </table:table-cell>
          <table:table-cell office:value-type="string">
            <text:p>430092</text:p>
          </table:table-cell>
          <table:table-cell office:value-type="string">
            <text:p>Efficiency Feature Selection Model for Gene Expression Data</text:p>
          </table:table-cell>
          <table:table-cell office:value-type="string">
            <text:p>The 2011 International Conference on Mechanical and Aerospace Engineering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4">
            <text:p>44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</text:p>
          </table:table-cell>
          <table:table-cell office:value-type="string">
            <text:p>2011 International Conference on Future Informaiton Technology (ICFIT)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5">
            <text:p>45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มะเร็งเม็ดเลือดขาวโดยใช้วิธีการจัดอันดับร่วมกับเทคนิค ซัพพอร์ตเวกเตอร์แมชชีน</text:p>
          </table:table-cell>
          <table:table-cell office:value-type="string">
            <text:p>(ปีที่ 10 ฉบับที่ 2 เดือนเมษายน - มิถุนายน 2553)</text:p>
          </table:table-cell>
          <table:table-cell office:value-type="string">
            <text:p>วารสารวิจัยมหาวิทยาลัยขอนแก่น (ฉบับบัณฑิตศึกษา) 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6">
            <text:p>46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 "(Publication Inc., Vol. 110-116, ISBN-13:978-3-03785-262-0,2012,Page 1948)"</text:p>
          </table:table-cell>
          <table:table-cell office:value-type="string">
            <text:p>Mechanical and Aerospace Engineering, Applied Mechanics and Materials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7">
            <text:p>47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 "(ISSN 1617-5468, ISBN, 987-3-88579-280-2, Page 82-91)"</text:p>
          </table:table-cell>
          <table:table-cell office:value-type="string">
            <text:p>The series Lecture Notes in Informatics(LNI) โดย Gesellschaft f?r Informatik (GI),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8">
            <text:p>48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 "(ICIC Express Letters, ISSN 1881-803X, Vol.5, Issue 12, December 2011, Page 44"</text:p>
          </table:table-cell>
          <table:table-cell office:value-type="string">
            <text:p>An International Journal of Research and Surveys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9">
            <text:p>49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 "(Volumes 403-408, ISSN: 1022-6680, Page 3709)"</text:p>
          </table:table-cell>
          <table:table-cell office:value-type="string">
            <text:p>Advanced Materials Research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50">
            <text:p>50</text:p>
          </table:table-cell>
          <table:table-cell office:value-type="string">
            <text:p>430092</text:p>
          </table:table-cell>
          <table:table-cell office:value-type="string">
            <text:p>วิทยากรในการบรรยายเรื่องการจัดกลุ่มข้อมูลเชิงลำกับชั้นให้กับนักศึกษา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6">
            <text:p>126</text:p>
          </table:table-cell>
          <table:table-cell office:value-type="string">
            <text:p>430092</text:p>
          </table:table-cell>
          <table:table-cell office:value-type="string">
            <text:p>โครงการพัฒนาอัลกอริธึมการคัดเลือกมิติสำหรับข้อมูลการแสดงออกของยีน</text:p>
          </table:table-cell>
          <table:table-cell office:value-type="string">
            <text:p>ฝ่ายนักเรียนทุนรัฐบาลกระทรวงวิทยาศาสตร์ สำนักงานพัฒนาวิทยาศาสตร์และเทคโนโลยีแห่งชาติ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7">
            <text:p>127</text:p>
          </table:table-cell>
          <table:table-cell office:value-type="string">
            <text:p>430092</text:p>
          </table:table-cell>
          <table:table-cell office:value-type="string">
            <text:p>การค้นพบกฎความสัมพันธ์จากระบบสนับสนุนการแก้ปัญหาการใช้งาน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10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8">
            <text:p>128</text:p>
          </table:table-cell>
          <table:table-cell office:value-type="string">
            <text:p>430092</text:p>
          </table:table-cell>
          <table:table-cell office:value-type="string">
            <text:p>The Development of an O-NET Score Forecasting System</text:p>
          </table:table-cell>
          <table:table-cell office:value-type="string">
            <text:p>Procedia - Social and Behavioral Sciences, ELSEVIER Volume 116, Pages 1594–1598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9">
            <text:p>129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</text:p>
          </table:table-cell>
          <table:table-cell office:value-type="string">
            <text:p>ECTI Transactional on Computer and Information Technology Vol.6,  P. 40-47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0">
            <text:p>130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</text:p>
          </table:table-cell>
          <table:table-cell office:value-type="string">
            <text:p>ICIC Express Letters 5 Vol. 12, 2011 : 4409-4414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1">
            <text:p>131</text:p>
          </table:table-cell>
          <table:table-cell office:value-type="string">
            <text:p>430092</text:p>
          </table:table-cell>
          <table:table-cell office:value-type="string">
            <text:p>หลักการและเทคนิคการเขียนตำราวิชาการ บทความทางวิชาการ บทความวิจัย ทางเทคโนโลยีสารสนเทศ</text:p>
          </table:table-cell>
          <table:table-cell office:value-type="string">
            <text:p>มหาวิทยาลัยภาคตะวันออกเฉียงเหนือ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2">
            <text:p>132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คุณภาพการศึกษาภายในจากสำนักงานคณะกรรมการการอุดมศึกษา (สกอ.)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ผู้ทรงคุณวุฒิภายนอก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3">
            <text:p>133</text:p>
          </table:table-cell>
          <table:table-cell office:value-type="string">
            <text:p>430092</text:p>
          </table:table-cell>
          <table:table-cell office:value-type="string">
            <text:p>โครงการงานประชุมวิชาการแลกเปลี่ยนเรียนรู้โครงการวิจัยระดับปริญญาตรีทางคอมพิวเตอร์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กรรมการตัดสิน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4">
            <text:p>134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ระบบการจัดการคุณภาพ ISO 9001:2008</text:p>
          </table:table-cell>
          <table:table-cell office:value-type="string">
            <text:p>สำนักรับรองระบบคุณภาพ สถาบันวิจัยวิทยาศาสตร์และเทคโนโลยีแห่งประเทศไทย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5">
            <text:p>135</text:p>
          </table:table-cell>
          <table:table-cell office:value-type="string">
            <text:p>430092</text:p>
          </table:table-cell>
          <table:table-cell office:value-type="string">
            <text:p>ผู้บริหารเทคโนโลยีสารสนเทศระดับสูง (CIO) ประจำ วว.</text:p>
          </table:table-cell>
          <table:table-cell office:value-type="string">
            <text:p>ศูนย์เทคโนโลยีสารสนเทศและการสื่อสาร สป.วท.</text:p>
          </table:table-cell>
          <table:table-cell office:value-type="string">
            <text:p>ผู้แทนเข้าร่วมประชุ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6">
            <text:p>136</text:p>
          </table:table-cell>
          <table:table-cell office:value-type="string">
            <text:p>430092</text:p>
          </table:table-cell>
          <table:table-cell office:value-type="string">
            <text:p>ขอความอนุเคราะอาจารย์ผู้ทรงคุณวุฒิจากหน่วยงาน</text:p>
          </table:table-cell>
          <table:table-cell office:value-type="string">
            <text:p>วิทยาลัยกรุงเทพสุวรรภูมิ</text:p>
          </table:table-cell>
          <table:table-cell office:value-type="string">
            <text:p>คณะกรรมการหลักสูตรวิทยาศาสตรมหาบัณฑิต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7">
            <text:p>137</text:p>
          </table:table-cell>
          <table:table-cell office:value-type="string">
            <text:p>430092</text:p>
          </table:table-cell>
          <table:table-cell office:value-type="string">
            <text:p>การบริหารห้องสมุดอย่างรู้เท่าทันเทคโนโลนดิจิทัล Episode2</text:p>
          </table:table-cell>
          <table:table-cell office:value-type="string">
            <text:p>ชมรมห้องสมุดเฉพาะ สมาคมห้องสมุดแห่งประเทศไทย ในพระบรมราชูปถัมภ์สมเด็จพระเทพรัตนราชสุดาฯ สยามบรมราชกุมา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8">
            <text:p>138</text:p>
          </table:table-cell>
          <table:table-cell office:value-type="string">
            <text:p>430092</text:p>
          </table:table-cell>
          <table:table-cell office:value-type="string">
            <text:p>การพัฒนาระบบบริหารการจัดการและประมวลผลข้อมูลการวิจัยของประเทศ</text:p>
          </table:table-cell>
          <table:table-cell office:value-type="string">
            <text:p>สำนักงานคณะกรรมการวิจัยแห่งชาติ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9">
            <text:p>139</text:p>
          </table:table-cell>
          <table:table-cell office:value-type="string">
            <text:p>430092</text:p>
          </table:table-cell>
          <table:table-cell office:value-type="string">
            <text:p>อาจารย์พิเศษสาขาวิชาการออกแบบสำนักงานอัตโนมัติและการจัดการธุรกิจ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อาจารย์พิเศษ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0">
            <text:p>140</text:p>
          </table:table-cell>
          <table:table-cell office:value-type="string">
            <text:p>430092</text:p>
          </table:table-cell>
          <table:table-cell office:value-type="string">
            <text:p>การใช้ IT ในการทำงาน</text:p>
          </table:table-cell>
          <table:table-cell office:value-type="string">
            <text:p>หลักสูตร "S &amp; T Management For Professional Managers" สถาบันวิจัยวิทยาศาสตร์และเทคโนโลยีแห่งประเทศไทย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1">
            <text:p>141</text:p>
          </table:table-cell>
          <table:table-cell office:value-type="string">
            <text:p>430092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9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กรรมการควบคุมการนำเสนอผลงานวิจั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2">
            <text:p>142</text:p>
          </table:table-cell>
          <table:table-cell office:value-type="string">
            <text:p>430092</text:p>
          </table:table-cell>
          <table:table-cell office:value-type="string">
            <text:p>โครงการวิจัย การจัดทำเหมืองข้อมูลเพื่อพยากรณ์ คะแนนเฉลี่ยของสถานศึกษาจากผลทดสอบทางการศึกษาระดับชาติขึ้นพื้นฐาน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000">
            <text:p>1000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46">
            <text:p>446</text:p>
          </table:table-cell>
          <table:table-cell office:value-type="string">
            <text:p>430092</text:p>
          </table:table-cell>
          <table:table-cell office:value-type="string">
            <text:p>การสอบป้องกันวิทยานิพนธ์ของนักศึกษาระดับปริญญาเอก เรื่อง การประยุกต์ใช้เหมืองข้อความร่วมกับความสัมพันธ์ของคำโดยกราฟในระบบแนะนำ 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ประธานกรรมการสอบป้องกันวิทยานิพนธ์</text:p>
          </table:table-cell>
        </table:table-row>
        <table:table-row>
          <table:table-cell office:value-type="string">
            <text:p>450167</text:p>
          </table:table-cell>
          <table:table-cell office:value-type="string">
            <text:p>นางโศรดา วัลภา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อ.</text:p>
          </table:table-cell>
          <table:table-cell office:value-type="string">
            <text:p>71-9702 ,  71-9703</text:p>
          </table:table-cell>
          <table:table-cell office:value-type="string">
            <text:p>sorada@tistr.or.th</text:p>
          </table:table-cell>
          <table:table-cell office:value-type="float" office:value="1111">
            <text:p>1111</text:p>
          </table:table-cell>
          <table:table-cell office:value-type="string">
            <text:p>450167</text:p>
          </table:table-cell>
          <table:table-cell office:value-type="string">
            <text:p>วิทยาศาสตร์และเทคโนโลยีการอาหาร</text:p>
          </table:table-cell>
          <table:table-cell office:value-type="float" office:value="6">
            <text:p>6</text:p>
          </table:table-cell>
          <table:table-cell office:value-type="string">
            <text:p>450167</text:p>
          </table:table-cell>
          <table:table-cell office:value-type="string">
            <text:p>ถ่ายทอดเทคโนโลยี ผลิตภัณฑ์น้ำสลัดไร้ไขมัน</text:p>
          </table:table-cell>
          <table:table-cell office:value-type="string">
            <text:p>มาลีบางกอก จำกัด</text:p>
          </table:table-cell>
          <table:table-cell office:value-type="string">
            <text:p>วิทยากร   </text:p>
          </table:table-cell>
        </table:table-row>
        <table:table-row>
          <table:table-cell office:value-type="string">
            <text:p>450167</text:p>
          </table:table-cell>
          <table:table-cell office:value-type="string">
            <text:p>นางโศรดา วัลภา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อ.</text:p>
          </table:table-cell>
          <table:table-cell office:value-type="string">
            <text:p>71-9702 ,  71-9703</text:p>
          </table:table-cell>
          <table:table-cell office:value-type="string">
            <text:p>sorada@tistr.or.th</text:p>
          </table:table-cell>
          <table:table-cell office:value-type="float" office:value="1112">
            <text:p>1112</text:p>
          </table:table-cell>
          <table:table-cell office:value-type="string">
            <text:p>450167</text:p>
          </table:table-cell>
          <table:table-cell office:value-type="string">
            <text:p>Postharvest&amp;Food Process Engineering</text:p>
          </table:table-cell>
          <table:table-cell office:value-type="float" office:value="6">
            <text:p>6</text:p>
          </table:table-cell>
          <table:table-cell office:value-type="string">
            <text:p>450167</text:p>
          </table:table-cell>
          <table:table-cell office:value-type="string">
            <text:p>ถ่ายทอดเทคโนโลยี ผลิตภัณฑ์น้ำสลัดไร้ไขมัน</text:p>
          </table:table-cell>
          <table:table-cell office:value-type="string">
            <text:p>มาลีบางกอก จำกัด</text:p>
          </table:table-cell>
          <table:table-cell office:value-type="string">
            <text:p>วิทยากร   </text:p>
          </table:table-cell>
        </table:table-row>
        <table:table-row>
          <table:table-cell office:value-type="string">
            <text:p>450167</text:p>
          </table:table-cell>
          <table:table-cell office:value-type="string">
            <text:p>นางโศรดา วัลภา</text:p>
          </table:table-cell>
          <table:table-cell office:value-type="string">
            <text:p>นักวิจัยอาวุโส</text:p>
          </table:table-cell>
          <table:table-cell office:value-type="string">
            <text:p>ศนอ.</text:p>
          </table:table-cell>
          <table:table-cell office:value-type="string">
            <text:p>71-9702 ,  71-9703</text:p>
          </table:table-cell>
          <table:table-cell office:value-type="string">
            <text:p>sorada@tistr.or.th</text:p>
          </table:table-cell>
          <table:table-cell office:value-type="float" office:value="1113">
            <text:p>1113</text:p>
          </table:table-cell>
          <table:table-cell office:value-type="string">
            <text:p>450167</text:p>
          </table:table-cell>
          <table:table-cell office:value-type="string">
            <text:p>Postharvest&amp;Food Process Engineering</text:p>
          </table:table-cell>
          <table:table-cell office:value-type="float" office:value="6">
            <text:p>6</text:p>
          </table:table-cell>
          <table:table-cell office:value-type="string">
            <text:p>450167</text:p>
          </table:table-cell>
          <table:table-cell office:value-type="string">
            <text:p>ถ่ายทอดเทคโนโลยี ผลิตภัณฑ์น้ำสลัดไร้ไขมัน</text:p>
          </table:table-cell>
          <table:table-cell office:value-type="string">
            <text:p>มาลีบางกอก จำกัด</text:p>
          </table:table-cell>
          <table:table-cell office:value-type="string">
            <text:p>วิทยากร   </text:p>
          </table:table-cell>
        </table:table-row>
        <table:table-row>
          <table:table-cell office:value-type="string">
            <text:p>450183</text:p>
          </table:table-cell>
          <table:table-cell office:value-type="string">
            <text:p>น.ส.พิลาวรรณ ห้อยแก้ว</text:p>
          </table:table-cell>
          <table:table-cell office:value-type="string">
            <text:p>นักวิชาการ</text:p>
          </table:table-cell>
          <table:table-cell office:value-type="string">
            <text:p>หป.คม.</text:p>
          </table:table-cell>
          <table:table-cell office:value-type="string">
            <text:p>73-308, 73-309</text:p>
          </table:table-cell>
          <table:table-cell office:value-type="string">
            <text:p>philawan@tistr.or.th</text:p>
          </table:table-cell>
          <table:table-cell office:value-type="float" office:value="1114">
            <text:p>1114</text:p>
          </table:table-cell>
          <table:table-cell office:value-type="string">
            <text:p>450183</text:p>
          </table:table-cell>
          <table:table-cell office:value-type="string">
            <text:p>เคมี</text:p>
          </table:table-cell>
          <table:table-cell office:value-type="float" office:value="114">
            <text:p>114</text:p>
          </table:table-cell>
          <table:table-cell office:value-type="string">
            <text:p>450183</text:p>
          </table:table-cell>
          <table:table-cell office:value-type="string">
            <text:p>ตรวจประเมิ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ด้านวิชาการ</text:p>
          </table:table-cell>
        </table:table-row>
        <table:table-row>
          <table:table-cell office:value-type="string">
            <text:p>450183</text:p>
          </table:table-cell>
          <table:table-cell office:value-type="string">
            <text:p>น.ส.พิลาวรรณ ห้อยแก้ว</text:p>
          </table:table-cell>
          <table:table-cell office:value-type="string">
            <text:p>นักวิชาการ</text:p>
          </table:table-cell>
          <table:table-cell office:value-type="string">
            <text:p>หป.คม.</text:p>
          </table:table-cell>
          <table:table-cell office:value-type="string">
            <text:p>73-308, 73-309</text:p>
          </table:table-cell>
          <table:table-cell office:value-type="string">
            <text:p>philawan@tistr.or.th</text:p>
          </table:table-cell>
          <table:table-cell office:value-type="float" office:value="1114">
            <text:p>1114</text:p>
          </table:table-cell>
          <table:table-cell office:value-type="string">
            <text:p>450183</text:p>
          </table:table-cell>
          <table:table-cell office:value-type="string">
            <text:p>เคมี</text:p>
          </table:table-cell>
          <table:table-cell office:value-type="float" office:value="119">
            <text:p>119</text:p>
          </table:table-cell>
          <table:table-cell office:value-type="string">
            <text:p>450183</text:p>
          </table:table-cell>
          <table:table-cell office:value-type="string">
            <text:p>ตรวจประเมินเพื่อติดตามผลการประเมินการแก้ไขข้อบกพร่องของห้องปฏิบัติ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วิชาการ</text:p>
          </table:table-cell>
        </table:table-row>
        <table:table-row>
          <table:table-cell office:value-type="string">
            <text:p>450295</text:p>
          </table:table-cell>
          <table:table-cell office:value-type="string">
            <text:p>น.ส.ฉัตรฤดี สุวรรณชาติ</text:p>
          </table:table-cell>
          <table:table-cell office:value-type="string">
            <text:p>นักวิจัย</text:p>
          </table:table-cell>
          <table:table-cell office:value-type="string">
            <text:p>ศคช.</text:p>
          </table:table-cell>
          <table:table-cell office:value-type="string">
            <text:p>71-9030</text:p>
          </table:table-cell>
          <table:table-cell office:value-type="string">
            <text:p>chatrudee@tistr.or.th</text:p>
          </table:table-cell>
          <table:table-cell office:value-type="float" office:value="1125">
            <text:p>1125</text:p>
          </table:table-cell>
          <table:table-cell office:value-type="string">
            <text:p>450295</text:p>
          </table:table-cell>
          <table:table-cell office:value-type="string">
            <text:p>จุลชีววิทยา</text:p>
          </table:table-cell>
          <table:table-cell office:value-type="float" office:value="74">
            <text:p>74</text:p>
          </table:table-cell>
          <table:table-cell office:value-type="string">
            <text:p>450295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50295</text:p>
          </table:table-cell>
          <table:table-cell office:value-type="string">
            <text:p>น.ส.ฉัตรฤดี สุวรรณชาติ</text:p>
          </table:table-cell>
          <table:table-cell office:value-type="string">
            <text:p>นักวิจัย</text:p>
          </table:table-cell>
          <table:table-cell office:value-type="string">
            <text:p>ศคช.</text:p>
          </table:table-cell>
          <table:table-cell office:value-type="string">
            <text:p>71-9030</text:p>
          </table:table-cell>
          <table:table-cell office:value-type="string">
            <text:p>chatrudee@tistr.or.th</text:p>
          </table:table-cell>
          <table:table-cell office:value-type="float" office:value="1126">
            <text:p>1126</text:p>
          </table:table-cell>
          <table:table-cell office:value-type="string">
            <text:p>450295</text:p>
          </table:table-cell>
          <table:table-cell office:value-type="string">
            <text:p>จุลชีววิทยาทางอุตสาหกรรม</text:p>
          </table:table-cell>
          <table:table-cell office:value-type="float" office:value="74">
            <text:p>74</text:p>
          </table:table-cell>
          <table:table-cell office:value-type="string">
            <text:p>450295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70730</text:p>
          </table:table-cell>
          <table:table-cell office:value-type="string">
            <text:p>นายศิระ ศิลานนท์</text:p>
          </table:table-cell>
          <table:table-cell office:value-type="string">
            <text:p>นักเทคโนโลยีสารสนเทศอาวุโส</text:p>
          </table:table-cell>
          <table:table-cell office:value-type="string">
            <text:p>สทส.</text:p>
          </table:table-cell>
          <table:table-cell office:value-type="string">
            <text:p>71-9087</text:p>
          </table:table-cell>
          <table:table-cell office:value-type="string">
            <text:p>sira@tistr.or.th</text:p>
          </table:table-cell>
          <table:table-cell office:value-type="float" office:value="1233">
            <text:p>1233</text:p>
          </table:table-cell>
          <table:table-cell office:value-type="string">
            <text:p>470730</text:p>
          </table:table-cell>
          <table:table-cell office:value-type="string">
            <text:p>วิศวกรรมคอมพิวเตอร์</text:p>
          </table:table-cell>
          <table:table-cell office:value-type="float" office:value="158">
            <text:p>158</text:p>
          </table:table-cell>
          <table:table-cell office:value-type="string">
            <text:p>470730</text:p>
          </table:table-cell>
          <table:table-cell office:value-type="string">
            <text:p>การประยุกต์ใช้ Excel</text:p>
          </table:table-cell>
          <table:table-cell office:value-type="string">
            <text:p>ภายในกองบริการสารสนเทศ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470730</text:p>
          </table:table-cell>
          <table:table-cell office:value-type="string">
            <text:p>นายศิระ ศิลานนท์</text:p>
          </table:table-cell>
          <table:table-cell office:value-type="string">
            <text:p>นักเทคโนโลยีสารสนเทศอาวุโส</text:p>
          </table:table-cell>
          <table:table-cell office:value-type="string">
            <text:p>สทส.</text:p>
          </table:table-cell>
          <table:table-cell office:value-type="string">
            <text:p>71-9087</text:p>
          </table:table-cell>
          <table:table-cell office:value-type="string">
            <text:p>sira@tistr.or.th</text:p>
          </table:table-cell>
          <table:table-cell office:value-type="float" office:value="1234">
            <text:p>1234</text:p>
          </table:table-cell>
          <table:table-cell office:value-type="string">
            <text:p>470730</text:p>
          </table:table-cell>
          <table:table-cell office:value-type="string">
            <text:p>เทคโนโลยีสารสนเทศ</text:p>
          </table:table-cell>
          <table:table-cell office:value-type="float" office:value="158">
            <text:p>158</text:p>
          </table:table-cell>
          <table:table-cell office:value-type="string">
            <text:p>470730</text:p>
          </table:table-cell>
          <table:table-cell office:value-type="string">
            <text:p>การประยุกต์ใช้ Excel</text:p>
          </table:table-cell>
          <table:table-cell office:value-type="string">
            <text:p>ภายในกองบริการสารสนเทศ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480738</text:p>
          </table:table-cell>
          <table:table-cell office:value-type="string">
            <text:p>นางฉัตรพร คล้ายแก้ว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21-2</text:p>
          </table:table-cell>
          <table:table-cell office:value-type="string">
            <text:p>chatporn@tistr.or.th</text:p>
          </table:table-cell>
          <table:table-cell office:value-type="float" office:value="1247">
            <text:p>1247</text:p>
          </table:table-cell>
          <table:table-cell office:value-type="string">
            <text:p>480738</text:p>
          </table:table-cell>
          <table:table-cell office:value-type="string">
            <text:p>วิทยาศาสตร์-เคมี</text:p>
          </table:table-cell>
          <table:table-cell office:value-type="float" office:value="75">
            <text:p>75</text:p>
          </table:table-cell>
          <table:table-cell office:value-type="string">
            <text:p>480738</text:p>
          </table:table-cell>
          <table:table-cell office:value-type="string">
            <text:p>ร่วม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ร่วมประเมินด้านวิชาการ</text:p>
          </table:table-cell>
        </table:table-row>
        <table:table-row>
          <table:table-cell office:value-type="string">
            <text:p>480738</text:p>
          </table:table-cell>
          <table:table-cell office:value-type="string">
            <text:p>นางฉัตรพร คล้ายแก้ว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221-2</text:p>
          </table:table-cell>
          <table:table-cell office:value-type="string">
            <text:p>chatporn@tistr.or.th</text:p>
          </table:table-cell>
          <table:table-cell office:value-type="float" office:value="1248">
            <text:p>1248</text:p>
          </table:table-cell>
          <table:table-cell office:value-type="string">
            <text:p>480738</text:p>
          </table:table-cell>
          <table:table-cell office:value-type="string">
            <text:p>เคมีประยุกต์</text:p>
          </table:table-cell>
          <table:table-cell office:value-type="float" office:value="75">
            <text:p>75</text:p>
          </table:table-cell>
          <table:table-cell office:value-type="string">
            <text:p>480738</text:p>
          </table:table-cell>
          <table:table-cell office:value-type="string">
            <text:p>ร่วมประเมินด้านวิชาการ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ร่วมประเมินด้านวิชาการ</text:p>
          </table:table-cell>
        </table:table-row>
        <table:table-row>
          <table:table-cell office:value-type="string">
            <text:p>490745</text:p>
          </table:table-cell>
          <table:table-cell office:value-type="string">
            <text:p>นางกนกพร เนียมศรี</text:p>
          </table:table-cell>
          <table:table-cell office:value-type="string">
            <text:p>นักวิเคราะห์และวางแผน</text:p>
          </table:table-cell>
          <table:table-cell office:value-type="string">
            <text:p>กพร.</text:p>
          </table:table-cell>
          <table:table-cell office:value-type="string">
            <text:p>71-9305</text:p>
          </table:table-cell>
          <table:table-cell office:value-type="string">
            <text:p>kanokporn@tistr.or.th</text:p>
          </table:table-cell>
          <table:table-cell office:value-type="float" office:value="1259">
            <text:p>1259</text:p>
          </table:table-cell>
          <table:table-cell office:value-type="string">
            <text:p>490745</text:p>
          </table:table-cell>
          <table:table-cell office:value-type="string">
            <text:p>การจัดการทั่วไป</text:p>
          </table:table-cell>
          <table:table-cell office:value-type="float" office:value="157">
            <text:p>157</text:p>
          </table:table-cell>
          <table:table-cell office:value-type="string">
            <text:p>490745</text:p>
          </table:table-cell>
          <table:table-cell office:value-type="string">
            <text:p>เกณฑ์มาตรฐานการให้บริการในสถานที่จำหน่ายของที่ระลึก (สินค้าทั่วไป) และ วิธีการประเมินเกณฑ์มาตรฐาน</text:p>
          </table:table-cell>
          <table:table-cell office:value-type="string">
            <text:p>โรงแรมเดอะปาร์คเชียงใหม่ จังหวัดเชียงใหม่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490745</text:p>
          </table:table-cell>
          <table:table-cell office:value-type="string">
            <text:p>นางกนกพร เนียมศรี</text:p>
          </table:table-cell>
          <table:table-cell office:value-type="string">
            <text:p>นักวิเคราะห์และวางแผน</text:p>
          </table:table-cell>
          <table:table-cell office:value-type="string">
            <text:p>กพร.</text:p>
          </table:table-cell>
          <table:table-cell office:value-type="string">
            <text:p>71-9305</text:p>
          </table:table-cell>
          <table:table-cell office:value-type="string">
            <text:p>kanokporn@tistr.or.th</text:p>
          </table:table-cell>
          <table:table-cell office:value-type="float" office:value="1260">
            <text:p>1260</text:p>
          </table:table-cell>
          <table:table-cell office:value-type="string">
            <text:p>490745</text:p>
          </table:table-cell>
          <table:table-cell office:value-type="string">
            <text:p>สถิติประยุกต์</text:p>
          </table:table-cell>
          <table:table-cell office:value-type="float" office:value="157">
            <text:p>157</text:p>
          </table:table-cell>
          <table:table-cell office:value-type="string">
            <text:p>490745</text:p>
          </table:table-cell>
          <table:table-cell office:value-type="string">
            <text:p>เกณฑ์มาตรฐานการให้บริการในสถานที่จำหน่ายของที่ระลึก (สินค้าทั่วไป) และ วิธีการประเมินเกณฑ์มาตรฐาน</text:p>
          </table:table-cell>
          <table:table-cell office:value-type="string">
            <text:p>โรงแรมเดอะปาร์คเชียงใหม่ จังหวัดเชียงใหม่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510772</text:p>
          </table:table-cell>
          <table:table-cell office:value-type="string">
            <text:p>น.ส.ธนิตา สนธิเศวต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494 , 71-9493</text:p>
          </table:table-cell>
          <table:table-cell office:value-type="string">
            <text:p>thanita@tistr.or.th</text:p>
          </table:table-cell>
          <table:table-cell office:value-type="float" office:value="1316">
            <text:p>1316</text:p>
          </table:table-cell>
          <table:table-cell office:value-type="string">
            <text:p>510772</text:p>
          </table:table-cell>
          <table:table-cell office:value-type="string">
            <text:p>วิศวกรรมเคมี</text:p>
          </table:table-cell>
          <table:table-cell office:value-type="float" office:value="263">
            <text:p>263</text:p>
          </table:table-cell>
          <table:table-cell office:value-type="string">
            <text:p>510772</text:p>
          </table:table-cell>
          <table:table-cell office:value-type="string">
            <text:p>ภายใต้โครงการ \"การบรรยายพิเศษเพื่อเสริมสร้างบรรยากาศทางวิชาการ\" ในหัวข้อเรื่อง \"Renewable Energy and Energy Efficiency in Singapore\"</text:p>
          </table:table-cell>
          <table:table-cell office:value-type="string">
            <text:p>ณ ห้องประชุม กวท. ชั้น 8 อาคารวิจัยและพัฒนา 1 วว. เทคโนธานี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510772</text:p>
          </table:table-cell>
          <table:table-cell office:value-type="string">
            <text:p>น.ส.ธนิตา สนธิเศวต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494 , 71-9493</text:p>
          </table:table-cell>
          <table:table-cell office:value-type="string">
            <text:p>thanita@tistr.or.th</text:p>
          </table:table-cell>
          <table:table-cell office:value-type="float" office:value="1317">
            <text:p>1317</text:p>
          </table:table-cell>
          <table:table-cell office:value-type="string">
            <text:p>510772</text:p>
          </table:table-cell>
          <table:table-cell office:value-type="string">
            <text:p>วิศวกรรมเคมี</text:p>
          </table:table-cell>
          <table:table-cell office:value-type="float" office:value="263">
            <text:p>263</text:p>
          </table:table-cell>
          <table:table-cell office:value-type="string">
            <text:p>510772</text:p>
          </table:table-cell>
          <table:table-cell office:value-type="string">
            <text:p>ภายใต้โครงการ \"การบรรยายพิเศษเพื่อเสริมสร้างบรรยากาศทางวิชาการ\" ในหัวข้อเรื่อง \"Renewable Energy and Energy Efficiency in Singapore\"</text:p>
          </table:table-cell>
          <table:table-cell office:value-type="string">
            <text:p>ณ ห้องประชุม กวท. ชั้น 8 อาคารวิจัยและพัฒนา 1 วว. เทคโนธานี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1323">
            <text:p>1323</text:p>
          </table:table-cell>
          <table:table-cell office:value-type="string">
            <text:p>510776</text:p>
          </table:table-cell>
          <table:table-cell office:value-type="string">
            <text:p>NULL</text:p>
          </table:table-cell>
          <table:table-cell office:value-type="float" office:value="159">
            <text:p>159</text:p>
          </table:table-cell>
          <table:table-cell office:value-type="string">
            <text:p>510776</text:p>
          </table:table-cell>
          <table:table-cell office:value-type="string">
            <text:p>การวิเคราะห์ข้อมูลจากงานวิสจัยด้านอาหารและโภชนาการด้วยโปรแกรมสถิติ</text:p>
          </table:table-cell>
          <table:table-cell office:value-type="string">
            <text:p>ภาควิชาคหกรรมศาสตร์ คณะเกษตร มหาวิทยาลัยเกษตรศาสตร์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1323">
            <text:p>1323</text:p>
          </table:table-cell>
          <table:table-cell office:value-type="string">
            <text:p>510776</text:p>
          </table:table-cell>
          <table:table-cell office:value-type="string">
            <text:p>NULL</text:p>
          </table:table-cell>
          <table:table-cell office:value-type="float" office:value="449">
            <text:p>449</text:p>
          </table:table-cell>
          <table:table-cell office:value-type="string">
            <text:p>510776</text:p>
          </table:table-cell>
          <table:table-cell office:value-type="string">
            <text:p>อาจารย์พิเศษ บรรยายหัวข้อ \"การวิเคราะห์ข้อมูลจากงานวิจัยด้านอาหารและโภชนาการด้วยโปรแกรมสถิติ\" เวลา 13.0016.00 น. ณ ภาควิชาคหกรรมศาสตร์ ม.เกษตรศาสตร์</text:p>
          </table:table-cell>
          <table:table-cell office:value-type="string">
            <text:p>ภาควิชาคหกรรมศาสตร์  คณะเกษตร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1324">
            <text:p>1324</text:p>
          </table:table-cell>
          <table:table-cell office:value-type="string">
            <text:p>510776</text:p>
          </table:table-cell>
          <table:table-cell office:value-type="string">
            <text:p>NULL</text:p>
          </table:table-cell>
          <table:table-cell office:value-type="float" office:value="159">
            <text:p>159</text:p>
          </table:table-cell>
          <table:table-cell office:value-type="string">
            <text:p>510776</text:p>
          </table:table-cell>
          <table:table-cell office:value-type="string">
            <text:p>การวิเคราะห์ข้อมูลจากงานวิสจัยด้านอาหารและโภชนาการด้วยโปรแกรมสถิติ</text:p>
          </table:table-cell>
          <table:table-cell office:value-type="string">
            <text:p>ภาควิชาคหกรรมศาสตร์ คณะเกษตร มหาวิทยาลัยเกษตรศาสตร์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1324">
            <text:p>1324</text:p>
          </table:table-cell>
          <table:table-cell office:value-type="string">
            <text:p>510776</text:p>
          </table:table-cell>
          <table:table-cell office:value-type="string">
            <text:p>NULL</text:p>
          </table:table-cell>
          <table:table-cell office:value-type="float" office:value="449">
            <text:p>449</text:p>
          </table:table-cell>
          <table:table-cell office:value-type="string">
            <text:p>510776</text:p>
          </table:table-cell>
          <table:table-cell office:value-type="string">
            <text:p>อาจารย์พิเศษ บรรยายหัวข้อ \"การวิเคราะห์ข้อมูลจากงานวิจัยด้านอาหารและโภชนาการด้วยโปรแกรมสถิติ\" เวลา 13.0016.00 น. ณ ภาควิชาคหกรรมศาสตร์ ม.เกษตรศาสตร์</text:p>
          </table:table-cell>
          <table:table-cell office:value-type="string">
            <text:p>ภาควิชาคหกรรมศาสตร์  คณะเกษตร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510788</text:p>
          </table:table-cell>
          <table:table-cell office:value-type="string">
            <text:p>น.ส.สุพรพรรณ เทพนุ้ย</text:p>
          </table:table-cell>
          <table:table-cell office:value-type="string">
            <text:p>เจ้าหน้าที่การเงินการคลัง</text:p>
          </table:table-cell>
          <table:table-cell office:value-type="string">
            <text:p>กพด.</text:p>
          </table:table-cell>
          <table:table-cell office:value-type="string">
            <text:p>71-9319</text:p>
          </table:table-cell>
          <table:table-cell office:value-type="string">
            <text:p>supornpun@tistr.or.th</text:p>
          </table:table-cell>
          <table:table-cell office:value-type="float" office:value="1343">
            <text:p>1343</text:p>
          </table:table-cell>
          <table:table-cell office:value-type="string">
            <text:p>510788</text:p>
          </table:table-cell>
          <table:table-cell office:value-type="string">
            <text:p>อุตสาหกรรมการบริการ</text:p>
          </table:table-cell>
          <table:table-cell office:value-type="float" office:value="124">
            <text:p>124</text:p>
          </table:table-cell>
          <table:table-cell office:value-type="string">
            <text:p>510788</text:p>
          </table:table-cell>
          <table:table-cell office:value-type="string">
            <text:p>ได้รับการคัดเลือกเป็นลูกจ้างต้นแบบ ประจำไตรมาสที่ 1/2557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10788</text:p>
          </table:table-cell>
          <table:table-cell office:value-type="string">
            <text:p>น.ส.สุพรพรรณ เทพนุ้ย</text:p>
          </table:table-cell>
          <table:table-cell office:value-type="string">
            <text:p>เจ้าหน้าที่การเงินการคลัง</text:p>
          </table:table-cell>
          <table:table-cell office:value-type="string">
            <text:p>กพด.</text:p>
          </table:table-cell>
          <table:table-cell office:value-type="string">
            <text:p>71-9319</text:p>
          </table:table-cell>
          <table:table-cell office:value-type="string">
            <text:p>supornpun@tistr.or.th</text:p>
          </table:table-cell>
          <table:table-cell office:value-type="float" office:value="1343">
            <text:p>1343</text:p>
          </table:table-cell>
          <table:table-cell office:value-type="string">
            <text:p>510788</text:p>
          </table:table-cell>
          <table:table-cell office:value-type="string">
            <text:p>อุตสาหกรรมการบริการ</text:p>
          </table:table-cell>
          <table:table-cell office:value-type="float" office:value="125">
            <text:p>125</text:p>
          </table:table-cell>
          <table:table-cell office:value-type="string">
            <text:p>510788</text:p>
          </table:table-cell>
          <table:table-cell office:value-type="string">
            <text:p>ได้รับการคัดเลือกเป็น คนดีศรี วท. ประจำปี 2556</text:p>
          </table:table-cell>
          <table:table-cell office:value-type="string">
            <text:p>กระทรวงวิทยาศาสตร์และเทคโนโลย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20796</text:p>
          </table:table-cell>
          <table:table-cell office:value-type="string">
            <text:p>นายวุฒินัย กกกำแหง</text:p>
          </table:table-cell>
          <table:table-cell office:value-type="string">
            <text:p>นักวิจัย</text:p>
          </table:table-cell>
          <table:table-cell office:value-type="string">
            <text:p>ศนว.</text:p>
          </table:table-cell>
          <table:table-cell office:value-type="string">
            <text:p>71-9435</text:p>
          </table:table-cell>
          <table:table-cell office:value-type="string">
            <text:p>wutinai@tistr.or.th</text:p>
          </table:table-cell>
          <table:table-cell office:value-type="float" office:value="1360">
            <text:p>1360</text:p>
          </table:table-cell>
          <table:table-cell office:value-type="string">
            <text:p>520796</text:p>
          </table:table-cell>
          <table:table-cell office:value-type="string">
            <text:p>วิศวกรรมโยธา</text:p>
          </table:table-cell>
          <table:table-cell office:value-type="float" office:value="17">
            <text:p>17</text:p>
          </table:table-cell>
          <table:table-cell office:value-type="string">
            <text:p>520796</text:p>
          </table:table-cell>
          <table:table-cell office:value-type="string">
            <text:p>ผู้บรรยายพิเศษ วิชา ทย.212/ ทย.202 กำลังวัสดุ หัวข้อ การผลิตและทดสอบ Soil Cement Block</text:p>
          </table:table-cell>
          <table:table-cell office:value-type="string">
            <text:p>คณะวิทยาศาสตร์และเทคโนโลยี มหาวิทยาลัยธรรมศาสตร์</text:p>
          </table:table-cell>
          <table:table-cell office:value-type="string">
            <text:p>ผู้บรรยายพิเศษ</text:p>
          </table:table-cell>
        </table:table-row>
        <table:table-row>
          <table:table-cell office:value-type="string">
            <text:p>520796</text:p>
          </table:table-cell>
          <table:table-cell office:value-type="string">
            <text:p>นายวุฒินัย กกกำแหง</text:p>
          </table:table-cell>
          <table:table-cell office:value-type="string">
            <text:p>นักวิจัย</text:p>
          </table:table-cell>
          <table:table-cell office:value-type="string">
            <text:p>ศนว.</text:p>
          </table:table-cell>
          <table:table-cell office:value-type="string">
            <text:p>71-9435</text:p>
          </table:table-cell>
          <table:table-cell office:value-type="string">
            <text:p>wutinai@tistr.or.th</text:p>
          </table:table-cell>
          <table:table-cell office:value-type="float" office:value="1361">
            <text:p>1361</text:p>
          </table:table-cell>
          <table:table-cell office:value-type="string">
            <text:p>520796</text:p>
          </table:table-cell>
          <table:table-cell office:value-type="string">
            <text:p>วิศวกรรมโยธา</text:p>
          </table:table-cell>
          <table:table-cell office:value-type="float" office:value="17">
            <text:p>17</text:p>
          </table:table-cell>
          <table:table-cell office:value-type="string">
            <text:p>520796</text:p>
          </table:table-cell>
          <table:table-cell office:value-type="string">
            <text:p>ผู้บรรยายพิเศษ วิชา ทย.212/ ทย.202 กำลังวัสดุ หัวข้อ การผลิตและทดสอบ Soil Cement Block</text:p>
          </table:table-cell>
          <table:table-cell office:value-type="string">
            <text:p>คณะวิทยาศาสตร์และเทคโนโลยี มหาวิทยาลัยธรรมศาสตร์</text:p>
          </table:table-cell>
          <table:table-cell office:value-type="string">
            <text:p>ผู้บรรยายพิเศษ</text:p>
          </table:table-cell>
        </table:table-row>
        <table:table-row>
          <table:table-cell office:value-type="string">
            <text:p>520797</text:p>
          </table:table-cell>
          <table:table-cell office:value-type="string">
            <text:p>น.ส.พรรณชรินทร์ ศรัทธา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318,73-312</text:p>
          </table:table-cell>
          <table:table-cell office:value-type="string">
            <text:p>puncharin@tistr.or.th</text:p>
          </table:table-cell>
          <table:table-cell office:value-type="float" office:value="1362">
            <text:p>1362</text:p>
          </table:table-cell>
          <table:table-cell office:value-type="string">
            <text:p>520797</text:p>
          </table:table-cell>
          <table:table-cell office:value-type="string">
            <text:p>เทคโนโลยีชีวภาพ</text:p>
          </table:table-cell>
          <table:table-cell office:value-type="float" office:value="120">
            <text:p>120</text:p>
          </table:table-cell>
          <table:table-cell office:value-type="string">
            <text:p>520797</text:p>
          </table:table-cell>
          <table:table-cell office:value-type="string">
            <text:p>ร่วมเป็นผู้เชี่ยวชาญด้านวิชาการในการตรวจประเมินด้านสิ่งแวดล้อม (การทดสอบด้านจุลชีพ)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วิชาการ</text:p>
          </table:table-cell>
        </table:table-row>
        <table:table-row>
          <table:table-cell office:value-type="string">
            <text:p>520797</text:p>
          </table:table-cell>
          <table:table-cell office:value-type="string">
            <text:p>น.ส.พรรณชรินทร์ ศรัทธา</text:p>
          </table:table-cell>
          <table:table-cell office:value-type="string">
            <text:p>นักวิชาการ</text:p>
          </table:table-cell>
          <table:table-cell office:value-type="string">
            <text:p>หป.ชจ.</text:p>
          </table:table-cell>
          <table:table-cell office:value-type="string">
            <text:p>73-318,73-312</text:p>
          </table:table-cell>
          <table:table-cell office:value-type="string">
            <text:p>puncharin@tistr.or.th</text:p>
          </table:table-cell>
          <table:table-cell office:value-type="float" office:value="1363">
            <text:p>1363</text:p>
          </table:table-cell>
          <table:table-cell office:value-type="string">
            <text:p>520797</text:p>
          </table:table-cell>
          <table:table-cell office:value-type="string">
            <text:p>สุขาภิบาลอาหาร</text:p>
          </table:table-cell>
          <table:table-cell office:value-type="float" office:value="120">
            <text:p>120</text:p>
          </table:table-cell>
          <table:table-cell office:value-type="string">
            <text:p>520797</text:p>
          </table:table-cell>
          <table:table-cell office:value-type="string">
            <text:p>ร่วมเป็นผู้เชี่ยวชาญด้านวิชาการในการตรวจประเมินด้านสิ่งแวดล้อม (การทดสอบด้านจุลชีพ)</text:p>
          </table:table-cell>
          <table:table-cell office:value-type="string">
            <text:p>สำนักงานมาตรฐานผลิตภัณฑ์อุตสาหกรรม</text:p>
          </table:table-cell>
          <table:table-cell office:value-type="string">
            <text:p>เจ้าหน้าที่ตรวจประเมินวิชาการ</text:p>
          </table:table-cell>
        </table:table-row>
        <table:table-row>
          <table:table-cell office:value-type="string">
            <text:p>420103</text:p>
          </table:table-cell>
          <table:table-cell office:value-type="string">
            <text:p>นางรุจิรา ดีวัฒนวงศ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3 , 71-9165</text:p>
          </table:table-cell>
          <table:table-cell office:value-type="string">
            <text:p>rujira_d@tistr.or.th</text:p>
          </table:table-cell>
          <table:table-cell office:value-type="float" office:value="1454">
            <text:p>1454</text:p>
          </table:table-cell>
          <table:table-cell office:value-type="string">
            <text:p>420103</text:p>
          </table:table-cell>
          <table:table-cell office:value-type="string">
            <text:p>เทคโนโลยีหลังการเก็บเกี่ยว</text:p>
          </table:table-cell>
          <table:table-cell office:value-type="float" office:value="108">
            <text:p>108</text:p>
          </table:table-cell>
          <table:table-cell office:value-type="string">
            <text:p>420103</text:p>
          </table:table-cell>
          <table:table-cell office:value-type="string">
            <text:p>อาจารย์ที่ปรึกษาสาขาวิชาเทคโนโลยีหลังการเก็บเกี่ยวและแปรสภาพ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42231</text:p>
          </table:table-cell>
          <table:table-cell office:value-type="string">
            <text:p>ร.ต.ท.หญิงลภัสรดา ปราบปราม</text:p>
          </table:table-cell>
          <table:table-cell office:value-type="string">
            <text:p>นิติกรชำนาญกา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laphatrada@tistr.or.th</text:p>
          </table:table-cell>
          <table:table-cell office:value-type="float" office:value="1462">
            <text:p>1462</text:p>
          </table:table-cell>
          <table:table-cell office:value-type="string">
            <text:p>542231</text:p>
          </table:table-cell>
          <table:table-cell office:value-type="string">
            <text:p>นิติศาสตรมหาบัณทิต</text:p>
          </table:table-cell>
          <table:table-cell office:value-type="float" office:value="106">
            <text:p>106</text:p>
          </table:table-cell>
          <table:table-cell office:value-type="string">
            <text:p>542231</text:p>
          </table:table-cell>
          <table:table-cell office:value-type="string">
            <text:p>อาจารย์พิเศษสอนในรายวิชาความรู้พื้นฐานเกี่ยวกับกฎหมาย สาขาวิชานิติศาสตร์</text:p>
          </table:table-cell>
          <table:table-cell office:value-type="string">
            <text:p>มหาวิทยาราชภัฎวไลยอลงกรณ์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42231</text:p>
          </table:table-cell>
          <table:table-cell office:value-type="string">
            <text:p>ร.ต.ท.หญิงลภัสรดา ปราบปราม</text:p>
          </table:table-cell>
          <table:table-cell office:value-type="string">
            <text:p>นิติกรชำนาญกา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laphatrada@tistr.or.th</text:p>
          </table:table-cell>
          <table:table-cell office:value-type="float" office:value="1463">
            <text:p>1463</text:p>
          </table:table-cell>
          <table:table-cell office:value-type="string">
            <text:p>542231</text:p>
          </table:table-cell>
          <table:table-cell office:value-type="string">
            <text:p>นิติศาสตรบัณทิต</text:p>
          </table:table-cell>
          <table:table-cell office:value-type="float" office:value="106">
            <text:p>106</text:p>
          </table:table-cell>
          <table:table-cell office:value-type="string">
            <text:p>542231</text:p>
          </table:table-cell>
          <table:table-cell office:value-type="string">
            <text:p>อาจารย์พิเศษสอนในรายวิชาความรู้พื้นฐานเกี่ยวกับกฎหมาย สาขาวิชานิติศาสตร์</text:p>
          </table:table-cell>
          <table:table-cell office:value-type="string">
            <text:p>มหาวิทยาราชภัฎวไลยอลงกรณ์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450295</text:p>
          </table:table-cell>
          <table:table-cell office:value-type="string">
            <text:p>น.ส.ฉัตรฤดี สุวรรณชาติ</text:p>
          </table:table-cell>
          <table:table-cell office:value-type="string">
            <text:p>นักวิจัย</text:p>
          </table:table-cell>
          <table:table-cell office:value-type="string">
            <text:p>ศคช.</text:p>
          </table:table-cell>
          <table:table-cell office:value-type="string">
            <text:p>71-9030</text:p>
          </table:table-cell>
          <table:table-cell office:value-type="string">
            <text:p>chatrudee@tistr.or.th</text:p>
          </table:table-cell>
          <table:table-cell office:value-type="float" office:value="1494">
            <text:p>1494</text:p>
          </table:table-cell>
          <table:table-cell office:value-type="string">
            <text:p>450295</text:p>
          </table:table-cell>
          <table:table-cell office:value-type="string">
            <text:p>Molecular Biology</text:p>
          </table:table-cell>
          <table:table-cell office:value-type="float" office:value="74">
            <text:p>74</text:p>
          </table:table-cell>
          <table:table-cell office:value-type="string">
            <text:p>450295</text:p>
          </table:table-cell>
          <table:table-cell office:value-type="string">
            <text:p>เป็นคณะทำงานพิจารณากลไกและความพร้อมในการเข้าเป็นพิธีสารนาโงยาของประเทศไทย</text:p>
          </table:table-cell>
          <table:table-cell office:value-type="string">
            <text:p>สำนักงานนโยบายและแผนทรัพยากรธรรมชาติและสิ่งแวดล้อม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29">
            <text:p>29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ทำนายภาวะความเสี่ยงของโรคมะเร็งเต้านม ระหว่าง เทคนิคต้นไม้ตัดสินใจ กฎพื้นฐาน และกฎความสัมพันธ์ </text:p>
          </table:table-cell>
          <table:table-cell office:value-type="string">
            <text:p>การประชุมวิชาการเรื่อง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4">
            <text:p>34</text:p>
          </table:table-cell>
          <table:table-cell office:value-type="string">
            <text:p>430092</text:p>
          </table:table-cell>
          <table:table-cell office:value-type="string">
            <text:p>การเปรียบเทียบประสิทธิภาพการลดตัวแปรข้อมูลเข้าที่เหมาะสม สำหรับโครงข่ายประสาทเทียม</text:p>
          </table:table-cell>
          <table:table-cell office:value-type="string">
            <text:p>การประชุมวิชาการระดับชาติด้านคอมพิวเตอร์ และเทคโนโลยีสารสนเทศ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6">
            <text:p>36</text:p>
          </table:table-cell>
          <table:table-cell office:value-type="string">
            <text:p>430092</text:p>
          </table:table-cell>
          <table:table-cell office:value-type="string">
            <text:p>A Proposed Framework for Gene Selection and Classification of Microarray Data</text:p>
          </table:table-cell>
          <table:table-cell office:value-type="string">
            <text:p>THE 21st ANNUAL MEETING AND INTERNATIONAL CONFERENCE OF THE THAI SOCIETY FOR BIOTECHNOLOG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7">
            <text:p>37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ของโรคมะเร็งเม็ดเลือดขาว โดยใช้วิธีการจัดอันดับ ร่วมกับเทคนิคซัพพอร์ตเวกเตอร์แมชชีน</text:p>
          </table:table-cell>
          <table:table-cell office:value-type="string">
            <text:p>การประชุมเสนอผลงานวิจัยระดับบัณฑิตศึกษาแห่งชาติ ครั้งที่ 11 มหาวิทยาลัยขอนแก่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8">
            <text:p>38</text:p>
          </table:table-cell>
          <table:table-cell office:value-type="string">
            <text:p>430092</text:p>
          </table:table-cell>
          <table:table-cell office:value-type="string">
            <text:p>A New Feature Selection Method for Gene Expression Data</text:p>
          </table:table-cell>
          <table:table-cell office:value-type="string">
            <text:p>การประชุมเสนอผลงานวิจัยระดับชาติด้านคอมพิวเตอร์และเทคโนโลยีสารสนเทศ ครั้งที่ 6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39">
            <text:p>39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</text:p>
          </table:table-cell>
          <table:table-cell office:value-type="string">
            <text:p>การประชุมเสนอผลงานวิจัยระดับปริญญาเอก 5th workshop “Autonomous Systems” ณ Camp del Mar, เกาะ Mallorca ราชอาณาจักรสเปน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0">
            <text:p>40</text:p>
          </table:table-cell>
          <table:table-cell office:value-type="string">
            <text:p>430092</text:p>
          </table:table-cell>
          <table:table-cell office:value-type="string">
            <text:p>Comparison of Hybrid Feature Selection Models on Gene Expression Data</text:p>
          </table:table-cell>
          <table:table-cell office:value-type="string">
            <text:p>IEEE 2010 8th International Conference on ICT and Knowledge Engineering, Siam University, 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1">
            <text:p>41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 </text:p>
          </table:table-cell>
          <table:table-cell office:value-type="string">
            <text:p>8th Electrical Engineering /Electronics, Computer, Telecommunications and Information Technology (ECTI) Association Thailand – Conference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2">
            <text:p>42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</text:p>
          </table:table-cell>
          <table:table-cell office:value-type="string">
            <text:p>International Conference on Innovative Internet Community Systems (I2CS), Germany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3">
            <text:p>43</text:p>
          </table:table-cell>
          <table:table-cell office:value-type="string">
            <text:p>430092</text:p>
          </table:table-cell>
          <table:table-cell office:value-type="string">
            <text:p>Efficiency Feature Selection Model for Gene Expression Data</text:p>
          </table:table-cell>
          <table:table-cell office:value-type="string">
            <text:p>The 2011 International Conference on Mechanical and Aerospace Engineering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4">
            <text:p>44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</text:p>
          </table:table-cell>
          <table:table-cell office:value-type="string">
            <text:p>2011 International Conference on Future Informaiton Technology (ICFIT)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5">
            <text:p>45</text:p>
          </table:table-cell>
          <table:table-cell office:value-type="string">
            <text:p>430092</text:p>
          </table:table-cell>
          <table:table-cell office:value-type="string">
            <text:p>การคัดแยกประเภทมะเร็งเม็ดเลือดขาวโดยใช้วิธีการจัดอันดับร่วมกับเทคนิค ซัพพอร์ตเวกเตอร์แมชชีน</text:p>
          </table:table-cell>
          <table:table-cell office:value-type="string">
            <text:p>(ปีที่ 10 ฉบับที่ 2 เดือนเมษายน - มิถุนายน 2553)</text:p>
          </table:table-cell>
          <table:table-cell office:value-type="string">
            <text:p>วารสารวิจัยมหาวิทยาลัยขอนแก่น (ฉบับบัณฑิตศึกษา) 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6">
            <text:p>46</text:p>
          </table:table-cell>
          <table:table-cell office:value-type="string">
            <text:p>430092</text:p>
          </table:table-cell>
          <table:table-cell office:value-type="string">
            <text:p>An Efficiency Model for Clustering Gene Expression Data  "(Publication Inc., Vol. 110-116, ISBN-13:978-3-03785-262-0,2012,Page 1948)"</text:p>
          </table:table-cell>
          <table:table-cell office:value-type="string">
            <text:p>Mechanical and Aerospace Engineering, Applied Mechanics and Materials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7">
            <text:p>47</text:p>
          </table:table-cell>
          <table:table-cell office:value-type="string">
            <text:p>430092</text:p>
          </table:table-cell>
          <table:table-cell office:value-type="string">
            <text:p>Integrating Feature Selection Method for Gene Selection "(ISSN 1617-5468, ISBN, 987-3-88579-280-2, Page 82-91)"</text:p>
          </table:table-cell>
          <table:table-cell office:value-type="string">
            <text:p>The series Lecture Notes in Informatics(LNI) โดย Gesellschaft f?r Informatik (GI),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8">
            <text:p>48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 "(ICIC Express Letters, ISSN 1881-803X, Vol.5, Issue 12, December 2011, Page 44"</text:p>
          </table:table-cell>
          <table:table-cell office:value-type="string">
            <text:p>An International Journal of Research and Surveys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9">
            <text:p>49</text:p>
          </table:table-cell>
          <table:table-cell office:value-type="string">
            <text:p>430092</text:p>
          </table:table-cell>
          <table:table-cell office:value-type="string">
            <text:p>Determining the Optimal Parameter for Education Surveillance System "(Volumes 403-408, ISSN: 1022-6680, Page 3709)"</text:p>
          </table:table-cell>
          <table:table-cell office:value-type="string">
            <text:p>Advanced Materials Research Journal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50">
            <text:p>50</text:p>
          </table:table-cell>
          <table:table-cell office:value-type="string">
            <text:p>430092</text:p>
          </table:table-cell>
          <table:table-cell office:value-type="string">
            <text:p>วิทยากรในการบรรยายเรื่องการจัดกลุ่มข้อมูลเชิงลำกับชั้นให้กับนักศึกษา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6">
            <text:p>126</text:p>
          </table:table-cell>
          <table:table-cell office:value-type="string">
            <text:p>430092</text:p>
          </table:table-cell>
          <table:table-cell office:value-type="string">
            <text:p>โครงการพัฒนาอัลกอริธึมการคัดเลือกมิติสำหรับข้อมูลการแสดงออกของยีน</text:p>
          </table:table-cell>
          <table:table-cell office:value-type="string">
            <text:p>ฝ่ายนักเรียนทุนรัฐบาลกระทรวงวิทยาศาสตร์ สำนักงานพัฒนาวิทยาศาสตร์และเทคโนโลยีแห่งชาติ</text:p>
          </table:table-cell>
          <table:table-cell office:value-type="string">
            <text:p>หัวหน้า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7">
            <text:p>127</text:p>
          </table:table-cell>
          <table:table-cell office:value-type="string">
            <text:p>430092</text:p>
          </table:table-cell>
          <table:table-cell office:value-type="string">
            <text:p>การค้นพบกฎความสัมพันธ์จากระบบสนับสนุนการแก้ปัญหาการใช้งาน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10 มหาวิทยาลัยเทคโนโลยีพระจอมเกล้าพระนครเหนือ</text:p>
          </table:table-cell>
          <table:table-cell office:value-type="string">
            <text:p>ผู้นำเสนอผลงา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8">
            <text:p>128</text:p>
          </table:table-cell>
          <table:table-cell office:value-type="string">
            <text:p>430092</text:p>
          </table:table-cell>
          <table:table-cell office:value-type="string">
            <text:p>The Development of an O-NET Score Forecasting System</text:p>
          </table:table-cell>
          <table:table-cell office:value-type="string">
            <text:p>Procedia - Social and Behavioral Sciences, ELSEVIER Volume 116, Pages 1594–1598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29">
            <text:p>129</text:p>
          </table:table-cell>
          <table:table-cell office:value-type="string">
            <text:p>430092</text:p>
          </table:table-cell>
          <table:table-cell office:value-type="string">
            <text:p>Classification Models Based-on Incremental Learning Algorithm and Feature Selection on Gene Expression Data</text:p>
          </table:table-cell>
          <table:table-cell office:value-type="string">
            <text:p>ECTI Transactional on Computer and Information Technology Vol.6,  P. 40-47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0">
            <text:p>130</text:p>
          </table:table-cell>
          <table:table-cell office:value-type="string">
            <text:p>430092</text:p>
          </table:table-cell>
          <table:table-cell office:value-type="string">
            <text:p>Education Clustering model for Surveillance System using ILM Algorithm</text:p>
          </table:table-cell>
          <table:table-cell office:value-type="string">
            <text:p>ICIC Express Letters 5 Vol. 12, 2011 : 4409-4414.</text:p>
          </table:table-cell>
          <table:table-cell office:value-type="string">
            <text:p>ผู้เขียนบทควา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1">
            <text:p>131</text:p>
          </table:table-cell>
          <table:table-cell office:value-type="string">
            <text:p>430092</text:p>
          </table:table-cell>
          <table:table-cell office:value-type="string">
            <text:p>หลักการและเทคนิคการเขียนตำราวิชาการ บทความทางวิชาการ บทความวิจัย ทางเทคโนโลยีสารสนเทศ</text:p>
          </table:table-cell>
          <table:table-cell office:value-type="string">
            <text:p>มหาวิทยาลัยภาคตะวันออกเฉียงเหนือ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2">
            <text:p>132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คุณภาพการศึกษาภายในจากสำนักงานคณะกรรมการการอุดมศึกษา (สกอ.)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ผู้ทรงคุณวุฒิภายนอก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3">
            <text:p>133</text:p>
          </table:table-cell>
          <table:table-cell office:value-type="string">
            <text:p>430092</text:p>
          </table:table-cell>
          <table:table-cell office:value-type="string">
            <text:p>โครงการงานประชุมวิชาการแลกเปลี่ยนเรียนรู้โครงการวิจัยระดับปริญญาตรีทางคอมพิวเตอร์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กรรมการตัดสิน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4">
            <text:p>134</text:p>
          </table:table-cell>
          <table:table-cell office:value-type="string">
            <text:p>430092</text:p>
          </table:table-cell>
          <table:table-cell office:value-type="string">
            <text:p>การตรวจประเมินระบบการจัดการคุณภาพ ISO 9001:2008</text:p>
          </table:table-cell>
          <table:table-cell office:value-type="string">
            <text:p>สำนักรับรองระบบคุณภาพ สถาบันวิจัยวิทยาศาสตร์และเทคโนโลยีแห่งประเทศไทย</text:p>
          </table:table-cell>
          <table:table-cell office:value-type="string">
            <text:p>ผู้ตรวจประเมิน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5">
            <text:p>135</text:p>
          </table:table-cell>
          <table:table-cell office:value-type="string">
            <text:p>430092</text:p>
          </table:table-cell>
          <table:table-cell office:value-type="string">
            <text:p>ผู้บริหารเทคโนโลยีสารสนเทศระดับสูง (CIO) ประจำ วว.</text:p>
          </table:table-cell>
          <table:table-cell office:value-type="string">
            <text:p>ศูนย์เทคโนโลยีสารสนเทศและการสื่อสาร สป.วท.</text:p>
          </table:table-cell>
          <table:table-cell office:value-type="string">
            <text:p>ผู้แทนเข้าร่วมประชุม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6">
            <text:p>136</text:p>
          </table:table-cell>
          <table:table-cell office:value-type="string">
            <text:p>430092</text:p>
          </table:table-cell>
          <table:table-cell office:value-type="string">
            <text:p>ขอความอนุเคราะอาจารย์ผู้ทรงคุณวุฒิจากหน่วยงาน</text:p>
          </table:table-cell>
          <table:table-cell office:value-type="string">
            <text:p>วิทยาลัยกรุงเทพสุวรรภูมิ</text:p>
          </table:table-cell>
          <table:table-cell office:value-type="string">
            <text:p>คณะกรรมการหลักสูตรวิทยาศาสตรมหาบัณฑิต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7">
            <text:p>137</text:p>
          </table:table-cell>
          <table:table-cell office:value-type="string">
            <text:p>430092</text:p>
          </table:table-cell>
          <table:table-cell office:value-type="string">
            <text:p>การบริหารห้องสมุดอย่างรู้เท่าทันเทคโนโลนดิจิทัล Episode2</text:p>
          </table:table-cell>
          <table:table-cell office:value-type="string">
            <text:p>ชมรมห้องสมุดเฉพาะ สมาคมห้องสมุดแห่งประเทศไทย ในพระบรมราชูปถัมภ์สมเด็จพระเทพรัตนราชสุดาฯ สยามบรมราชกุมารี</text:p>
          </table:table-cell>
          <table:table-cell office:value-type="string">
            <text:p>วิทยากร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8">
            <text:p>138</text:p>
          </table:table-cell>
          <table:table-cell office:value-type="string">
            <text:p>430092</text:p>
          </table:table-cell>
          <table:table-cell office:value-type="string">
            <text:p>การพัฒนาระบบบริหารการจัดการและประมวลผลข้อมูลการวิจัยของประเทศ</text:p>
          </table:table-cell>
          <table:table-cell office:value-type="string">
            <text:p>สำนักงานคณะกรรมการวิจัยแห่งชาติ</text:p>
          </table:table-cell>
          <table:table-cell office:value-type="string">
            <text:p>คณะกรรม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39">
            <text:p>139</text:p>
          </table:table-cell>
          <table:table-cell office:value-type="string">
            <text:p>430092</text:p>
          </table:table-cell>
          <table:table-cell office:value-type="string">
            <text:p>อาจารย์พิเศษสาขาวิชาการออกแบบสำนักงานอัตโนมัติและการจัดการธุรกิจ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อาจารย์พิเศษ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0">
            <text:p>140</text:p>
          </table:table-cell>
          <table:table-cell office:value-type="string">
            <text:p>430092</text:p>
          </table:table-cell>
          <table:table-cell office:value-type="string">
            <text:p>การใช้ IT ในการทำงาน</text:p>
          </table:table-cell>
          <table:table-cell office:value-type="string">
            <text:p>หลักสูตร "S &amp; T Management For Professional Managers" สถาบันวิจัยวิทยาศาสตร์และเทคโนโลยีแห่งประเทศไทย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1">
            <text:p>141</text:p>
          </table:table-cell>
          <table:table-cell office:value-type="string">
            <text:p>430092</text:p>
          </table:table-cell>
          <table:table-cell office:value-type="string">
            <text:p>การประชุมทางวิชาการระดับชาติด้านคอมพิวเตอร์และเทคโนโลยีสารสนเทศครั้งที่ 9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กรรมการควบคุมการนำเสนอผลงานวิจัย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142">
            <text:p>142</text:p>
          </table:table-cell>
          <table:table-cell office:value-type="string">
            <text:p>430092</text:p>
          </table:table-cell>
          <table:table-cell office:value-type="string">
            <text:p>โครงการวิจัย การจัดทำเหมืองข้อมูลเพื่อพยากรณ์ คะแนนเฉลี่ยของสถานศึกษาจากผลทดสอบทางการศึกษาระดับชาติขึ้นพื้นฐาน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430092</text:p>
          </table:table-cell>
          <table:table-cell office:value-type="string">
            <text:p>นายภัทราวุฒิ แสงศิริ</text:p>
          </table:table-cell>
          <table:table-cell office:value-type="string">
            <text:p>ผอ. กพท.</text:p>
          </table:table-cell>
          <table:table-cell office:value-type="string">
            <text:p>กพท</text:p>
          </table:table-cell>
          <table:table-cell office:value-type="string">
            <text:p>71-9357</text:p>
          </table:table-cell>
          <table:table-cell office:value-type="string">
            <text:p>pvs@tistr.or.th</text:p>
          </table:table-cell>
          <table:table-cell office:value-type="float" office:value="1502">
            <text:p>1502</text:p>
          </table:table-cell>
          <table:table-cell office:value-type="string">
            <text:p>430092</text:p>
          </table:table-cell>
          <table:table-cell office:value-type="string">
            <text:p>เทคโนโลยีสารสนเทศ</text:p>
          </table:table-cell>
          <table:table-cell office:value-type="float" office:value="446">
            <text:p>446</text:p>
          </table:table-cell>
          <table:table-cell office:value-type="string">
            <text:p>430092</text:p>
          </table:table-cell>
          <table:table-cell office:value-type="string">
            <text:p>การสอบป้องกันวิทยานิพนธ์ของนักศึกษาระดับปริญญาเอก เรื่อง การประยุกต์ใช้เหมืองข้อความร่วมกับความสัมพันธ์ของคำโดยกราฟในระบบแนะนำ </text:p>
          </table:table-cell>
          <table:table-cell office:value-type="string">
            <text:p>มหาวิทยาลัยเทคโนโลยีพระจอมเกล้าพระนครเหนือ</text:p>
          </table:table-cell>
          <table:table-cell office:value-type="string">
            <text:p>ประธานกรรมการสอบป้องกันวิทยานิพนธ์</text:p>
          </table:table-cell>
        </table:table-row>
        <table:table-row>
          <table:table-cell office:value-type="string">
            <text:p>552346</text:p>
          </table:table-cell>
          <table:table-cell office:value-type="string">
            <text:p>นางวิสะนี เหนือเมฆิน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wisanee@tistr.or.th</text:p>
          </table:table-cell>
          <table:table-cell office:value-type="float" office:value="1535">
            <text:p>1535</text:p>
          </table:table-cell>
          <table:table-cell office:value-type="string">
            <text:p>552346</text:p>
          </table:table-cell>
          <table:table-cell office:value-type="string">
            <text:p>Food Science &amp; Technology</text:p>
          </table:table-cell>
          <table:table-cell office:value-type="float" office:value="70">
            <text:p>70</text:p>
          </table:table-cell>
          <table:table-cell office:value-type="string">
            <text:p>552346</text:p>
          </table:table-cell>
          <table:table-cell office:value-type="string">
            <text:p>บรรยายให้ความรู้เรื่อง "การพัฒนา/ออกแบบรรจุภัณฑ์"</text:p>
          </table:table-cell>
          <table:table-cell office:value-type="string">
            <text:p>กรมการพัฒนาชุมชน ศูนย์พัฒนาชุมชนสระบุร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552346</text:p>
          </table:table-cell>
          <table:table-cell office:value-type="string">
            <text:p>นางวิสะนี เหนือเมฆิน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wisanee@tistr.or.th</text:p>
          </table:table-cell>
          <table:table-cell office:value-type="float" office:value="1535">
            <text:p>1535</text:p>
          </table:table-cell>
          <table:table-cell office:value-type="string">
            <text:p>552346</text:p>
          </table:table-cell>
          <table:table-cell office:value-type="string">
            <text:p>Food Science &amp; Technology</text:p>
          </table:table-cell>
          <table:table-cell office:value-type="float" office:value="71">
            <text:p>71</text:p>
          </table:table-cell>
          <table:table-cell office:value-type="string">
            <text:p>552346</text:p>
          </table:table-cell>
          <table:table-cell office:value-type="string">
            <text:p>บรรยายให้ความรู้เรื่อง "หลักการออกแบบบรรจุภัณฑ์ที่เป็นมิตรกับสิ่งแวดล้อม และกระบวนการวิเคาะห์การจัดทำแผน</text:p>
          </table:table-cell>
          <table:table-cell office:value-type="string">
            <text:p>สำนักงานเกษตรจังหวัดปทุมธาน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552346</text:p>
          </table:table-cell>
          <table:table-cell office:value-type="string">
            <text:p>นางวิสะนี เหนือเมฆิน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wisanee@tistr.or.th</text:p>
          </table:table-cell>
          <table:table-cell office:value-type="float" office:value="1536">
            <text:p>1536</text:p>
          </table:table-cell>
          <table:table-cell office:value-type="string">
            <text:p>552346</text:p>
          </table:table-cell>
          <table:table-cell office:value-type="string">
            <text:p>Post Harvest Technology</text:p>
          </table:table-cell>
          <table:table-cell office:value-type="float" office:value="70">
            <text:p>70</text:p>
          </table:table-cell>
          <table:table-cell office:value-type="string">
            <text:p>552346</text:p>
          </table:table-cell>
          <table:table-cell office:value-type="string">
            <text:p>บรรยายให้ความรู้เรื่อง "การพัฒนา/ออกแบบรรจุภัณฑ์"</text:p>
          </table:table-cell>
          <table:table-cell office:value-type="string">
            <text:p>กรมการพัฒนาชุมชน ศูนย์พัฒนาชุมชนสระบุร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552346</text:p>
          </table:table-cell>
          <table:table-cell office:value-type="string">
            <text:p>นางวิสะนี เหนือเมฆิน</text:p>
          </table:table-cell>
          <table:table-cell office:value-type="string">
            <text:p>นักทดลองวิทยาศาสตร์บริการ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wisanee@tistr.or.th</text:p>
          </table:table-cell>
          <table:table-cell office:value-type="float" office:value="1536">
            <text:p>1536</text:p>
          </table:table-cell>
          <table:table-cell office:value-type="string">
            <text:p>552346</text:p>
          </table:table-cell>
          <table:table-cell office:value-type="string">
            <text:p>Post Harvest Technology</text:p>
          </table:table-cell>
          <table:table-cell office:value-type="float" office:value="71">
            <text:p>71</text:p>
          </table:table-cell>
          <table:table-cell office:value-type="string">
            <text:p>552346</text:p>
          </table:table-cell>
          <table:table-cell office:value-type="string">
            <text:p>บรรยายให้ความรู้เรื่อง "หลักการออกแบบบรรจุภัณฑ์ที่เป็นมิตรกับสิ่งแวดล้อม และกระบวนการวิเคาะห์การจัดทำแผน</text:p>
          </table:table-cell>
          <table:table-cell office:value-type="string">
            <text:p>สำนักงานเกษตรจังหวัดปทุมธานี</text:p>
          </table:table-cell>
          <table:table-cell office:value-type="string">
            <text:p>ผู้บรรยาย</text:p>
          </table:table-cell>
        </table:table-row>
        <table:table-row>
          <table:table-cell office:value-type="string">
            <text:p>410287</text:p>
          </table:table-cell>
          <table:table-cell office:value-type="string">
            <text:p>นายสุวิทย์ อัจริยะเมต</text:p>
          </table:table-cell>
          <table:table-cell office:value-type="string">
            <text:p>ผอ. กพร.</text:p>
          </table:table-cell>
          <table:table-cell office:value-type="string">
            <text:p>กพร.</text:p>
          </table:table-cell>
          <table:table-cell office:value-type="string">
            <text:p>71-9381</text:p>
          </table:table-cell>
          <table:table-cell office:value-type="string">
            <text:p>suwit@tistr.or.th</text:p>
          </table:table-cell>
          <table:table-cell office:value-type="float" office:value="1767">
            <text:p>1767</text:p>
          </table:table-cell>
          <table:table-cell office:value-type="string">
            <text:p>410287</text:p>
          </table:table-cell>
          <table:table-cell office:value-type="string">
            <text:p>วิศวกรรมไฟฟ้า</text:p>
          </table:table-cell>
          <table:table-cell office:value-type="float" office:value="104">
            <text:p>104</text:p>
          </table:table-cell>
          <table:table-cell office:value-type="string">
            <text:p>410287</text:p>
          </table:table-cell>
          <table:table-cell office:value-type="string">
            <text:p>อาจารย์พิเศษสอนหลักสูตรวิศวกรรมศาสตรมหาบัณฑิต สาขาวิศวกรรมไฟฟ้า</text:p>
          </table:table-cell>
          <table:table-cell office:value-type="string">
            <text:p>มหาวิทยาลัยราชมงคลพระนค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30824</text:p>
          </table:table-cell>
          <table:table-cell office:value-type="string">
            <text:p>นายมโหสถ เกิดเดช</text:p>
          </table:table-cell>
          <table:table-cell office:value-type="string">
            <text:p>นิติก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mahosot@tistr.or.th</text:p>
          </table:table-cell>
          <table:table-cell office:value-type="float" office:value="1821">
            <text:p>1821</text:p>
          </table:table-cell>
          <table:table-cell office:value-type="string">
            <text:p>530824</text:p>
          </table:table-cell>
          <table:table-cell office:value-type="string">
            <text:p>นิติศาสตร์</text:p>
          </table:table-cell>
          <table:table-cell office:value-type="float" office:value="21">
            <text:p>21</text:p>
          </table:table-cell>
          <table:table-cell office:value-type="string">
            <text:p>530824</text:p>
          </table:table-cell>
          <table:table-cell office:value-type="string">
            <text:p>อาจารย์วิชากฎหมายธุรกิจ 1</text:p>
          </table:table-cell>
          <table:table-cell office:value-type="string">
            <text:p>มหาวิทยาลัยเทคโนโลยีราชมงคลรัตนโกสิทธิ์</text:p>
          </table:table-cell>
          <table:table-cell office:value-type="string">
            <text:p>อาจารย์พิเศษ</text:p>
          </table:table-cell>
        </table:table-row>
        <table:table-row>
          <table:table-cell office:value-type="string">
            <text:p>530824</text:p>
          </table:table-cell>
          <table:table-cell office:value-type="string">
            <text:p>นายมโหสถ เกิดเดช</text:p>
          </table:table-cell>
          <table:table-cell office:value-type="string">
            <text:p>นิติก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mahosot@tistr.or.th</text:p>
          </table:table-cell>
          <table:table-cell office:value-type="float" office:value="1821">
            <text:p>1821</text:p>
          </table:table-cell>
          <table:table-cell office:value-type="string">
            <text:p>530824</text:p>
          </table:table-cell>
          <table:table-cell office:value-type="string">
            <text:p>นิติศาสตร์</text:p>
          </table:table-cell>
          <table:table-cell office:value-type="float" office:value="105">
            <text:p>105</text:p>
          </table:table-cell>
          <table:table-cell office:value-type="string">
            <text:p>530824</text:p>
          </table:table-cell>
          <table:table-cell office:value-type="string">
            <text:p>อาจารย์พิเศษสอนในรายวิชากฎหมายปรองดอง 1  สาขาวิชานิติศาสตร์</text:p>
          </table:table-cell>
          <table:table-cell office:value-type="string">
            <text:p>มหาวิทยาลัยราชภัฎพระนค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30824</text:p>
          </table:table-cell>
          <table:table-cell office:value-type="string">
            <text:p>นายมโหสถ เกิดเดช</text:p>
          </table:table-cell>
          <table:table-cell office:value-type="string">
            <text:p>นิติก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mahosot@tistr.or.th</text:p>
          </table:table-cell>
          <table:table-cell office:value-type="float" office:value="1822">
            <text:p>1822</text:p>
          </table:table-cell>
          <table:table-cell office:value-type="string">
            <text:p>530824</text:p>
          </table:table-cell>
          <table:table-cell office:value-type="string">
            <text:p>นิติศาสตร์</text:p>
          </table:table-cell>
          <table:table-cell office:value-type="float" office:value="21">
            <text:p>21</text:p>
          </table:table-cell>
          <table:table-cell office:value-type="string">
            <text:p>530824</text:p>
          </table:table-cell>
          <table:table-cell office:value-type="string">
            <text:p>อาจารย์วิชากฎหมายธุรกิจ 1</text:p>
          </table:table-cell>
          <table:table-cell office:value-type="string">
            <text:p>มหาวิทยาลัยเทคโนโลยีราชมงคลรัตนโกสิทธิ์</text:p>
          </table:table-cell>
          <table:table-cell office:value-type="string">
            <text:p>อาจารย์พิเศษ</text:p>
          </table:table-cell>
        </table:table-row>
        <table:table-row>
          <table:table-cell office:value-type="string">
            <text:p>530824</text:p>
          </table:table-cell>
          <table:table-cell office:value-type="string">
            <text:p>นายมโหสถ เกิดเดช</text:p>
          </table:table-cell>
          <table:table-cell office:value-type="string">
            <text:p>นิติกร</text:p>
          </table:table-cell>
          <table:table-cell office:value-type="string">
            <text:p>กกม.</text:p>
          </table:table-cell>
          <table:table-cell office:value-type="string">
            <text:p>71-9331</text:p>
          </table:table-cell>
          <table:table-cell office:value-type="string">
            <text:p>mahosot@tistr.or.th</text:p>
          </table:table-cell>
          <table:table-cell office:value-type="float" office:value="1822">
            <text:p>1822</text:p>
          </table:table-cell>
          <table:table-cell office:value-type="string">
            <text:p>530824</text:p>
          </table:table-cell>
          <table:table-cell office:value-type="string">
            <text:p>นิติศาสตร์</text:p>
          </table:table-cell>
          <table:table-cell office:value-type="float" office:value="105">
            <text:p>105</text:p>
          </table:table-cell>
          <table:table-cell office:value-type="string">
            <text:p>530824</text:p>
          </table:table-cell>
          <table:table-cell office:value-type="string">
            <text:p>อาจารย์พิเศษสอนในรายวิชากฎหมายปรองดอง 1  สาขาวิชานิติศาสตร์</text:p>
          </table:table-cell>
          <table:table-cell office:value-type="string">
            <text:p>มหาวิทยาลัยราชภัฎพระนคร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562531</text:p>
          </table:table-cell>
          <table:table-cell office:value-type="string">
            <text:p>ว่าที่ร้อยตรีพงศ์เทพ จันทร์สวัสดิ์</text:p>
          </table:table-cell>
          <table:table-cell office:value-type="string">
            <text:p>นักวิชาการ</text:p>
          </table:table-cell>
          <table:table-cell office:value-type="string">
            <text:p>หป.สป.</text:p>
          </table:table-cell>
          <table:table-cell office:value-type="string">
            <text:p>71-9267</text:p>
          </table:table-cell>
          <table:table-cell office:value-type="string">
            <text:p>pongthep@tistr.or.th</text:p>
          </table:table-cell>
          <table:table-cell office:value-type="float" office:value="1875">
            <text:p>1875</text:p>
          </table:table-cell>
          <table:table-cell office:value-type="string">
            <text:p>562531</text:p>
          </table:table-cell>
          <table:table-cell office:value-type="string">
            <text:p>Materials Engineering</text:p>
          </table:table-cell>
          <table:table-cell office:value-type="float" office:value="447">
            <text:p>447</text:p>
          </table:table-cell>
          <table:table-cell office:value-type="string">
            <text:p>562531</text:p>
          </table:table-cell>
          <table:table-cell office:value-type="string">
            <text:p>วิทยากรบรรยายพิเศษ ในรายวิชา 01231313 Mechanical Behavior of Materials เวลา 8.00-17.00 น. ณ ห้อง 403 ภาควิชาวิศวกรรมวัสดุ  อาคารชูชาติ กำภู ชั้น 4</text:p>
          </table:table-cell>
          <table:table-cell office:value-type="string">
            <text:p>คณะวิศวกรรมศาสตร์  ม.เกษตรศาสตร์ บางเขน</text:p>
          </table:table-cell>
          <table:table-cell office:value-type="string">
            <text:p>นักทดลองวิทยาศาสตร์บริ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39">
            <text:p>439</text:p>
          </table:table-cell>
          <table:table-cell office:value-type="string">
            <text:p>572357</text:p>
          </table:table-cell>
          <table:table-cell office:value-type="string">
            <text:p>โครงการ \"วิจัยพัฒนากระบวนการผลิตไบโอเอทานอลจากสาหร่าย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0">
            <text:p>440</text:p>
          </table:table-cell>
          <table:table-cell office:value-type="string">
            <text:p>572357</text:p>
          </table:table-cell>
          <table:table-cell office:value-type="string">
            <text:p>โครงการ \"วิจัยการผลิตน้ำตาลจากบอดและใบอ้อย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1">
            <text:p>441</text:p>
          </table:table-cell>
          <table:table-cell office:value-type="string">
            <text:p>572357</text:p>
          </table:table-cell>
          <table:table-cell office:value-type="string">
            <text:p>โครงการ \"วิจัยและพัฒนาเทคโนโลยีเอทานอลจากฟางข้าวและวัสดุเซลลูโลสอื่นๆ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2">
            <text:p>442</text:p>
          </table:table-cell>
          <table:table-cell office:value-type="string">
            <text:p>572357</text:p>
          </table:table-cell>
          <table:table-cell office:value-type="string">
            <text:p>โครงการวิจัย \"การวิจัยการเตรียมชีวมวลเพื่อการผลิตน้ำตาล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3">
            <text:p>443</text:p>
          </table:table-cell>
          <table:table-cell office:value-type="string">
            <text:p>572357</text:p>
          </table:table-cell>
          <table:table-cell office:value-type="string">
            <text:p>โครงการวิจัย\"การเพิ่มผลผลิตน้ำตาลจากชีวมวลด้วยกรดอ่อน II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4">
            <text:p>444</text:p>
          </table:table-cell>
          <table:table-cell office:value-type="string">
            <text:p>572357</text:p>
          </table:table-cell>
          <table:table-cell office:value-type="string">
            <text:p>โครงการวิจัย\"การผลิตเอทานอลจากของเสียการเกษตรและอุตสาหกรรมการเกษตร\"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572357</text:p>
          </table:table-cell>
          <table:table-cell office:value-type="string">
            <text:p>น.ส.สุทธิ์กมล สุทธิกุล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suthkamol@tistr.or.th</text:p>
          </table:table-cell>
          <table:table-cell office:value-type="float" office:value="1986">
            <text:p>1986</text:p>
          </table:table-cell>
          <table:table-cell office:value-type="string">
            <text:p>572357</text:p>
          </table:table-cell>
          <table:table-cell office:value-type="string">
            <text:p>เทคโนโลยีชีวภาพ</text:p>
          </table:table-cell>
          <table:table-cell office:value-type="float" office:value="445">
            <text:p>445</text:p>
          </table:table-cell>
          <table:table-cell office:value-type="string">
            <text:p>572357</text:p>
          </table:table-cell>
          <table:table-cell office:value-type="string">
            <text:p>Conversion of Sugarcane shoots and Leaves into Reducing Sugars by Pretreatment and Enzymatic Hydrolysis</text:p>
          </table:table-cell>
          <table:table-cell office:value-type="string">
            <text:p>สถาบันวิจัยวิทยาศาสตร์และเทคโนโลยีแห่งประเทศไทย</text:p>
          </table:table-cell>
          <table:table-cell office:value-type="string">
            <text:p>ผู้ร่วมโครง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66">
            <text:p>366</text:p>
          </table:table-cell>
          <table:table-cell office:value-type="string">
            <text:p>250018</text:p>
          </table:table-cell>
          <table:table-cell office:value-type="string">
            <text:p>นโยบายและแนวคิดการบริหาร HR เชิงกลยุทธ์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67">
            <text:p>367</text:p>
          </table:table-cell>
          <table:table-cell office:value-type="string">
            <text:p>250018</text:p>
          </table:table-cell>
          <table:table-cell office:value-type="string">
            <text:p>การวัดและประเมินผลงานประจำปีแบบ KPI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68">
            <text:p>368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เป็นมาตรฐา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69">
            <text:p>369</text:p>
          </table:table-cell>
          <table:table-cell office:value-type="string">
            <text:p>250018</text:p>
          </table:table-cell>
          <table:table-cell office:value-type="string">
            <text:p>เทคนิคการกำหนดตัวชี้วัดการทำงาน/เป้าหมาย/น้ำหนัก/คะแนน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0">
            <text:p>37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1">
            <text:p>371</text:p>
          </table:table-cell>
          <table:table-cell office:value-type="string">
            <text:p>250018</text:p>
          </table:table-cell>
          <table:table-cell office:value-type="string">
            <text:p>เครื่องมือเทคนิคการประเมินสมรรถนะ (Competency Assessment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2">
            <text:p>372</text:p>
          </table:table-cell>
          <table:table-cell office:value-type="string">
            <text:p>250018</text:p>
          </table:table-cell>
          <table:table-cell office:value-type="string">
            <text:p>Career Development &amp; Succession plan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3">
            <text:p>373</text:p>
          </table:table-cell>
          <table:table-cell office:value-type="string">
            <text:p>250018</text:p>
          </table:table-cell>
          <table:table-cell office:value-type="string">
            <text:p>ค่านิยมและวัฒนธรรมองค์กร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4">
            <text:p>374</text:p>
          </table:table-cell>
          <table:table-cell office:value-type="string">
            <text:p>250018</text:p>
          </table:table-cell>
          <table:table-cell office:value-type="string">
            <text:p>ระบบการพัฒนาบุคคลากร วว. บนฐาน Competency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5">
            <text:p>375</text:p>
          </table:table-cell>
          <table:table-cell office:value-type="string">
            <text:p>250018</text:p>
          </table:table-cell>
          <table:table-cell office:value-type="string">
            <text:p>ปฐมนิเทศพนักงานใหม่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6">
            <text:p>376</text:p>
          </table:table-cell>
          <table:table-cell office:value-type="string">
            <text:p>250018</text:p>
          </table:table-cell>
          <table:table-cell office:value-type="string">
            <text:p>เทคนิคการจัดทำแผนพัฒนาบุคคล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7">
            <text:p>377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PMS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8">
            <text:p>378</text:p>
          </table:table-cell>
          <table:table-cell office:value-type="string">
            <text:p>250018</text:p>
          </table:table-cell>
          <table:table-cell office:value-type="string">
            <text:p>ระบบบริหารผลงาน (Online)</text:p>
          </table:table-cell>
          <table:table-cell office:value-type="string">
            <text:p>สถาบันวิจัยวิทยาศาสตร์และเทคโนโลยีแห่งประเทศไทย (วว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79">
            <text:p>379</text:p>
          </table:table-cell>
          <table:table-cell office:value-type="string">
            <text:p>250018</text:p>
          </table:table-cell>
          <table:table-cell office:value-type="string">
            <text:p>การทำแผน HR เชิงกลยุทธ์</text:p>
          </table:table-cell>
          <table:table-cell office:value-type="string">
            <text:p>สมาคมการบริหารจัดการทรัพยากรบุคคลรัฐวิสาหกิจ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0">
            <text:p>380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1">
            <text:p>381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2">
            <text:p>382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</text:p>
          </table:table-cell>
          <table:table-cell office:value-type="string">
            <text:p>การรถไฟแห่งประเทศไทย (รฟท.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3">
            <text:p>383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(Competency Assessment)</text:p>
          </table:table-cell>
          <table:table-cell office:value-type="string">
            <text:p>โรงพยาบาลธรรมศาสตร์เฉลิมพระเกียรติ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4">
            <text:p>384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 (Competency)  อบรมบุคคลภายนอก ณ KU HOME มีผู้เข้ารับการอบรมจากภาครัฐ/เอกชน จำนวนกว่า 30 องค์กร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5">
            <text:p>385</text:p>
          </table:table-cell>
          <table:table-cell office:value-type="string">
            <text:p>250018</text:p>
          </table:table-cell>
          <table:table-cell office:value-type="string">
            <text:p>กระบวนการวางระบบ Competency)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6">
            <text:p>386</text:p>
          </table:table-cell>
          <table:table-cell office:value-type="string">
            <text:p>250018</text:p>
          </table:table-cell>
          <table:table-cell office:value-type="string">
            <text:p>การประเมิน Competency Gap) อบรมบุคคลภายนอก ณ KU HOME มีผู้เข้ารับการอบรมจากภาครัฐ/เอกชน จำนวนกว่า 30 องค์กร 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7">
            <text:p>387</text:p>
          </table:table-cell>
          <table:table-cell office:value-type="string">
            <text:p>250018</text:p>
          </table:table-cell>
          <table:table-cell office:value-type="string">
            <text:p>การจัดทำแผนพัฒนารายบุคคล (IDP) อบรมบุคคลภายนอก ณ KU HOME มีผู้เข้ารับการอบรมจากภาครัฐ/เอกชน จำนวนกว่า 30 องค์กร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8">
            <text:p>388</text:p>
          </table:table-cell>
          <table:table-cell office:value-type="string">
            <text:p>250018</text:p>
          </table:table-cell>
          <table:table-cell office:value-type="string">
            <text:p>BSC / KPI เชิงสัมฤทธิ์ อบรมบุคคลภายนอก ณ KU HOME มีผู้เข้ารับการอบรมจากภาครัฐ/เอกชน จำนวนกว่า 30 องค์กร  </text:p>
          </table:table-cell>
          <table:table-cell office:value-type="string">
            <text:p>ฝ่ายการตลาด วว.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89">
            <text:p>389</text:p>
          </table:table-cell>
          <table:table-cell office:value-type="string">
            <text:p>250018</text:p>
          </table:table-cell>
          <table:table-cell office:value-type="string">
            <text:p>การเตรียมความพร้อมสำหรับฝึกงาน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0">
            <text:p>390</text:p>
          </table:table-cell>
          <table:table-cell office:value-type="string">
            <text:p>250018</text:p>
          </table:table-cell>
          <table:table-cell office:value-type="string">
            <text:p>ระบบการสรรหาคัดเลือก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1">
            <text:p>391</text:p>
          </table:table-cell>
          <table:table-cell office:value-type="string">
            <text:p>250018</text:p>
          </table:table-cell>
          <table:table-cell office:value-type="string">
            <text:p>ความรู้เรื่ององค์กร/ สถานประกอบการ (Corporate Grooming)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2">
            <text:p>392</text:p>
          </table:table-cell>
          <table:table-cell office:value-type="string">
            <text:p>250018</text:p>
          </table:table-cell>
          <table:table-cell office:value-type="string">
            <text:p>เทคนิคการเขียน Resume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3">
            <text:p>393</text:p>
          </table:table-cell>
          <table:table-cell office:value-type="string">
            <text:p>250018</text:p>
          </table:table-cell>
          <table:table-cell office:value-type="string">
            <text:p>เทคนิคการให้สัมภาษณ์งานให้โดนใจ</text:p>
          </table:table-cell>
          <table:table-cell office:value-type="string">
            <text:p>มหาวิทยาลัยราชภัฏจันทรเกษม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4">
            <text:p>394</text:p>
          </table:table-cell>
          <table:table-cell office:value-type="string">
            <text:p>250018</text:p>
          </table:table-cell>
          <table:table-cell office:value-type="string">
            <text:p>1. ความรู้เรื่ององค์กร/สถานประกอบการ (Corporate Grooming)</text:p>
          </table:table-cell>
          <table:table-cell office:value-type="string">
            <text:p>2. เทคนิคการเขียน Resume 3. เทคนิคการให้สัมภาษณ์งานให้โดนใจ 4. ระบบการสรรหาคัดเลือก</text:p>
          </table:table-cell>
          <table:table-cell office:value-type="string">
            <text:p>มหาวิทยาลัยราชภัฏสวนดุสิต (วิทยาการจัดการ)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5">
            <text:p>395</text:p>
          </table:table-cell>
          <table:table-cell office:value-type="string">
            <text:p>250018</text:p>
          </table:table-cell>
          <table:table-cell office:value-type="string">
            <text:p>เทคนิคการสรรหาคนเก่งให้องค์กร</text:p>
          </table:table-cell>
          <table:table-cell office:value-type="string">
            <text:p>มหาวิทยาลัยอีสเทิร์นเอเซีย (EAU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6">
            <text:p>396</text:p>
          </table:table-cell>
          <table:table-cell office:value-type="string">
            <text:p>250018</text:p>
          </table:table-cell>
          <table:table-cell office:value-type="string">
            <text:p>ระบบการจัดการสมรรถนะ</text:p>
          </table:table-cell>
          <table:table-cell office:value-type="string">
            <text:p>มหาวิทยาลัยรามคำแหง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7">
            <text:p>397</text:p>
          </table:table-cell>
          <table:table-cell office:value-type="string">
            <text:p>250018</text:p>
          </table:table-cell>
          <table:table-cell office:value-type="string">
            <text:p>ระบบการประเมินผลงานที่มุ่งผลสัมฤทธิ์ (KPI)</text:p>
          </table:table-cell>
          <table:table-cell office:value-type="string">
            <text:p>มหาวิทยาลัยเกษตรศาสตร์ บางเขน (สัตวแพทย์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8">
            <text:p>398</text:p>
          </table:table-cell>
          <table:table-cell office:value-type="string">
            <text:p>250018</text:p>
          </table:table-cell>
          <table:table-cell office:value-type="string">
            <text:p>การบริหารจัดการคนเก่ง</text:p>
          </table:table-cell>
          <table:table-cell office:value-type="string">
            <text:p>มหาวิทยาลัยเทคโนโลยีราชมงคล (จักรพงษ์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399">
            <text:p>399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เทคโนโลยีราชมงคล (เทคนิคกรุงเทพฯ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0">
            <text:p>400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ระบบแรงจูงใจ 3. สหกิจศึกษา</text:p>
          </table:table-cell>
          <table:table-cell office:value-type="string">
            <text:p>มหาวิทยาลัยเทคโนโลยีราชมงคลธัญบุรี (บริหารธุรกิจ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1">
            <text:p>401</text:p>
          </table:table-cell>
          <table:table-cell office:value-type="string">
            <text:p>250018</text:p>
          </table:table-cell>
          <table:table-cell office:value-type="string">
            <text:p>สหกิจศึกษา</text:p>
          </table:table-cell>
          <table:table-cell office:value-type="string">
            <text:p>มหาวิทยาลัยศรีนครินทรวิโรฒ ประสานมิตร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2">
            <text:p>402</text:p>
          </table:table-cell>
          <table:table-cell office:value-type="string">
            <text:p>250018</text:p>
          </table:table-cell>
          <table:table-cell office:value-type="string">
            <text:p>1. ระบบการสรรหาคัดเลือก 2. การจัดการสมรรถนะ</text:p>
          </table:table-cell>
          <table:table-cell office:value-type="string">
            <text:p>มหาวิทยาลัยเทคโนโลยีพระจอมเกล้าเจ้าคุณทหารลาดกระบัง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3">
            <text:p>403</text:p>
          </table:table-cell>
          <table:table-cell office:value-type="string">
            <text:p>250018</text:p>
          </table:table-cell>
          <table:table-cell office:value-type="string">
            <text:p>1. การบริหารความขัดแย้ง 2. การบริหารทรัพยากรมนุษย์ในองค์การภาครัฐ</text:p>
          </table:table-cell>
          <table:table-cell office:value-type="string">
            <text:p>มหาวิทยาลัยราชภัฏพระนครศรีอยุธยา (การจัดการ)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4">
            <text:p>404</text:p>
          </table:table-cell>
          <table:table-cell office:value-type="string">
            <text:p>250018</text:p>
          </table:table-cell>
          <table:table-cell office:value-type="string">
            <text:p>การบริหารทรัพยากรมนุษย์ในองค์กรภาครัฐ</text:p>
          </table:table-cell>
          <table:table-cell office:value-type="string">
            <text:p>สถาบันเทคโนโลยีแห่งอโยธยา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5">
            <text:p>405</text:p>
          </table:table-cell>
          <table:table-cell office:value-type="string">
            <text:p>250018</text:p>
          </table:table-cell>
          <table:table-cell office:value-type="string">
            <text:p>Outsourcing the New Solution Staffing</text:p>
          </table:table-cell>
          <table:table-cell office:value-type="string">
            <text:p>สมาคมโรงแรมไทย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6">
            <text:p>406</text:p>
          </table:table-cell>
          <table:table-cell office:value-type="string">
            <text:p>250018</text:p>
          </table:table-cell>
          <table:table-cell office:value-type="string">
            <text:p>การประเมินผลด้าน HR ตามหลักเกณฑ์ PA</text:p>
          </table:table-cell>
          <table:table-cell office:value-type="string">
            <text:p>สำนักงานสถานานุเคราะห์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7">
            <text:p>407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 (กวท. ที่ 1/2537) ศ.ดร. สง่า สรรพศรี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8">
            <text:p>408</text:p>
          </table:table-cell>
          <table:table-cell office:value-type="string">
            <text:p>250018</text:p>
          </table:table-cell>
          <table:table-cell office:value-type="string">
            <text:p>กรรมการและผู้ช่วยเลขานุการกองทุนสำรองเลี้ยงชีพชั่วคราว (กวท. ที่ 2/2538) ดร.อาชว์ เตาลานนท์</text:p>
          </table:table-cell>
          <table:table-cell office:value-type="string">
            <text:p> </text:p>
          </table:table-cell>
          <table:table-cell office:value-type="string">
            <text:p>กรรมการ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09">
            <text:p>409</text:p>
          </table:table-cell>
          <table:table-cell office:value-type="string">
            <text:p>250018</text:p>
          </table:table-cell>
          <table:table-cell office:value-type="string">
            <text:p>กรรมการกิจการสัมพันธ์ (กวท. ที่ 3/2538) ดร.อาชว์ เตาลานนท์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0">
            <text:p>410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ดำเนินการตามระบบประเมินผลการดำเนินงานรัฐวิสาหกิจ ปี 2541 (PA) (กวท. ที่ 1/2541) ดร.อาชว์ เตาลานนท์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1">
            <text:p>411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29/5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2">
            <text:p>412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คณะกรรมการตรวจรับพัสดุและตรวจการจ้าง (คบ.30/14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3">
            <text:p>413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 จัดสัมมนาเชิงปฏิบัติการ จ.เชียงใหม่ (คบ.36/103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4">
            <text:p>414</text:p>
          </table:table-cell>
          <table:table-cell office:value-type="string">
            <text:p>250018</text:p>
          </table:table-cell>
          <table:table-cell office:value-type="string">
            <text:p>ผู้ทำงานและเลขานุการ โครงการฝึกอบรมพนักงานระดับ 4-6 (คบ.37/59)</text:p>
          </table:table-cell>
          <table:table-cell office:value-type="string">
            <text:p/>
          </table:table-cell>
          <table:table-cell office:value-type="string">
            <text:p>ผู้ทำงาน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5">
            <text:p>415</text:p>
          </table:table-cell>
          <table:table-cell office:value-type="string">
            <text:p>250018</text:p>
          </table:table-cell>
          <table:table-cell office:value-type="string">
            <text:p>กรรมการและเลขานุการ โครงการปลูกป่าถาวรเฉลิมพระเกียรติในวโรกาสพระบาทสมเด็จพระเจ้าอยู่หัวครองราชย์ครบ 50 ปี (ปี 2537-2539)</text:p>
          </table:table-cell>
          <table:table-cell office:value-type="string">
            <text:p/>
          </table:table-cell>
          <table:table-cell office:value-type="string">
            <text:p>กรรมการและ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6">
            <text:p>416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ออกแบบหมวกนิรภัยป้องกันฝุ่นและสิ่งมีพิษในอากาศ (ศคบ. 38/70)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7">
            <text:p>417</text:p>
          </table:table-cell>
          <table:table-cell office:value-type="string">
            <text:p>250018</text:p>
          </table:table-cell>
          <table:table-cell office:value-type="string">
            <text:p>คณะทำงานจัดอบรมภาษาอังกฤษ (คบ. 38/6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8">
            <text:p>418</text:p>
          </table:table-cell>
          <table:table-cell office:value-type="string">
            <text:p>250018</text:p>
          </table:table-cell>
          <table:table-cell office:value-type="string">
            <text:p>คณะทำงานโครงการ Science Cercus (คบ. 38/10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19">
            <text:p>419</text:p>
          </table:table-cell>
          <table:table-cell office:value-type="string">
            <text:p>250018</text:p>
          </table:table-cell>
          <table:table-cell office:value-type="string">
            <text:p>คณะทำงานและผู้ช่วยเลขานุการปรับปรุงแก้ไขข้อบังคับว่าด้วยการให้พนักงานไปศึกษาต่อ ฝึกอบรม ดูงาน หรือปฏิบัติงานวิจัย ณ ต่างประเทศ พ.ศ. 2526</text:p>
          </table:table-cell>
          <table:table-cell office:value-type="string">
            <text:p/>
          </table:table-cell>
          <table:table-cell office:value-type="string">
            <text:p>คณะทำงานและผู้ช่วยเลขานุการ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20">
            <text:p>420</text:p>
          </table:table-cell>
          <table:table-cell office:value-type="string">
            <text:p>250018</text:p>
          </table:table-cell>
          <table:table-cell office:value-type="string">
            <text:p>คณะทำงานจัดงานฉลองชัย ISO/IEC Guide 25 โรงแรมเอราวัณ (คบ. 39/15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21">
            <text:p>421</text:p>
          </table:table-cell>
          <table:table-cell office:value-type="string">
            <text:p>250018</text:p>
          </table:table-cell>
          <table:table-cell office:value-type="string">
            <text:p>คณะทำงานจัดการสัมมนาทางวิชาการและนิทรรศการในวันคล้ายวันสถาปนา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22">
            <text:p>422</text:p>
          </table:table-cell>
          <table:table-cell office:value-type="string">
            <text:p>250018</text:p>
          </table:table-cell>
          <table:table-cell office:value-type="string">
            <text:p>คณะทำงานและเลขานุการจัดอบรมภาษาอังกฤษ (คบ. 39/72)</text:p>
          </table:table-cell>
          <table:table-cell office:value-type="string">
            <text:p/>
          </table:table-cell>
          <table:table-cell office:value-type="string">
            <text:p>คณะทำงาน</text:p>
          </table:table-cell>
        </table:table-row>
        <table:table-row>
          <table:table-cell office:value-type="string">
            <text:p>250018</text:p>
          </table:table-cell>
          <table:table-cell office:value-type="string">
            <text:p>นายวรุตม์ ทวีศรี</text:p>
          </table:table-cell>
          <table:table-cell office:value-type="string">
            <text:p>ผอ.กบค./ร.ผอ.สทบ. </text:p>
          </table:table-cell>
          <table:table-cell office:value-type="string">
            <text:p>กบค.</text:p>
          </table:table-cell>
          <table:table-cell office:value-type="string">
            <text:p>71-9391</text:p>
          </table:table-cell>
          <table:table-cell office:value-type="string">
            <text:p>varuth@tistr.or.th</text:p>
          </table:table-cell>
          <table:table-cell office:value-type="float" office:value="2105">
            <text:p>2105</text:p>
          </table:table-cell>
          <table:table-cell office:value-type="string">
            <text:p>250018</text:p>
          </table:table-cell>
          <table:table-cell office:value-type="string">
            <text:p>รัฐประศาสนศาสตร์ (บริหารทรัพยากรมนุษย์)</text:p>
          </table:table-cell>
          <table:table-cell office:value-type="float" office:value="423">
            <text:p>423</text:p>
          </table:table-cell>
          <table:table-cell office:value-type="string">
            <text:p>250018</text:p>
          </table:table-cell>
          <table:table-cell office:value-type="string">
            <text:p>คณะกรรมการตรวจการจ้าง  (คบ. 39/99)</text:p>
          </table:table-cell>
          <table:table-cell office:value-type="string">
            <text:p/>
          </table:table-cell>
          <table:table-cell office:value-type="string">
            <text:p>กรรมการ</text:p>
          </table:table-cell>
        </table:table-row>
        <table:table-row>
          <table:table-cell office:value-type="string">
            <text:p>420681</text:p>
          </table:table-cell>
          <table:table-cell office:value-type="string">
            <text:p>นายไพศาล เรืองโชติ</text:p>
          </table:table-cell>
          <table:table-cell office:value-type="string">
            <text:p>ร.ผอ.สบก./ผอ.กบร.</text:p>
          </table:table-cell>
          <table:table-cell office:value-type="string">
            <text:p>สบก.</text:p>
          </table:table-cell>
          <table:table-cell office:value-type="string">
            <text:p>71-9224 ,72-9363</text:p>
          </table:table-cell>
          <table:table-cell office:value-type="string">
            <text:p>paisan@tistr.or.th</text:p>
          </table:table-cell>
          <table:table-cell office:value-type="float" office:value="2150">
            <text:p>2150</text:p>
          </table:table-cell>
          <table:table-cell office:value-type="string">
            <text:p>420681</text:p>
          </table:table-cell>
          <table:table-cell office:value-type="string">
            <text:p>การจัดการ</text:p>
          </table:table-cell>
          <table:table-cell office:value-type="float" office:value="65">
            <text:p>65</text:p>
          </table:table-cell>
          <table:table-cell office:value-type="string">
            <text:p>420681</text:p>
          </table:table-cell>
          <table:table-cell office:value-type="string">
            <text:p>เป็นคณะกรรรมการตรวจรับพัสดุการจ้างเหมาบำรุงรักษาอุปกรณ์สถานีไฟฟ้าย่อยเทคโนธานี</text:p>
          </table:table-cell>
          <table:table-cell office:value-type="string">
            <text:p>เทคโนธานี</text:p>
          </table:table-cell>
          <table:table-cell office:value-type="string">
            <text:p>ผู้ร่วมตรวจรับ</text:p>
          </table:table-cell>
        </table:table-row>
        <table:table-row>
          <table:table-cell office:value-type="string">
            <text:p>592686</text:p>
          </table:table-cell>
          <table:table-cell office:value-type="string">
            <text:p>นายเอก เอื้อตระการวิวัฒน์</text:p>
          </table:table-cell>
          <table:table-cell office:value-type="string">
            <text:p>ผอ. กปผ.</text:p>
          </table:table-cell>
          <table:table-cell office:value-type="string">
            <text:p>กปผ.</text:p>
          </table:table-cell>
          <table:table-cell office:value-type="string">
            <text:p>71-9373</text:p>
          </table:table-cell>
          <table:table-cell office:value-type="string">
            <text:p>ake_e@tistr.or.th</text:p>
          </table:table-cell>
          <table:table-cell office:value-type="float" office:value="2164">
            <text:p>2164</text:p>
          </table:table-cell>
          <table:table-cell office:value-type="string">
            <text:p>592686</text:p>
          </table:table-cell>
          <table:table-cell office:value-type="string">
            <text:p>วิศวกรรมไฟฟ้า</text:p>
          </table:table-cell>
          <table:table-cell office:value-type="float" office:value="458">
            <text:p>458</text:p>
          </table:table-cell>
          <table:table-cell office:value-type="string">
            <text:p>592686</text:p>
          </table:table-cell>
          <table:table-cell office:value-type="string">
            <text:p>คณะทำงานวิชาการ โครงการศึกษาจัดทำมาตรฐานประสิทธิภาพพลังงานเครื่องอัดประจุยานยนต์ไฟฟ้า</text:p>
          </table:table-cell>
          <table:table-cell office:value-type="string">
            <text:p>กรมพัฒนาพลังงานทดแทนและอนุรักษ์พลังงาน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7">
            <text:p>2257</text:p>
          </table:table-cell>
          <table:table-cell office:value-type="string">
            <text:p>592597</text:p>
          </table:table-cell>
          <table:table-cell office:value-type="string">
            <text:p>ปิโตรเคมีและวัสดุพอลิเมอร์</text:p>
          </table:table-cell>
          <table:table-cell office:value-type="float" office:value="425">
            <text:p>425</text:p>
          </table:table-cell>
          <table:table-cell office:value-type="string">
            <text:p>592597</text:p>
          </table:table-cell>
          <table:table-cell office:value-type="string">
            <text:p>Optimization of enzymatic saccharification on room temperature alkali pretreated rice straw using response surface methodology </text:p>
          </table:table-cell>
          <table:table-cell office:value-type="string">
            <text:p>International Conference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7">
            <text:p>2257</text:p>
          </table:table-cell>
          <table:table-cell office:value-type="string">
            <text:p>592597</text:p>
          </table:table-cell>
          <table:table-cell office:value-type="string">
            <text:p>ปิโตรเคมีและวัสดุพอลิเมอร์</text:p>
          </table:table-cell>
          <table:table-cell office:value-type="float" office:value="426">
            <text:p>426</text:p>
          </table:table-cell>
          <table:table-cell office:value-type="string">
            <text:p>592597</text:p>
          </table:table-cell>
          <table:table-cell office:value-type="string">
            <text:p>Comparison of SHF and SSF Process for Ethanol Production from Alkali-Acid Pretreated Sugarcane</text:p>
          </table:table-cell>
          <table:table-cell office:value-type="string">
            <text:p>International Conference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7">
            <text:p>2257</text:p>
          </table:table-cell>
          <table:table-cell office:value-type="string">
            <text:p>592597</text:p>
          </table:table-cell>
          <table:table-cell office:value-type="string">
            <text:p>ปิโตรเคมีและวัสดุพอลิเมอร์</text:p>
          </table:table-cell>
          <table:table-cell office:value-type="float" office:value="427">
            <text:p>427</text:p>
          </table:table-cell>
          <table:table-cell office:value-type="string">
            <text:p>592597</text:p>
          </table:table-cell>
          <table:table-cell office:value-type="string">
            <text:p>Effect of Different Chemical Pretreatment Methods and Enzymatic Saccharification on Chemical Composition of Sugarcane shoots and Leaves</text:p>
          </table:table-cell>
          <table:table-cell office:value-type="string">
            <text:p>Mae FahLunag University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7">
            <text:p>2257</text:p>
          </table:table-cell>
          <table:table-cell office:value-type="string">
            <text:p>592597</text:p>
          </table:table-cell>
          <table:table-cell office:value-type="string">
            <text:p>ปิโตรเคมีและวัสดุพอลิเมอร์</text:p>
          </table:table-cell>
          <table:table-cell office:value-type="float" office:value="428">
            <text:p>428</text:p>
          </table:table-cell>
          <table:table-cell office:value-type="string">
            <text:p>592597</text:p>
          </table:table-cell>
          <table:table-cell office:value-type="string">
            <text:p>การประเมินผลของเวลาปริมาณความเข้มข้นสารตั้งต้นและความเข้มข้นของ NaOH ต่อองค์ประกอบของฟางข้าวโดยใช้วิธีการพื้นที่ผิวตอบสนอง</text:p>
          </table:table-cell>
          <table:table-cell office:value-type="string">
            <text:p>เครือข่ายพลังงานแห่งประเทศไทย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8">
            <text:p>2258</text:p>
          </table:table-cell>
          <table:table-cell office:value-type="string">
            <text:p>592597</text:p>
          </table:table-cell>
          <table:table-cell office:value-type="string">
            <text:p>เทคโนโลยีพลังงาน</text:p>
          </table:table-cell>
          <table:table-cell office:value-type="float" office:value="425">
            <text:p>425</text:p>
          </table:table-cell>
          <table:table-cell office:value-type="string">
            <text:p>592597</text:p>
          </table:table-cell>
          <table:table-cell office:value-type="string">
            <text:p>Optimization of enzymatic saccharification on room temperature alkali pretreated rice straw using response surface methodology </text:p>
          </table:table-cell>
          <table:table-cell office:value-type="string">
            <text:p>International Conference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8">
            <text:p>2258</text:p>
          </table:table-cell>
          <table:table-cell office:value-type="string">
            <text:p>592597</text:p>
          </table:table-cell>
          <table:table-cell office:value-type="string">
            <text:p>เทคโนโลยีพลังงาน</text:p>
          </table:table-cell>
          <table:table-cell office:value-type="float" office:value="426">
            <text:p>426</text:p>
          </table:table-cell>
          <table:table-cell office:value-type="string">
            <text:p>592597</text:p>
          </table:table-cell>
          <table:table-cell office:value-type="string">
            <text:p>Comparison of SHF and SSF Process for Ethanol Production from Alkali-Acid Pretreated Sugarcane</text:p>
          </table:table-cell>
          <table:table-cell office:value-type="string">
            <text:p>International Conference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8">
            <text:p>2258</text:p>
          </table:table-cell>
          <table:table-cell office:value-type="string">
            <text:p>592597</text:p>
          </table:table-cell>
          <table:table-cell office:value-type="string">
            <text:p>เทคโนโลยีพลังงาน</text:p>
          </table:table-cell>
          <table:table-cell office:value-type="float" office:value="427">
            <text:p>427</text:p>
          </table:table-cell>
          <table:table-cell office:value-type="string">
            <text:p>592597</text:p>
          </table:table-cell>
          <table:table-cell office:value-type="string">
            <text:p>Effect of Different Chemical Pretreatment Methods and Enzymatic Saccharification on Chemical Composition of Sugarcane shoots and Leaves</text:p>
          </table:table-cell>
          <table:table-cell office:value-type="string">
            <text:p>Mae FahLunag University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92597</text:p>
          </table:table-cell>
          <table:table-cell office:value-type="string">
            <text:p>นายกิตติ อรสูญ</text:p>
          </table:table-cell>
          <table:table-cell office:value-type="string">
            <text:p>นักทดลองวิทยาศาสตร์วิจัย</text:p>
          </table:table-cell>
          <table:table-cell office:value-type="string">
            <text:p>ศนพ.</text:p>
          </table:table-cell>
          <table:table-cell office:value-type="string">
            <text:p>71-9510</text:p>
          </table:table-cell>
          <table:table-cell office:value-type="string">
            <text:p>kitti_o@tistr.or.th</text:p>
          </table:table-cell>
          <table:table-cell office:value-type="float" office:value="2258">
            <text:p>2258</text:p>
          </table:table-cell>
          <table:table-cell office:value-type="string">
            <text:p>592597</text:p>
          </table:table-cell>
          <table:table-cell office:value-type="string">
            <text:p>เทคโนโลยีพลังงาน</text:p>
          </table:table-cell>
          <table:table-cell office:value-type="float" office:value="428">
            <text:p>428</text:p>
          </table:table-cell>
          <table:table-cell office:value-type="string">
            <text:p>592597</text:p>
          </table:table-cell>
          <table:table-cell office:value-type="string">
            <text:p>การประเมินผลของเวลาปริมาณความเข้มข้นสารตั้งต้นและความเข้มข้นของ NaOH ต่อองค์ประกอบของฟางข้าวโดยใช้วิธีการพื้นที่ผิวตอบสนอง</text:p>
          </table:table-cell>
          <table:table-cell office:value-type="string">
            <text:p>เครือข่ายพลังงานแห่งประเทศไทย</text:p>
          </table:table-cell>
          <table:table-cell office:value-type="string">
            <text:p>ผู้เข้าร่วม</text:p>
          </table:table-cell>
        </table:table-row>
        <table:table-row>
          <table:table-cell office:value-type="string">
            <text:p>562531</text:p>
          </table:table-cell>
          <table:table-cell office:value-type="string">
            <text:p>ว่าที่ร้อยตรีพงศ์เทพ จันทร์สวัสดิ์</text:p>
          </table:table-cell>
          <table:table-cell office:value-type="string">
            <text:p>นักวิชาการ</text:p>
          </table:table-cell>
          <table:table-cell office:value-type="string">
            <text:p>หป.สป.</text:p>
          </table:table-cell>
          <table:table-cell office:value-type="string">
            <text:p>71-9267</text:p>
          </table:table-cell>
          <table:table-cell office:value-type="string">
            <text:p>pongthep@tistr.or.th</text:p>
          </table:table-cell>
          <table:table-cell office:value-type="float" office:value="2313">
            <text:p>2313</text:p>
          </table:table-cell>
          <table:table-cell office:value-type="string">
            <text:p>562531</text:p>
          </table:table-cell>
          <table:table-cell office:value-type="string">
            <text:p>วิศวกรรมวัสดุ</text:p>
          </table:table-cell>
          <table:table-cell office:value-type="float" office:value="447">
            <text:p>447</text:p>
          </table:table-cell>
          <table:table-cell office:value-type="string">
            <text:p>562531</text:p>
          </table:table-cell>
          <table:table-cell office:value-type="string">
            <text:p>วิทยากรบรรยายพิเศษ ในรายวิชา 01231313 Mechanical Behavior of Materials เวลา 8.00-17.00 น. ณ ห้อง 403 ภาควิชาวิศวกรรมวัสดุ  อาคารชูชาติ กำภู ชั้น 4</text:p>
          </table:table-cell>
          <table:table-cell office:value-type="string">
            <text:p>คณะวิศวกรรมศาสตร์  ม.เกษตรศาสตร์ บางเขน</text:p>
          </table:table-cell>
          <table:table-cell office:value-type="string">
            <text:p>นักทดลองวิทยาศาสตร์บริ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0">
            <text:p>450</text:p>
          </table:table-cell>
          <table:table-cell office:value-type="string">
            <text:p>360510</text:p>
          </table:table-cell>
          <table:table-cell office:value-type="string">
            <text:p>ยกระดับสินค้าด้วยบรรจุภัณฑ์</text:p>
          </table:table-cell>
          <table:table-cell office:value-type="string">
            <text:p>สำนักเทคโนโลยีนิวเคลียร์แห่งชาติ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1">
            <text:p>451</text:p>
          </table:table-cell>
          <table:table-cell office:value-type="string">
            <text:p>360510</text:p>
          </table:table-cell>
          <table:table-cell office:value-type="string">
            <text:p>Freshness Indicators Technologies and Application in Foods</text:p>
          </table:table-cell>
          <table:table-cell office:value-type="string">
            <text:p>ม.เกษตรศาสตร์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2">
            <text:p>452</text:p>
          </table:table-cell>
          <table:table-cell office:value-type="string">
            <text:p>360510</text:p>
          </table:table-cell>
          <table:table-cell office:value-type="string">
            <text:p>Kulchan R., Jinkarn T., Boonsupthip W. and Suppakul P. 2016. Developing a novel colorimetric indicator for monitoring rancidity reaction and estimatin</text:p>
          </table:table-cell>
          <table:table-cell office:value-type="string">
            <text:p>International Food Research Journal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3">
            <text:p>453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10. Shelf life prediction of packaged cassava-flour-based baked product by using empirical models and act</text:p>
          </table:table-cell>
          <table:table-cell office:value-type="string">
            <text:p>Journal of Food Engineering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5">
            <text:p>455</text:p>
          </table:table-cell>
          <table:table-cell office:value-type="string">
            <text:p>360510</text:p>
          </table:table-cell>
          <table:table-cell office:value-type="string">
            <text:p>Kulchan R., Suppakul P. and Boonsupthip W. 2010. Texture of glossy tapioca-flour-based baked product as a function of moisture content., Water Propert</text:p>
          </table:table-cell>
          <table:table-cell office:value-type="string">
            <text:p>Properties and Stability of food and Biological System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6">
            <text:p>456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Texture of glossy tapioca-flour-based baked product as a function of moisture content. The Proceeding</text:p>
          </table:table-cell>
          <table:table-cell office:value-type="string">
            <text:p>The Proceedings of 10th International Symposium on the Properties of Water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2">
            <text:p>2332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7">
            <text:p>457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Moisture Sorption Characterists of Thai Cookies. The Proceedings of 10th ASIAN Food Conference. Augus</text:p>
          </table:table-cell>
          <table:table-cell office:value-type="string">
            <text:p>The Proceedings of 10th ASIAN Food Conference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0">
            <text:p>450</text:p>
          </table:table-cell>
          <table:table-cell office:value-type="string">
            <text:p>360510</text:p>
          </table:table-cell>
          <table:table-cell office:value-type="string">
            <text:p>ยกระดับสินค้าด้วยบรรจุภัณฑ์</text:p>
          </table:table-cell>
          <table:table-cell office:value-type="string">
            <text:p>สำนักเทคโนโลยีนิวเคลียร์แห่งชาติ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1">
            <text:p>451</text:p>
          </table:table-cell>
          <table:table-cell office:value-type="string">
            <text:p>360510</text:p>
          </table:table-cell>
          <table:table-cell office:value-type="string">
            <text:p>Freshness Indicators Technologies and Application in Foods</text:p>
          </table:table-cell>
          <table:table-cell office:value-type="string">
            <text:p>ม.เกษตรศาสตร์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2">
            <text:p>452</text:p>
          </table:table-cell>
          <table:table-cell office:value-type="string">
            <text:p>360510</text:p>
          </table:table-cell>
          <table:table-cell office:value-type="string">
            <text:p>Kulchan R., Jinkarn T., Boonsupthip W. and Suppakul P. 2016. Developing a novel colorimetric indicator for monitoring rancidity reaction and estimatin</text:p>
          </table:table-cell>
          <table:table-cell office:value-type="string">
            <text:p>International Food Research Journal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3">
            <text:p>453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10. Shelf life prediction of packaged cassava-flour-based baked product by using empirical models and act</text:p>
          </table:table-cell>
          <table:table-cell office:value-type="string">
            <text:p>Journal of Food Engineering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5">
            <text:p>455</text:p>
          </table:table-cell>
          <table:table-cell office:value-type="string">
            <text:p>360510</text:p>
          </table:table-cell>
          <table:table-cell office:value-type="string">
            <text:p>Kulchan R., Suppakul P. and Boonsupthip W. 2010. Texture of glossy tapioca-flour-based baked product as a function of moisture content., Water Propert</text:p>
          </table:table-cell>
          <table:table-cell office:value-type="string">
            <text:p>Properties and Stability of food and Biological System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6">
            <text:p>456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Texture of glossy tapioca-flour-based baked product as a function of moisture content. The Proceeding</text:p>
          </table:table-cell>
          <table:table-cell office:value-type="string">
            <text:p>The Proceedings of 10th International Symposium on the Properties of Water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360510</text:p>
          </table:table-cell>
          <table:table-cell office:value-type="string">
            <text:p>นางรัชนีวรรณ กุลจันทร์</text:p>
          </table:table-cell>
          <table:table-cell office:value-type="string">
            <text:p>ผอ.หป.พบ.</text:p>
          </table:table-cell>
          <table:table-cell office:value-type="string">
            <text:p>หป.พบ.</text:p>
          </table:table-cell>
          <table:table-cell office:value-type="string">
            <text:p>72-3205</text:p>
          </table:table-cell>
          <table:table-cell office:value-type="string">
            <text:p>ratchaneewan@tistr.or.th</text:p>
          </table:table-cell>
          <table:table-cell office:value-type="float" office:value="2333">
            <text:p>2333</text:p>
          </table:table-cell>
          <table:table-cell office:value-type="string">
            <text:p>360510</text:p>
          </table:table-cell>
          <table:table-cell office:value-type="string">
            <text:p>Packaging Technology</text:p>
          </table:table-cell>
          <table:table-cell office:value-type="float" office:value="457">
            <text:p>457</text:p>
          </table:table-cell>
          <table:table-cell office:value-type="string">
            <text:p>360510</text:p>
          </table:table-cell>
          <table:table-cell office:value-type="string">
            <text:p>Kulchan R., Boonsupthip W. and Suppakul P. 2007. Moisture Sorption Characterists of Thai Cookies. The Proceedings of 10th ASIAN Food Conference. Augus</text:p>
          </table:table-cell>
          <table:table-cell office:value-type="string">
            <text:p>The Proceedings of 10th ASIAN Food Conference</text:p>
          </table:table-cell>
          <table:table-cell office:value-type="string">
            <text:p>นักวิชาการ</text:p>
          </table:table-cell>
        </table:table-row>
        <table:table-row>
          <table:table-cell office:value-type="string">
            <text:p>510772</text:p>
          </table:table-cell>
          <table:table-cell office:value-type="string">
            <text:p>น.ส.ธนิตา สนธิเศวต</text:p>
          </table:table-cell>
          <table:table-cell office:value-type="string">
            <text:p>นักวิจัย</text:p>
          </table:table-cell>
          <table:table-cell office:value-type="string">
            <text:p>ศนพ.</text:p>
          </table:table-cell>
          <table:table-cell office:value-type="string">
            <text:p>71-9494 , 71-9493</text:p>
          </table:table-cell>
          <table:table-cell office:value-type="string">
            <text:p>thanita@tistr.or.th</text:p>
          </table:table-cell>
          <table:table-cell office:value-type="float" office:value="2427">
            <text:p>2427</text:p>
          </table:table-cell>
          <table:table-cell office:value-type="string">
            <text:p>510772</text:p>
          </table:table-cell>
          <table:table-cell office:value-type="string">
            <text:p>วัสดุศาสตร์</text:p>
          </table:table-cell>
          <table:table-cell office:value-type="float" office:value="263">
            <text:p>263</text:p>
          </table:table-cell>
          <table:table-cell office:value-type="string">
            <text:p>510772</text:p>
          </table:table-cell>
          <table:table-cell office:value-type="string">
            <text:p>ภายใต้โครงการ \"การบรรยายพิเศษเพื่อเสริมสร้างบรรยากาศทางวิชาการ\" ในหัวข้อเรื่อง \"Renewable Energy and Energy Efficiency in Singapore\"</text:p>
          </table:table-cell>
          <table:table-cell office:value-type="string">
            <text:p>ณ ห้องประชุม กวท. ชั้น 8 อาคารวิจัยและพัฒนา 1 วว. เทคโนธานี </text:p>
          </table:table-cell>
          <table:table-cell office:value-type="string">
            <text:p>วิทยากร</text:p>
          </table:table-cell>
        </table:table-row>
        <table:table-row>
          <table:table-cell office:value-type="string">
            <text:p>420103</text:p>
          </table:table-cell>
          <table:table-cell office:value-type="string">
            <text:p>นางรุจิรา ดีวัฒนวงศ์</text:p>
          </table:table-cell>
          <table:table-cell office:value-type="string">
            <text:p>นักวิจัย</text:p>
          </table:table-cell>
          <table:table-cell office:value-type="string">
            <text:p>ศนก.</text:p>
          </table:table-cell>
          <table:table-cell office:value-type="string">
            <text:p>71-9163 , 71-9165</text:p>
          </table:table-cell>
          <table:table-cell office:value-type="string">
            <text:p>rujira_d@tistr.or.th</text:p>
          </table:table-cell>
          <table:table-cell office:value-type="float" office:value="2468">
            <text:p>2468</text:p>
          </table:table-cell>
          <table:table-cell office:value-type="string">
            <text:p>420103</text:p>
          </table:table-cell>
          <table:table-cell office:value-type="string">
            <text:p>Horticulture</text:p>
          </table:table-cell>
          <table:table-cell office:value-type="float" office:value="108">
            <text:p>108</text:p>
          </table:table-cell>
          <table:table-cell office:value-type="string">
            <text:p>420103</text:p>
          </table:table-cell>
          <table:table-cell office:value-type="string">
            <text:p>อาจารย์ที่ปรึกษาสาขาวิชาเทคโนโลยีหลังการเก็บเกี่ยวและแปรสภาพ</text:p>
          </table:table-cell>
          <table:table-cell office:value-type="string">
            <text:p>มหาวิทยาลัยเทคโนโลยีราชมงคลธัญบุรี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360448</text:p>
          </table:table-cell>
          <table:table-cell office:value-type="string">
            <text:p>นางพัชณี เทพนุ้ย</text:p>
          </table:table-cell>
          <table:table-cell office:value-type="string">
            <text:p>นักวิชาการ</text:p>
          </table:table-cell>
          <table:table-cell office:value-type="string">
            <text:p>หป.สส.</text:p>
          </table:table-cell>
          <table:table-cell office:value-type="string">
            <text:p>71-9274-5</text:p>
          </table:table-cell>
          <table:table-cell office:value-type="string">
            <text:p>pachanee@tistr.or.th</text:p>
          </table:table-cell>
          <table:table-cell office:value-type="float" office:value="2493">
            <text:p>2493</text:p>
          </table:table-cell>
          <table:table-cell office:value-type="string">
            <text:p>360448</text:p>
          </table:table-cell>
          <table:table-cell office:value-type="string">
            <text:p>วิศวกรรมโลหการ</text:p>
          </table:table-cell>
          <table:table-cell office:value-type="float" office:value="56">
            <text:p>56</text:p>
          </table:table-cell>
          <table:table-cell office:value-type="string">
            <text:p>360448</text:p>
          </table:table-cell>
          <table:table-cell office:value-type="string">
            <text:p>ประเมินผลด้านวิชาการ</text:p>
          </table:table-cell>
          <table:table-cell office:value-type="string">
            <text:p>สำนักงานมาตรฐานผลภัณฑ์อุตสาหกรรม</text:p>
          </table:table-cell>
          <table:table-cell office:value-type="string">
            <text:p>ผู้ร่วมประเมินผลงาน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2643">
            <text:p>2643</text:p>
          </table:table-cell>
          <table:table-cell office:value-type="string">
            <text:p>510776</text:p>
          </table:table-cell>
          <table:table-cell office:value-type="string">
            <text:p>การพัฒนาผลิตภัณฑ์อุตสาหกรรมเกษตร</text:p>
          </table:table-cell>
          <table:table-cell office:value-type="float" office:value="159">
            <text:p>159</text:p>
          </table:table-cell>
          <table:table-cell office:value-type="string">
            <text:p>510776</text:p>
          </table:table-cell>
          <table:table-cell office:value-type="string">
            <text:p>การวิเคราะห์ข้อมูลจากงานวิสจัยด้านอาหารและโภชนาการด้วยโปรแกรมสถิติ</text:p>
          </table:table-cell>
          <table:table-cell office:value-type="string">
            <text:p>ภาควิชาคหกรรมศาสตร์ คณะเกษตร มหาวิทยาลัยเกษตรศาสตร์</text:p>
          </table:table-cell>
          <table:table-cell office:value-type="string">
            <text:p>อาจารย์</text:p>
          </table:table-cell>
        </table:table-row>
        <table:table-row>
          <table:table-cell office:value-type="string">
            <text:p>510776</text:p>
          </table:table-cell>
          <table:table-cell office:value-type="string">
            <text:p>น.ส.กฤตลักษณ์ ปะสะกวี</text:p>
          </table:table-cell>
          <table:table-cell office:value-type="string">
            <text:p>นักวิจัย</text:p>
          </table:table-cell>
          <table:table-cell office:value-type="string">
            <text:p>ศนอ.</text:p>
          </table:table-cell>
          <table:table-cell office:value-type="string">
            <text:p>71-9141</text:p>
          </table:table-cell>
          <table:table-cell office:value-type="string">
            <text:p>krittalak@tistr.or.th</text:p>
          </table:table-cell>
          <table:table-cell office:value-type="float" office:value="2643">
            <text:p>2643</text:p>
          </table:table-cell>
          <table:table-cell office:value-type="string">
            <text:p>510776</text:p>
          </table:table-cell>
          <table:table-cell office:value-type="string">
            <text:p>การพัฒนาผลิตภัณฑ์อุตสาหกรรมเกษตร</text:p>
          </table:table-cell>
          <table:table-cell office:value-type="float" office:value="449">
            <text:p>449</text:p>
          </table:table-cell>
          <table:table-cell office:value-type="string">
            <text:p>510776</text:p>
          </table:table-cell>
          <table:table-cell office:value-type="string">
            <text:p>อาจารย์พิเศษ บรรยายหัวข้อ \"การวิเคราะห์ข้อมูลจากงานวิจัยด้านอาหารและโภชนาการด้วยโปรแกรมสถิติ\" เวลา 13.0016.00 น. ณ ภาควิชาคหกรรมศาสตร์ ม.เกษตรศาสตร์</text:p>
          </table:table-cell>
          <table:table-cell office:value-type="string">
            <text:p>ภาควิชาคหกรรมศาสตร์  คณะเกษตร</text:p>
          </table:table-cell>
          <table:table-cell office:value-type="string">
            <text:p>นักวิจัย</text:p>
          </table:table-cell>
        </table:table-row>
        <table:table-row>
          <table:table-cell office:value-type="string">
            <text:p>592686</text:p>
          </table:table-cell>
          <table:table-cell office:value-type="string">
            <text:p>นายเอก เอื้อตระการวิวัฒน์</text:p>
          </table:table-cell>
          <table:table-cell office:value-type="string">
            <text:p>ผอ. กปผ.</text:p>
          </table:table-cell>
          <table:table-cell office:value-type="string">
            <text:p>กปผ.</text:p>
          </table:table-cell>
          <table:table-cell office:value-type="string">
            <text:p>71-9373</text:p>
          </table:table-cell>
          <table:table-cell office:value-type="string">
            <text:p>ake_e@tistr.or.th</text:p>
          </table:table-cell>
          <table:table-cell office:value-type="float" office:value="2645">
            <text:p>2645</text:p>
          </table:table-cell>
          <table:table-cell office:value-type="string">
            <text:p>592686</text:p>
          </table:table-cell>
          <table:table-cell office:value-type="string">
            <text:p>วิศวกรรมไฟฟ้า</text:p>
          </table:table-cell>
          <table:table-cell office:value-type="float" office:value="458">
            <text:p>458</text:p>
          </table:table-cell>
          <table:table-cell office:value-type="string">
            <text:p>592686</text:p>
          </table:table-cell>
          <table:table-cell office:value-type="string">
            <text:p>คณะทำงานวิชาการ โครงการศึกษาจัดทำมาตรฐานประสิทธิภาพพลังงานเครื่องอัดประจุยานยนต์ไฟฟ้า</text:p>
          </table:table-cell>
          <table:table-cell office:value-type="string">
            <text:p>กรมพัฒนาพลังงานทดแทนและอนุรักษ์พลังงาน</text:p>
          </table:table-cell>
          <table:table-cell office:value-type="string">
            <text:p>-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1</meta:generator>
    <meta:initial-creator>phpMyAdmin 4.9.1</meta:initial-creator>
    <meta:creation-date>2020-08-28T03:16:19</meta:creation-date>
  </office:meta>
</office:document-meta>
</file>